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76cm"/>
    </style:style>
    <style:style style:name="co2" style:family="table-column">
      <style:table-column-properties fo:break-before="auto" style:column-width="22.066cm"/>
    </style:style>
    <style:style style:name="co3" style:family="table-column">
      <style:table-column-properties fo:break-before="auto" style:column-width="14.815cm"/>
    </style:style>
    <style:style style:name="co4" style:family="table-column">
      <style:table-column-properties fo:break-before="auto" style:column-width="10.104cm"/>
    </style:style>
    <style:style style:name="co5" style:family="table-column">
      <style:table-column-properties fo:break-before="auto" style:column-width="6.264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4.1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PageStyle_5f_TN_5f_CovidHospital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rotation-align="none"/>
      <style:text-properties style:font-name="Arial" style:font-name-complex="Arial"/>
    </style:style>
    <style:style style:name="T1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name-complex="Arial" style:font-size-asian="10pt" style:font-size-complex="10pt" style:font-weight-asian="normal" style:font-weight-complex="normal" style:font-style-asian="normal" style:font-name="Arial"/>
    </style:style>
    <style:style style:name="T2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Lohit Devanagari" style:font-name-complex="Lohit Devanagari"/>
    </style:style>
    <style:style style:name="T3" style:family="text">
      <style:text-properties style:font-style-complex="normal" style:text-position="0% 100%" fo:font-size="10pt" fo:font-weight="normal" style:text-underline-style="none" style:text-underline-color="font-color" style:text-line-through-type="none" fo:font-style="normal" style:text-outline="false" style:use-window-font-color="true" fo:text-shadow="none" style:font-size-asian="10pt" style:font-size-complex="10pt" style:font-weight-asian="normal" style:font-weight-complex="normal" style:font-style-asian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N_CovidHospital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column table:style-name="co6" table:number-columns-repeated="59" table:default-cell-style-name="Default"/>
        <table:table-row table:style-name="ro1">
          <table:table-cell table:style-name="ce5" office:value-type="string" calcext:value-type="string">
            <text:p>District</text:p>
          </table:table-cell>
          <table:table-cell table:style-name="ce5" office:value-type="string" calcext:value-type="string">
            <text:p>HospitalName</text:p>
          </table:table-cell>
          <table:table-cell table:style-name="ce5" office:value-type="string" calcext:value-type="string">
            <text:p>Area</text:p>
          </table:table-cell>
          <table:table-cell table:style-name="ce5" office:value-type="string" calcext:value-type="string">
            <text:p>Only_Hosp_Na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];FIND(&quot;-&quot;;[.B2])+2;LEN([.B2])-FIND(&quot;-&quot;;[.B2])+2))" office:value-type="string" office:string-value="Govt.Girls Hostel, Sendurai" calcext:value-type="string">
            <text:p>Govt.Girls Hostel, Sendurai</text:p>
          </table:table-cell>
          <table:table-cell table:style-name="ce2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CC - Govt.hostel campus, Jayankondam</text:p>
          </table:table-cell>
          <table:table-cell table:style-name="ce1" office:value-type="string" calcext:value-type="string">
            <text:p>Jayankondam</text:p>
          </table:table-cell>
          <table:table-cell table:formula="of:=TRIM(MID([.B3];FIND(&quot;-&quot;;[.B3])+2;LEN([.B3])-FIND(&quot;-&quot;;[.B3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<text:s/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4];FIND(&quot;-&quot;;[.B4])+2;LEN([.B4])-FIND(&quot;-&quot;;[.B4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Arts College, Ariyalur</text:p>
          </table:table-cell>
          <table:table-cell office:value-type="string" calcext:value-type="string">
            <text:p>Ariyalur</text:p>
          </table:table-cell>
          <table:table-cell table:formula="of:=TRIM(MID([.B5];FIND(&quot;-&quot;;[.B5])+2;LEN([.B5])-FIND(&quot;-&quot;;[.B5])+2))" office:value-type="string" office:string-value="Arts College, Ariyalur" calcext:value-type="string">
            <text:p>Arts College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KK Colony</text:p>
          </table:table-cell>
          <table:table-cell office:value-type="string" calcext:value-type="string">
            <text:p>Ariyalur</text:p>
          </table:table-cell>
          <table:table-cell table:formula="of:=TRIM(MID([.B6];FIND(&quot;-&quot;;[.B6])+2;LEN([.B6])-FIND(&quot;-&quot;;[.B6])+2))" office:value-type="string" office:string-value="Community Hall, KK Colony" calcext:value-type="string">
            <text:p>Community Hall, KK Colon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Community Hall, Periyatheru</text:p>
          </table:table-cell>
          <table:table-cell office:value-type="string" calcext:value-type="string">
            <text:p>Kadugur</text:p>
          </table:table-cell>
          <table:table-cell table:formula="of:=TRIM(MID([.B7];FIND(&quot;-&quot;;[.B7])+2;LEN([.B7])-FIND(&quot;-&quot;;[.B7])+2))" office:value-type="string" office:string-value="Community Hall, Periyatheru" calcext:value-type="string">
            <text:p>Community Hall, Periyather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Girls Hostel,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8];FIND(&quot;-&quot;;[.B8])+2;LEN([.B8])-FIND(&quot;-&quot;;[.B8])+2))" office:value-type="string" office:string-value="Govt.Girls Hostel, Sendurai" calcext:value-type="string">
            <text:p>Govt.Girls Hostel,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Govt.hostel campus, Jayankondam</text:p>
          </table:table-cell>
          <table:table-cell office:value-type="string" calcext:value-type="string">
            <text:p>Jayankondam</text:p>
          </table:table-cell>
          <table:table-cell table:formula="of:=TRIM(MID([.B9];FIND(&quot;-&quot;;[.B9])+2;LEN([.B9])-FIND(&quot;-&quot;;[.B9])+2))" office:value-type="string" office:string-value="Govt.hostel campus, Jayankondam" calcext:value-type="string">
            <text:p>Govt.hostel campus,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ITI Hostel, Ariyalur</text:p>
          </table:table-cell>
          <table:table-cell office:value-type="string" calcext:value-type="string">
            <text:p>Ariyalur</text:p>
          </table:table-cell>
          <table:table-cell table:formula="of:=TRIM(MID([.B10];FIND(&quot;-&quot;;[.B10])+2;LEN([.B10])-FIND(&quot;-&quot;;[.B10])+2))" office:value-type="string" office:string-value="ITI Hostel, Ariyalur" calcext:value-type="string">
            <text:p>ITI Hostel,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ANDIMADAM</text:p>
          </table:table-cell>
          <table:table-cell office:value-type="string" calcext:value-type="string">
            <text:p>Melaneduvai</text:p>
          </table:table-cell>
          <table:table-cell table:formula="of:=TRIM(MID([.B11];FIND(&quot;-&quot;;[.B11])+2;LEN([.B11])-FIND(&quot;-&quot;;[.B11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DUGUR</text:p>
          </table:table-cell>
          <table:table-cell office:value-type="string" calcext:value-type="string">
            <text:p>Kadugur</text:p>
          </table:table-cell>
          <table:table-cell table:formula="of:=TRIM(MID([.B12];FIND(&quot;-&quot;;[.B12])+2;LEN([.B12])-FIND(&quot;-&quot;;[.B12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ALLANKURICHI</text:p>
          </table:table-cell>
          <table:table-cell office:value-type="string" calcext:value-type="string">
            <text:p>Kallankurichi</text:p>
          </table:table-cell>
          <table:table-cell table:formula="of:=TRIM(MID([.B13];FIND(&quot;-&quot;;[.B13])+2;LEN([.B13])-FIND(&quot;-&quot;;[.B13])+2))" office:value-type="string" office:string-value="PHC KALLANKURICHI" calcext:value-type="string">
            <text:p>PHC KALLANKURI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KUMIZHIYAM</text:p>
          </table:table-cell>
          <table:table-cell office:value-type="string" calcext:value-type="string">
            <text:p>Ariyalur</text:p>
          </table:table-cell>
          <table:table-cell table:formula="of:=TRIM(MID([.B14];FIND(&quot;-&quot;;[.B14])+2;LEN([.B14])-FIND(&quot;-&quot;;[.B14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MEENSURUTI</text:p>
          </table:table-cell>
          <table:table-cell office:value-type="string" calcext:value-type="string">
            <text:p>Meensurutty</text:p>
          </table:table-cell>
          <table:table-cell table:formula="of:=TRIM(MID([.B15];FIND(&quot;-&quot;;[.B15])+2;LEN([.B15])-FIND(&quot;-&quot;;[.B15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.PALUR</text:p>
          </table:table-cell>
          <table:table-cell office:value-type="string" calcext:value-type="string">
            <text:p>Kodangudi North</text:p>
          </table:table-cell>
          <table:table-cell table:formula="of:=TRIM(MID([.B16];FIND(&quot;-&quot;;[.B16])+2;LEN([.B16])-FIND(&quot;-&quot;;[.B16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CC - PHC THIRUMANUR</text:p>
          </table:table-cell>
          <table:table-cell office:value-type="string" calcext:value-type="string">
            <text:p>Thirumanur</text:p>
          </table:table-cell>
          <table:table-cell table:formula="of:=TRIM(MID([.B17];FIND(&quot;-&quot;;[.B17])+2;LEN([.B17])-FIND(&quot;-&quot;;[.B17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.S IMAGING CENTRE PVT LTD, ARIYALUR TN.</text:p>
          </table:table-cell>
          <table:table-cell office:value-type="string" calcext:value-type="string">
            <text:p>Ariyalur</text:p>
          </table:table-cell>
          <table:table-cell table:formula="of:=TRIM(MID([.B18];FIND(&quot;-&quot;;[.B18])+2;LEN([.B18])-FIND(&quot;-&quot;;[.B18])+2))" office:value-type="string" office:string-value="A.S IMAGING CENTRE PVT LTD, ARIYALUR TN." calcext:value-type="string">
            <text:p>A.S IMAGING CENTRE PVT LTD, ARIYALUR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ARIYALUR GOLDEN HOSPITAL PRIVATE LIMITED</text:p>
          </table:table-cell>
          <table:table-cell office:value-type="string" calcext:value-type="string">
            <text:p>Ariyalur</text:p>
          </table:table-cell>
          <table:table-cell table:formula="of:=TRIM(MID([.B19];FIND(&quot;-&quot;;[.B19])+2;LEN([.B19])-FIND(&quot;-&quot;;[.B19])+2))" office:value-type="string" office:string-value="ARIYALUR GOLDEN HOSPITAL PRIVATE LIMITED" calcext:value-type="string">
            <text:p>ARIYALUR GOLDEN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JAYANKONDAM</text:p>
          </table:table-cell>
          <table:table-cell office:value-type="string" calcext:value-type="string">
            <text:p>Jayankondam</text:p>
          </table:table-cell>
          <table:table-cell table:formula="of:=TRIM(MID([.B20];FIND(&quot;-&quot;;[.B20])+2;LEN([.B20])-FIND(&quot;-&quot;;[.B20])+2))" office:value-type="string" office:string-value="SDH JAYANKONDAM" calcext:value-type="string">
            <text:p>SDH JAYANKON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SENDURAI</text:p>
          </table:table-cell>
          <table:table-cell table:style-name="ce1" office:value-type="string" calcext:value-type="string">
            <text:p>Sendurai</text:p>
          </table:table-cell>
          <table:table-cell table:formula="of:=TRIM(MID([.B21];FIND(&quot;-&quot;;[.B21])+2;LEN([.B21])-FIND(&quot;-&quot;;[.B21])+2))" office:value-type="string" office:string-value="SDH SENDURAI" calcext:value-type="string">
            <text:p>SDH SENDU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DH UDAYARPALAYAM</text:p>
          </table:table-cell>
          <table:table-cell office:value-type="string" calcext:value-type="string">
            <text:p>Udayarpalayam</text:p>
          </table:table-cell>
          <table:table-cell table:formula="of:=TRIM(MID([.B22];FIND(&quot;-&quot;;[.B22])+2;LEN([.B22])-FIND(&quot;-&quot;;[.B22])+2))" office:value-type="string" office:string-value="SDH UDAYARPALAYAM" calcext:value-type="string">
            <text:p>SDH UDAYAR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embiyan Kulumuran pulmocare Research Clinic</text:p>
          </table:table-cell>
          <table:table-cell office:value-type="string" calcext:value-type="string">
            <text:p>Ariyalur</text:p>
          </table:table-cell>
          <table:table-cell table:formula="of:=TRIM(MID([.B23];FIND(&quot;-&quot;;[.B23])+2;LEN([.B23])-FIND(&quot;-&quot;;[.B23])+2))" office:value-type="string" office:string-value="Sembiyan Kulumuran pulmocare Research Clinic" calcext:value-type="string">
            <text:p>Sembiyan Kulumuran pulmocare Research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C - SR Hospital,Ariyalur</text:p>
          </table:table-cell>
          <table:table-cell office:value-type="string" calcext:value-type="string">
            <text:p>Ariyalur</text:p>
          </table:table-cell>
          <table:table-cell table:formula="of:=TRIM(MID([.B24];FIND(&quot;-&quot;;[.B24])+2;LEN([.B24])-FIND(&quot;-&quot;;[.B24])+2))" office:value-type="string" office:string-value="SR Hospital,Ariyalur" calcext:value-type="string">
            <text:p>SR Hospital,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DHQH ARIYALUR</text:p>
          </table:table-cell>
          <table:table-cell office:value-type="string" calcext:value-type="string">
            <text:p>Ariyalur</text:p>
          </table:table-cell>
          <table:table-cell table:formula="of:=TRIM(MID([.B25];FIND(&quot;-&quot;;[.B25])+2;LEN([.B25])-FIND(&quot;-&quot;;[.B25])+2))" office:value-type="string" office:string-value="DHQH ARIYALUR" calcext:value-type="string">
            <text:p>DHQH ARIY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KVS Hospital Ariyalur Pvt Ltd</text:p>
          </table:table-cell>
          <table:table-cell office:value-type="string" calcext:value-type="string">
            <text:p>Valajanagaram</text:p>
          </table:table-cell>
          <table:table-cell table:formula="of:=TRIM(MID([.B26];FIND(&quot;-&quot;;[.B26])+2;LEN([.B26])-FIND(&quot;-&quot;;[.B26])+2))" office:value-type="string" office:string-value="KVS Hospital Ariyalur Pvt Ltd" calcext:value-type="string">
            <text:p>KVS Hospital Ariyalur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CHO - New Life Critical Care Centre, Kurumbanchavadi</text:p>
          </table:table-cell>
          <table:table-cell office:value-type="string" calcext:value-type="string">
            <text:p>Ariyalur</text:p>
          </table:table-cell>
          <table:table-cell table:formula="of:=TRIM(MID([.B27];FIND(&quot;-&quot;;[.B27])+2;LEN([.B27])-FIND(&quot;-&quot;;[.B27])+2))" office:value-type="string" office:string-value="New Life Critical Care Centre, Kurumbanchavadi" calcext:value-type="string">
            <text:p>New Life Critical Care Centre, Kurumbanch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ANDIMADAM</text:p>
          </table:table-cell>
          <table:table-cell office:value-type="string" calcext:value-type="string">
            <text:p>Melaneduvai</text:p>
          </table:table-cell>
          <table:table-cell table:formula="of:=TRIM(MID([.B28];FIND(&quot;-&quot;;[.B28])+2;LEN([.B28])-FIND(&quot;-&quot;;[.B28])+2))" office:value-type="string" office:string-value="PHC ANDIMADAM" calcext:value-type="string">
            <text:p>PHC ANDIMAD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ADUGUR</text:p>
          </table:table-cell>
          <table:table-cell office:value-type="string" calcext:value-type="string">
            <text:p>Kadugur</text:p>
          </table:table-cell>
          <table:table-cell table:formula="of:=TRIM(MID([.B29];FIND(&quot;-&quot;;[.B29])+2;LEN([.B29])-FIND(&quot;-&quot;;[.B29])+2))" office:value-type="string" office:string-value="PHC KADUGUR" calcext:value-type="string">
            <text:p>PHC KADUG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KUMIZHIYAM</text:p>
          </table:table-cell>
          <table:table-cell office:value-type="string" calcext:value-type="string">
            <text:p>Ariyalur</text:p>
          </table:table-cell>
          <table:table-cell table:formula="of:=TRIM(MID([.B30];FIND(&quot;-&quot;;[.B30])+2;LEN([.B30])-FIND(&quot;-&quot;;[.B30])+2))" office:value-type="string" office:string-value="PHC KUMIZHIYAM" calcext:value-type="string">
            <text:p>PHC KUMIZHI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MEENSURUTI</text:p>
          </table:table-cell>
          <table:table-cell office:value-type="string" calcext:value-type="string">
            <text:p>Meensurutty</text:p>
          </table:table-cell>
          <table:table-cell table:formula="of:=TRIM(MID([.B31];FIND(&quot;-&quot;;[.B31])+2;LEN([.B31])-FIND(&quot;-&quot;;[.B31])+2))" office:value-type="string" office:string-value="PHC MEENSURUTI" calcext:value-type="string">
            <text:p>PHC MEENSURU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.PALUR</text:p>
          </table:table-cell>
          <table:table-cell office:value-type="string" calcext:value-type="string">
            <text:p>Kodangudi North</text:p>
          </table:table-cell>
          <table:table-cell table:formula="of:=TRIM(MID([.B32];FIND(&quot;-&quot;;[.B32])+2;LEN([.B32])-FIND(&quot;-&quot;;[.B32])+2))" office:value-type="string" office:string-value="PHC T.PALUR" calcext:value-type="string">
            <text:p>PHC T.P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Ariyalur</text:p>
          </table:table-cell>
          <table:table-cell office:value-type="string" calcext:value-type="string">
            <text:p>ICCC - PHC THIRUMANUR</text:p>
          </table:table-cell>
          <table:table-cell office:value-type="string" calcext:value-type="string">
            <text:p>Thirumanur</text:p>
          </table:table-cell>
          <table:table-cell table:formula="of:=TRIM(MID([.B33];FIND(&quot;-&quot;;[.B33])+2;LEN([.B33])-FIND(&quot;-&quot;;[.B33])+2))" office:value-type="string" office:string-value="PHC THIRUMANUR" calcext:value-type="string">
            <text:p>PHC THIRU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34];FIND(&quot;-&quot;;[.B34])+2;LEN([.B34])-FIND(&quot;-&quot;;[.B34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35];FIND(&quot;-&quot;;[.B35])+2;LEN([.B35])-FIND(&quot;-&quot;;[.B35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36];FIND(&quot;-&quot;;[.B36])+2;LEN([.B36])-FIND(&quot;-&quot;;[.B36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37];FIND(&quot;-&quot;;[.B37])+2;LEN([.B37])-FIND(&quot;-&quot;;[.B37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38];FIND(&quot;-&quot;;[.B38])+2;LEN([.B38])-FIND(&quot;-&quot;;[.B38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39];FIND(&quot;-&quot;;[.B39])+2;LEN([.B39])-FIND(&quot;-&quot;;[.B39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40];FIND(&quot;-&quot;;[.B40])+2;LEN([.B40])-FIND(&quot;-&quot;;[.B40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<text:s/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41];FIND(&quot;-&quot;;[.B41])+2;LEN([.B41])-FIND(&quot;-&quot;;[.B41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charapakkam UGPHC</text:p>
          </table:table-cell>
          <table:table-cell office:value-type="string" calcext:value-type="string">
            <text:p>Thirumukkadu</text:p>
          </table:table-cell>
          <table:table-cell table:formula="of:=TRIM(MID([.B42];FIND(&quot;-&quot;;[.B42])+2;LEN([.B42])-FIND(&quot;-&quot;;[.B42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Annai Arul healthcare Pvt Ltd CCC (Golden swan hotel east tambaram)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43];FIND(&quot;-&quot;;[.B43])+2;LEN([.B43])-FIND(&quot;-&quot;;[.B43])+2))" office:value-type="string" office:string-value="Annai Arul healthcare Pvt Ltd CCC (Golden swan hotel east tambaram)" calcext:value-type="string">
            <text:p>Annai Arul healthcare Pvt Ltd CCC (Golden swan hotel east tamba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Bharath Arts and science College hostel</text:p>
          </table:table-cell>
          <table:table-cell office:value-type="string" calcext:value-type="string">
            <text:p>Tiruvanchery</text:p>
          </table:table-cell>
          <table:table-cell table:formula="of:=TRIM(MID([.B44];FIND(&quot;-&quot;;[.B44])+2;LEN([.B44])-FIND(&quot;-&quot;;[.B44])+2))" office:value-type="string" office:string-value="Bharath Arts and science College hostel" calcext:value-type="string">
            <text:p>Bharath Arts and science College hos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45];FIND(&quot;-&quot;;[.B45])+2;LEN([.B45])-FIND(&quot;-&quot;;[.B45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46];FIND(&quot;-&quot;;[.B46])+2;LEN([.B46])-FIND(&quot;-&quot;;[.B46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ational Institute of Siddha</text:p>
          </table:table-cell>
          <table:table-cell office:value-type="string" calcext:value-type="string">
            <text:p>Tambaram Sanatoruim</text:p>
          </table:table-cell>
          <table:table-cell table:formula="of:=TRIM(MID([.B47];FIND(&quot;-&quot;;[.B47])+2;LEN([.B47])-FIND(&quot;-&quot;;[.B47])+2))" office:value-type="string" office:string-value="National Institute of Siddha" calcext:value-type="string">
            <text:p>National Institute of Siddha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NIS SIDDHA COVID CARE CENTRE at SDNB VAISHNAVA COLLEGE CHROMEPET</text:p>
          </table:table-cell>
          <table:table-cell office:value-type="string" calcext:value-type="string">
            <text:p>Tambaram Sanatoruim</text:p>
          </table:table-cell>
          <table:table-cell table:formula="of:=TRIM(MID([.B48];FIND(&quot;-&quot;;[.B48])+2;LEN([.B48])-FIND(&quot;-&quot;;[.B48])+2))" office:value-type="string" office:string-value="NIS SIDDHA COVID CARE CENTRE at SDNB VAISHNAVA COLLEGE CHROMEPET" calcext:value-type="string">
            <text:p>NIS SIDDHA COVID CARE CENTRE at SDNB VAISHNAVA COLLEGE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Pavunjur UGPHC</text:p>
          </table:table-cell>
          <table:table-cell office:value-type="string" calcext:value-type="string">
            <text:p>Palur</text:p>
          </table:table-cell>
          <table:table-cell table:formula="of:=TRIM(MID([.B49];FIND(&quot;-&quot;;[.B49])+2;LEN([.B49])-FIND(&quot;-&quot;;[.B49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adras UGPHC</text:p>
          </table:table-cell>
          <table:table-cell office:value-type="string" calcext:value-type="string">
            <text:p>Kalpakkam</text:p>
          </table:table-cell>
          <table:table-cell table:formula="of:=TRIM(MID([.B50];FIND(&quot;-&quot;;[.B50])+2;LEN([.B50])-FIND(&quot;-&quot;;[.B50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</text:p>
          </table:table-cell>
          <table:table-cell office:value-type="string" calcext:value-type="string">
            <text:p>Kattankulathur</text:p>
          </table:table-cell>
          <table:table-cell table:formula="of:=TRIM(MID([.B51];FIND(&quot;-&quot;;[.B51])+2;LEN([.B51])-FIND(&quot;-&quot;;[.B51])+2))" office:value-type="string" office:string-value="SRM" calcext:value-type="string">
            <text:p>SR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SRM, Nandhivaram ICCC</text:p>
          </table:table-cell>
          <table:table-cell office:value-type="string" calcext:value-type="string">
            <text:p>Kattankulathur</text:p>
          </table:table-cell>
          <table:table-cell table:formula="of:=TRIM(MID([.B52];FIND(&quot;-&quot;;[.B52])+2;LEN([.B52])-FIND(&quot;-&quot;;[.B52])+2))" office:value-type="string" office:string-value="SRM, Nandhivaram ICCC" calcext:value-type="string">
            <text:p>SRM, Nandhivaram I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CC - Thaiyur TNCWWB Dormitory</text:p>
          </table:table-cell>
          <table:table-cell office:value-type="string" calcext:value-type="string">
            <text:p>Thaiyur</text:p>
          </table:table-cell>
          <table:table-cell table:formula="of:=TRIM(MID([.B53];FIND(&quot;-&quot;;[.B53])+2;LEN([.B53])-FIND(&quot;-&quot;;[.B53])+2))" office:value-type="string" office:string-value="Thaiyur TNCWWB Dormitory" calcext:value-type="string">
            <text:p>Thaiyur TNCWWB Dormito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nnai Arul Hospital, Old Perungalathur</text:p>
          </table:table-cell>
          <table:table-cell table:style-name="ce1" office:value-type="string" calcext:value-type="string">
            <text:p>Old Perungalathur</text:p>
          </table:table-cell>
          <table:table-cell table:formula="of:=TRIM(MID([.B54];FIND(&quot;-&quot;;[.B54])+2;LEN([.B54])-FIND(&quot;-&quot;;[.B54])+2))" office:value-type="string" office:string-value="Annai Arul Hospital, Old Perungalathur" calcext:value-type="string">
            <text:p>Annai Arul Hospital, Old Perunga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Arun Hospital, Medavakkam</text:p>
          </table:table-cell>
          <table:table-cell table:style-name="ce1" office:value-type="string" calcext:value-type="string">
            <text:p>Medavakkam</text:p>
          </table:table-cell>
          <table:table-cell table:formula="of:=TRIM(MID([.B55];FIND(&quot;-&quot;;[.B55])+2;LEN([.B55])-FIND(&quot;-&quot;;[.B55])+2))" office:value-type="string" office:string-value="Arun Hospital, Medavakkam" calcext:value-type="string">
            <text:p>Arun Hospital, 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Bharath Medical College and Hospital</text:p>
          </table:table-cell>
          <table:table-cell office:value-type="string" calcext:value-type="string">
            <text:p>Selaiyur</text:p>
          </table:table-cell>
          <table:table-cell table:formula="of:=TRIM(MID([.B56];FIND(&quot;-&quot;;[.B56])+2;LEN([.B56])-FIND(&quot;-&quot;;[.B56])+2))" office:value-type="string" office:string-value="Bharath Medical College and Hospital" calcext:value-type="string">
            <text:p>Bharath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nnai Emergency Care Centre, Pammal</text:p>
          </table:table-cell>
          <table:table-cell office:value-type="string" calcext:value-type="string">
            <text:p>Pammal</text:p>
          </table:table-cell>
          <table:table-cell table:formula="of:=TRIM(MID([.B57];FIND(&quot;-&quot;;[.B57])+2;LEN([.B57])-FIND(&quot;-&quot;;[.B57])+2))" office:value-type="string" office:string-value="Chennai Emergency Care Centre, Pammal" calcext:value-type="string">
            <text:p>Chennai Emergency Care Cent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ttinad Super Speciality Hospital</text:p>
          </table:table-cell>
          <table:table-cell office:value-type="string" calcext:value-type="string">
            <text:p>Kelambakkam</text:p>
          </table:table-cell>
          <table:table-cell table:formula="of:=TRIM(MID([.B58];FIND(&quot;-&quot;;[.B58])+2;LEN([.B58])-FIND(&quot;-&quot;;[.B58])+2))" office:value-type="string" office:string-value="Chettinad Super Speciality Hospital" calcext:value-type="string">
            <text:p>Chettinad Super Special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eyyur GH</text:p>
          </table:table-cell>
          <table:table-cell table:style-name="ce1" office:value-type="string" calcext:value-type="string">
            <text:p>Cheyyur</text:p>
          </table:table-cell>
          <table:table-cell table:formula="of:=TRIM(MID([.B59];FIND(&quot;-&quot;;[.B59])+2;LEN([.B59])-FIND(&quot;-&quot;;[.B59])+2))" office:value-type="string" office:string-value="Cheyyur GH" calcext:value-type="string">
            <text:p>Cheyy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istudas Orthopaedic Speciality Hospital,East Tambaram</text:p>
          </table:table-cell>
          <table:table-cell office:value-type="string" calcext:value-type="string">
            <text:p>Tambaram</text:p>
          </table:table-cell>
          <table:table-cell table:formula="of:=TRIM(MID([.B60];FIND(&quot;-&quot;;[.B60])+2;LEN([.B60])-FIND(&quot;-&quot;;[.B60])+2))" office:value-type="string" office:string-value="Christudas Orthopaedic Speciality Hospital,East Tambaram" calcext:value-type="string">
            <text:p>Christudas Orthopaedic Speciality Hospital,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Chrompet GH</text:p>
          </table:table-cell>
          <table:table-cell table:style-name="ce1" office:value-type="string" calcext:value-type="string">
            <text:p>Chromepet</text:p>
          </table:table-cell>
          <table:table-cell table:formula="of:=TRIM(MID([.B61];FIND(&quot;-&quot;;[.B61])+2;LEN([.B61])-FIND(&quot;-&quot;;[.B61])+2))" office:value-type="string" office:string-value="Chrompet GH" calcext:value-type="string">
            <text:p>Chrompet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isy Hospital, Chitlapakkam</text:p>
          </table:table-cell>
          <table:table-cell office:value-type="string" calcext:value-type="string">
            <text:p>Chitlapakkam</text:p>
          </table:table-cell>
          <table:table-cell table:formula="of:=TRIM(MID([.B62];FIND(&quot;-&quot;;[.B62])+2;LEN([.B62])-FIND(&quot;-&quot;;[.B62])+2))" office:value-type="string" office:string-value="Daisy Hospital, Chitlapakkam" calcext:value-type="string">
            <text:p>Daisy Hospital, Chitla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AS NURSING HOME</text:p>
          </table:table-cell>
          <table:table-cell office:value-type="string" calcext:value-type="string">
            <text:p>Pozhichalur</text:p>
          </table:table-cell>
          <table:table-cell table:formula="of:=TRIM(MID([.B63];FIND(&quot;-&quot;;[.B63])+2;LEN([.B63])-FIND(&quot;-&quot;;[.B63])+2))" office:value-type="string" office:string-value="DAS NURSING HOME" calcext:value-type="string">
            <text:p>DAS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eepam Hospitals, West Tambaram</text:p>
          </table:table-cell>
          <table:table-cell office:value-type="string" calcext:value-type="string">
            <text:p>Tambaram</text:p>
          </table:table-cell>
          <table:table-cell table:formula="of:=TRIM(MID([.B64];FIND(&quot;-&quot;;[.B64])+2;LEN([.B64])-FIND(&quot;-&quot;;[.B64])+2))" office:value-type="string" office:string-value="Deepam Hospitals, West Tambaram" calcext:value-type="string">
            <text:p>Deepam Hospitals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Dr.Rela Institute and Medical Centre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65];FIND(&quot;-&quot;;[.B65])+2;LEN([.B65])-FIND(&quot;-&quot;;[.B65])+2))" office:value-type="string" office:string-value="Dr.Rela Institute and Medical Centre, Chromepet" calcext:value-type="string">
            <text:p>Dr.Rela Institute and Medical Centre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ajanan hospital pvt ltd</text:p>
          </table:table-cell>
          <table:table-cell office:value-type="string" calcext:value-type="string">
            <text:p>Tambaram</text:p>
          </table:table-cell>
          <table:table-cell table:formula="of:=TRIM(MID([.B66];FIND(&quot;-&quot;;[.B66])+2;LEN([.B66])-FIND(&quot;-&quot;;[.B66])+2))" office:value-type="string" office:string-value="Gajanan hospital pvt ltd" calcext:value-type="string">
            <text:p>Gajana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Gleneagles Global Health City</text:p>
          </table:table-cell>
          <table:table-cell office:value-type="string" calcext:value-type="string">
            <text:p>Perumbakkam</text:p>
          </table:table-cell>
          <table:table-cell table:formula="of:=TRIM(MID([.B67];FIND(&quot;-&quot;;[.B67])+2;LEN([.B67])-FIND(&quot;-&quot;;[.B67])+2))" office:value-type="string" office:string-value="Gleneagles Global Health City" calcext:value-type="string">
            <text:p>Gleneagles Global Health Ci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Hindu Mission Health Service Nanganallur</text:p>
          </table:table-cell>
          <table:table-cell office:value-type="string" calcext:value-type="string">
            <text:p>Nanganalur</text:p>
          </table:table-cell>
          <table:table-cell table:formula="of:=TRIM(MID([.B68];FIND(&quot;-&quot;;[.B68])+2;LEN([.B68])-FIND(&quot;-&quot;;[.B68])+2))" office:value-type="string" office:string-value="Hindu Mission Health Service Nanganallur" calcext:value-type="string">
            <text:p>Hindu Mission Health Service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awahar Hospital, Kadapperi</text:p>
          </table:table-cell>
          <table:table-cell office:value-type="string" calcext:value-type="string">
            <text:p>Tambaram</text:p>
          </table:table-cell>
          <table:table-cell table:formula="of:=TRIM(MID([.B69];FIND(&quot;-&quot;;[.B69])+2;LEN([.B69])-FIND(&quot;-&quot;;[.B69])+2))" office:value-type="string" office:string-value="Jawahar Hospital, Kadapperi" calcext:value-type="string">
            <text:p>Jawahar Hospital, Kadapp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Jeevan Samyuktha Hospital</text:p>
          </table:table-cell>
          <table:table-cell office:value-type="string" calcext:value-type="string">
            <text:p>Thirutheri R.F.</text:p>
          </table:table-cell>
          <table:table-cell table:formula="of:=TRIM(MID([.B70];FIND(&quot;-&quot;;[.B70])+2;LEN([.B70])-FIND(&quot;-&quot;;[.B70])+2))" office:value-type="string" office:string-value="Jeevan Samyuktha Hospital" calcext:value-type="string">
            <text:p>Jeevan Samyukt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rpaga Vinayaga Institute Of Medical Sciences &amp; Research Center</text:p>
          </table:table-cell>
          <table:table-cell office:value-type="string" calcext:value-type="string">
            <text:p>Kolambakkam</text:p>
          </table:table-cell>
          <table:table-cell table:formula="of:=TRIM(MID([.B71];FIND(&quot;-&quot;;[.B71])+2;LEN([.B71])-FIND(&quot;-&quot;;[.B71])+2))" office:value-type="string" office:string-value="Karpaga Vinayaga Institute Of Medical Sciences &amp; Research Center" calcext:value-type="string">
            <text:p>Karpaga Vinayaga Institute Of Medical Sciences &amp; Research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sthuri Hospital, West Tambaram</text:p>
          </table:table-cell>
          <table:table-cell office:value-type="string" calcext:value-type="string">
            <text:p>Tambaram</text:p>
          </table:table-cell>
          <table:table-cell table:formula="of:=TRIM(MID([.B72];FIND(&quot;-&quot;;[.B72])+2;LEN([.B72])-FIND(&quot;-&quot;;[.B72])+2))" office:value-type="string" office:string-value="Kasthuri Hospital, West Tambaram" calcext:value-type="string">
            <text:p>Kasthuri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ATHIR MEMORIAL HOSPITAL PRIVATE LIMITED</text:p>
          </table:table-cell>
          <table:table-cell office:value-type="string" calcext:value-type="string">
            <text:p>Agaramthen</text:p>
          </table:table-cell>
          <table:table-cell table:formula="of:=TRIM(MID([.B73];FIND(&quot;-&quot;;[.B73])+2;LEN([.B73])-FIND(&quot;-&quot;;[.B73])+2))" office:value-type="string" office:string-value="KATHIR MEMORIAL HOSPITAL PRIVATE LIMITED" calcext:value-type="string">
            <text:p>KATHIR MEMORIAL HOSPITAL PRIVATE LIMITE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engalpattu</text:p>
          </table:table-cell>
          <table:table-cell table:formula="of:=TRIM(MID([.B74];FIND(&quot;-&quot;;[.B74])+2;LEN([.B74])-FIND(&quot;-&quot;;[.B74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75];FIND(&quot;-&quot;;[.B75])+2;LEN([.B75])-FIND(&quot;-&quot;;[.B75])+2))" office:value-type="string" office:string-value="KMS Health Centre Pvt Ltd, Chromepet" calcext:value-type="string">
            <text:p>KMS Health Centre Pvt Ltd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KMS Health Centre Pvt Ltd, Selaiyur</text:p>
          </table:table-cell>
          <table:table-cell table:style-name="ce1" office:value-type="string" calcext:value-type="string">
            <text:p>Selaiyur</text:p>
          </table:table-cell>
          <table:table-cell table:formula="of:=TRIM(MID([.B76];FIND(&quot;-&quot;;[.B76])+2;LEN([.B76])-FIND(&quot;-&quot;;[.B76])+2))" office:value-type="string" office:string-value="KMS Health Centre Pvt Ltd, Selaiyur" calcext:value-type="string">
            <text:p>KMS Health Centre Pvt Ltd, Sel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LAKSHMI NURSING HOME, PALLAVARAM</text:p>
          </table:table-cell>
          <table:table-cell office:value-type="string" calcext:value-type="string">
            <text:p>Pallavaram</text:p>
          </table:table-cell>
          <table:table-cell table:formula="of:=TRIM(MID([.B77];FIND(&quot;-&quot;;[.B77])+2;LEN([.B77])-FIND(&quot;-&quot;;[.B77])+2))" office:value-type="string" office:string-value="LAKSHMI NURSING HOME, PALLAVARAM" calcext:value-type="string">
            <text:p>LAKSHMI NURSING HOM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dhuranthagam GH</text:p>
          </table:table-cell>
          <table:table-cell office:value-type="string" calcext:value-type="string">
            <text:p>Maduranthakam</text:p>
          </table:table-cell>
          <table:table-cell table:formula="of:=TRIM(MID([.B78];FIND(&quot;-&quot;;[.B78])+2;LEN([.B78])-FIND(&quot;-&quot;;[.B78])+2))" office:value-type="string" office:string-value="Madhuranthagam GH" calcext:value-type="string">
            <text:p>Madhuranthag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habalipuram GH</text:p>
          </table:table-cell>
          <table:table-cell table:style-name="ce1" office:value-type="string" calcext:value-type="string">
            <text:p>Mahabalipuram</text:p>
          </table:table-cell>
          <table:table-cell table:formula="of:=TRIM(MID([.B79];FIND(&quot;-&quot;;[.B79])+2;LEN([.B79])-FIND(&quot;-&quot;;[.B79])+2))" office:value-type="string" office:string-value="Mahabalipuram GH" calcext:value-type="string">
            <text:p>Mahabalipu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aruthi Multispeciality Hospital, Madhuranthagam</text:p>
          </table:table-cell>
          <table:table-cell office:value-type="string" calcext:value-type="string">
            <text:p>Maduranthakam</text:p>
          </table:table-cell>
          <table:table-cell table:formula="of:=TRIM(MID([.B80];FIND(&quot;-&quot;;[.B80])+2;LEN([.B80])-FIND(&quot;-&quot;;[.B80])+2))" office:value-type="string" office:string-value="Maruthi Multispeciality Hospital, Madhuranthagam" calcext:value-type="string">
            <text:p>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Melmaruvathur Adhiparasakthi Iinstitute of Medical Sciences and Research</text:p>
          </table:table-cell>
          <table:table-cell table:style-name="ce1" office:value-type="string" calcext:value-type="string">
            <text:p>Melmaruvathur</text:p>
          </table:table-cell>
          <table:table-cell table:formula="of:=TRIM(MID([.B81];FIND(&quot;-&quot;;[.B81])+2;LEN([.B81])-FIND(&quot;-&quot;;[.B81])+2))" office:value-type="string" office:string-value="Melmaruvathur Adhiparasakthi Iinstitute of Medical Sciences and Research" calcext:value-type="string">
            <text:p>Melmaruvathur Adhiparasakthi Iinstitute of Medical Sciences and Resear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One Health Hospital, Vandalur</text:p>
          </table:table-cell>
          <table:table-cell table:style-name="ce1" office:value-type="string" calcext:value-type="string">
            <text:p>Peerakankaranai</text:p>
          </table:table-cell>
          <table:table-cell table:formula="of:=TRIM(MID([.B82];FIND(&quot;-&quot;;[.B82])+2;LEN([.B82])-FIND(&quot;-&quot;;[.B82])+2))" office:value-type="string" office:string-value="One Health Hospital, Vandalur" calcext:value-type="string">
            <text:p>One Health Hospital, Vand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Parvathy Hospital, Chromepet</text:p>
          </table:table-cell>
          <table:table-cell table:style-name="ce1" office:value-type="string" calcext:value-type="string">
            <text:p>Chromepet</text:p>
          </table:table-cell>
          <table:table-cell table:formula="of:=TRIM(MID([.B83];FIND(&quot;-&quot;;[.B83])+2;LEN([.B83])-FIND(&quot;-&quot;;[.B83])+2))" office:value-type="string" office:string-value="Parvathy Hospital, Chromepet" calcext:value-type="string">
            <text:p>Parvathy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KP HOSPITAL,NANMANGALAM</text:p>
          </table:table-cell>
          <table:table-cell table:style-name="ce1" office:value-type="string" calcext:value-type="string">
            <text:p>Nanmangalam</text:p>
          </table:table-cell>
          <table:table-cell table:formula="of:=TRIM(MID([.B84];FIND(&quot;-&quot;;[.B84])+2;LEN([.B84])-FIND(&quot;-&quot;;[.B84])+2))" office:value-type="string" office:string-value="RKP HOSPITAL,NANMANGALAM" calcext:value-type="string">
            <text:p>RKP HOSPITAL,NAN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RLT Hospital, Madamb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5];FIND(&quot;-&quot;;[.B85])+2;LEN([.B85])-FIND(&quot;-&quot;;[.B85])+2))" office:value-type="string" office:string-value="RLT Hospital, Madambakkam" calcext:value-type="string">
            <text:p>RLT Hospital, M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i Fertility Centre &amp; Hospital, Vedhachalam Nagar</text:p>
          </table:table-cell>
          <table:table-cell office:value-type="string" calcext:value-type="string">
            <text:p>Chengalpattu</text:p>
          </table:table-cell>
          <table:table-cell table:formula="of:=TRIM(MID([.B86];FIND(&quot;-&quot;;[.B86])+2;LEN([.B86])-FIND(&quot;-&quot;;[.B86])+2))" office:value-type="string" office:string-value="Sai Fertility Centre &amp; Hospital, Vedhachalam Nagar" calcext:value-type="string">
            <text:p>Sai Fertility Centre &amp; Hospital, Vedhachalam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anthi Hospital, Neelangarai</text:p>
          </table:table-cell>
          <table:table-cell table:style-name="ce1" office:value-type="string" calcext:value-type="string">
            <text:p>Neelankarai</text:p>
          </table:table-cell>
          <table:table-cell table:formula="of:=TRIM(MID([.B87];FIND(&quot;-&quot;;[.B87])+2;LEN([.B87])-FIND(&quot;-&quot;;[.B87])+2))" office:value-type="string" office:string-value="Santhi Hospital, Neelangarai" calcext:value-type="string">
            <text:p>Santhi Hospital, Neelang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DITHYA HEALTH CARE</text:p>
          </table:table-cell>
          <table:table-cell office:value-type="string" calcext:value-type="string">
            <text:p>Pammal</text:p>
          </table:table-cell>
          <table:table-cell table:formula="of:=TRIM(MID([.B88];FIND(&quot;-&quot;;[.B88])+2;LEN([.B88])-FIND(&quot;-&quot;;[.B88])+2))" office:value-type="string" office:string-value="SHADITHYA HEALTH CARE" calcext:value-type="string">
            <text:p>SHADITHYA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anthi Hospital,Rajakilpakkam</text:p>
          </table:table-cell>
          <table:table-cell table:style-name="ce1" office:value-type="string" calcext:value-type="string">
            <text:p>Sembakkam</text:p>
          </table:table-cell>
          <table:table-cell table:formula="of:=TRIM(MID([.B89];FIND(&quot;-&quot;;[.B89])+2;LEN([.B89])-FIND(&quot;-&quot;;[.B89])+2))" office:value-type="string" office:string-value="Shanthi Hospital,Rajakilpakkam" calcext:value-type="string">
            <text:p>Shanthi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Isari Velan Mission Hospital</text:p>
          </table:table-cell>
          <table:table-cell office:value-type="string" calcext:value-type="string">
            <text:p>Thazhambur</text:p>
          </table:table-cell>
          <table:table-cell table:formula="of:=TRIM(MID([.B90];FIND(&quot;-&quot;;[.B90])+2;LEN([.B90])-FIND(&quot;-&quot;;[.B90])+2))" office:value-type="string" office:string-value="Shri Isari Velan Mission Hospital" calcext:value-type="string">
            <text:p>Shri Isari Velan Missio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hri Maruthi Multispeciality Hospital, Madhuranthagam</text:p>
          </table:table-cell>
          <table:table-cell table:style-name="ce1" office:value-type="string" calcext:value-type="string">
            <text:p>Maduranthakam</text:p>
          </table:table-cell>
          <table:table-cell table:formula="of:=TRIM(MID([.B91];FIND(&quot;-&quot;;[.B91])+2;LEN([.B91])-FIND(&quot;-&quot;;[.B91])+2))" office:value-type="string" office:string-value="Shri Maruthi Multispeciality Hospital, Madhuranthagam" calcext:value-type="string">
            <text:p>Shri Maruthi Multispeciality Hospital, Madhuranthag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Balaji Medical college and Hospital</text:p>
          </table:table-cell>
          <table:table-cell office:value-type="string" calcext:value-type="string">
            <text:p>Chromepet</text:p>
          </table:table-cell>
          <table:table-cell table:formula="of:=TRIM(MID([.B92];FIND(&quot;-&quot;;[.B92])+2;LEN([.B92])-FIND(&quot;-&quot;;[.B92])+2))" office:value-type="string" office:string-value="Sree Balaji Medical college and Hospital" calcext:value-type="string">
            <text:p>Sree Balaj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a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3];FIND(&quot;-&quot;;[.B93])+2;LEN([.B93])-FIND(&quot;-&quot;;[.B93])+2))" office:value-type="string" office:string-value="Sree Ranga Hospital, Chengalpattu" calcext:value-type="string">
            <text:p>Sree Ra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ee Renga Hospital, Chengalpattu</text:p>
          </table:table-cell>
          <table:table-cell office:value-type="string" calcext:value-type="string">
            <text:p>Chengalpattu</text:p>
          </table:table-cell>
          <table:table-cell table:formula="of:=TRIM(MID([.B94];FIND(&quot;-&quot;;[.B94])+2;LEN([.B94])-FIND(&quot;-&quot;;[.B94])+2))" office:value-type="string" office:string-value="Sree Renga Hospital, Chengalpattu" calcext:value-type="string">
            <text:p>Sree Renga Hospital, Chengalpatt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i Sathya Sai Medical College and Research Institute, Ammapettai</text:p>
          </table:table-cell>
          <table:table-cell table:style-name="ce1" office:value-type="string" calcext:value-type="string">
            <text:p>Ammapettai</text:p>
          </table:table-cell>
          <table:table-cell table:formula="of:=TRIM(MID([.B95];FIND(&quot;-&quot;;[.B95])+2;LEN([.B95])-FIND(&quot;-&quot;;[.B95])+2))" office:value-type="string" office:string-value="Sri Sathya Sai Medical College and Research Institute, Ammapettai" calcext:value-type="string">
            <text:p>Sri Sathya Sai Medical College and Research Institute, Ammapett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RM Medical College Hospital &amp; Research Centre, Kattankulathur</text:p>
          </table:table-cell>
          <table:table-cell office:value-type="string" calcext:value-type="string">
            <text:p>Kattankulathur</text:p>
          </table:table-cell>
          <table:table-cell table:formula="of:=TRIM(MID([.B96];FIND(&quot;-&quot;;[.B96])+2;LEN([.B96])-FIND(&quot;-&quot;;[.B96])+2))" office:value-type="string" office:string-value="SRM Medical College Hospital &amp; Research Centre, Kattankulathur" calcext:value-type="string">
            <text:p>SRM Medical College Hospital &amp; Research Centre, Kattanku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dar Hospital,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97];FIND(&quot;-&quot;;[.B97])+2;LEN([.B97])-FIND(&quot;-&quot;;[.B97])+2))" office:value-type="string" office:string-value="Sudar Hospital, West Tambaram" calcext:value-type="string">
            <text:p>Sudar Hospital,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gam Hospital, Chromepet</text:p>
          </table:table-cell>
          <table:table-cell table:style-name="ce1" office:value-type="string" calcext:value-type="string">
            <text:p>Pallavaram</text:p>
          </table:table-cell>
          <table:table-cell table:formula="of:=TRIM(MID([.B98];FIND(&quot;-&quot;;[.B98])+2;LEN([.B98])-FIND(&quot;-&quot;;[.B98])+2))" office:value-type="string" office:string-value="Sugam Hospital, Chromepet" calcext:value-type="string">
            <text:p>Sugam Hospital, Chrome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SUPREME SPECIALITY HOSPITAL. PADUR</text:p>
          </table:table-cell>
          <table:table-cell office:value-type="string" calcext:value-type="string">
            <text:p>Padur</text:p>
          </table:table-cell>
          <table:table-cell table:formula="of:=TRIM(MID([.B99];FIND(&quot;-&quot;;[.B99])+2;LEN([.B99])-FIND(&quot;-&quot;;[.B99])+2))" office:value-type="string" office:string-value="SUPREME SPECIALITY HOSPITAL. PADUR" calcext:value-type="string">
            <text:p>SUPREME SPECIALITY HOSPITAL. PA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agore Medical College and Hospital, Rathinamangalam</text:p>
          </table:table-cell>
          <table:table-cell table:style-name="ce1" office:value-type="string" calcext:value-type="string">
            <text:p>Rathinamangalam</text:p>
          </table:table-cell>
          <table:table-cell table:formula="of:=TRIM(MID([.B100];FIND(&quot;-&quot;;[.B100])+2;LEN([.B100])-FIND(&quot;-&quot;;[.B100])+2))" office:value-type="string" office:string-value="Tagore Medical College and Hospital, Rathinamangalam" calcext:value-type="string">
            <text:p>Tagore Medical College and Hospital, Rathinamang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B Sanitorium</text:p>
          </table:table-cell>
          <table:table-cell table:style-name="ce1" office:value-type="string" calcext:value-type="string">
            <text:p>Kadaperi</text:p>
          </table:table-cell>
          <table:table-cell table:formula="of:=TRIM(MID([.B101];FIND(&quot;-&quot;;[.B101])+2;LEN([.B101])-FIND(&quot;-&quot;;[.B101])+2))" office:value-type="string" office:string-value="TB Sanitorium" calcext:value-type="string">
            <text:p>TB Sanitori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CS Centre, Sirucherry</text:p>
          </table:table-cell>
          <table:table-cell table:style-name="ce1" office:value-type="string" calcext:value-type="string">
            <text:p>Siruseri</text:p>
          </table:table-cell>
          <table:table-cell table:formula="of:=TRIM(MID([.B102];FIND(&quot;-&quot;;[.B102])+2;LEN([.B102])-FIND(&quot;-&quot;;[.B102])+2))" office:value-type="string" office:string-value="TCS Centre, Sirucherry" calcext:value-type="string">
            <text:p>TCS Centre, Sirucher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kalukundram GH</text:p>
          </table:table-cell>
          <table:table-cell table:style-name="ce1" office:value-type="string" calcext:value-type="string">
            <text:p>Thirukalukundram</text:p>
          </table:table-cell>
          <table:table-cell table:formula="of:=TRIM(MID([.B103];FIND(&quot;-&quot;;[.B103])+2;LEN([.B103])-FIND(&quot;-&quot;;[.B103])+2))" office:value-type="string" office:string-value="Thirukalukundram GH" calcext:value-type="string">
            <text:p>Thirukalukundr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C - Thiruporur GH</text:p>
          </table:table-cell>
          <table:table-cell table:style-name="ce1" office:value-type="string" calcext:value-type="string">
            <text:p>Thiruporur</text:p>
          </table:table-cell>
          <table:table-cell table:formula="of:=TRIM(MID([.B104];FIND(&quot;-&quot;;[.B104])+2;LEN([.B104])-FIND(&quot;-&quot;;[.B104])+2))" office:value-type="string" office:string-value="Thiruporur GH" calcext:value-type="string">
            <text:p>Thiruporur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stra Speciality Hospital, Sholinganallur</text:p>
          </table:table-cell>
          <table:table-cell table:style-name="ce1" office:value-type="string" calcext:value-type="string">
            <text:p>Semmancheri</text:p>
          </table:table-cell>
          <table:table-cell table:formula="of:=TRIM(MID([.B105];FIND(&quot;-&quot;;[.B105])+2;LEN([.B105])-FIND(&quot;-&quot;;[.B105])+2))" office:value-type="string" office:string-value="Astra Speciality Hospital, Sholinganallur" calcext:value-type="string">
            <text:p>Astra Speciality Hospital, Sholi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Avinash Hospitals, Kovilambakkam</text:p>
          </table:table-cell>
          <table:table-cell table:style-name="ce1" office:value-type="string" calcext:value-type="string">
            <text:p>Kovilambakkam</text:p>
          </table:table-cell>
          <table:table-cell table:formula="of:=TRIM(MID([.B106];FIND(&quot;-&quot;;[.B106])+2;LEN([.B106])-FIND(&quot;-&quot;;[.B106])+2))" office:value-type="string" office:string-value="Avinash Hospitals, Kovilambakkam" calcext:value-type="string">
            <text:p>Avinash Hospitals, Kovi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Chengalpattu Medical College</text:p>
          </table:table-cell>
          <table:table-cell table:style-name="ce1" office:value-type="string" calcext:value-type="string">
            <text:p>Chengalpattu</text:p>
          </table:table-cell>
          <table:table-cell table:formula="of:=TRIM(MID([.B107];FIND(&quot;-&quot;;[.B107])+2;LEN([.B107])-FIND(&quot;-&quot;;[.B107])+2))" office:value-type="string" office:string-value="Chengalpattu Medical College" calcext:value-type="string">
            <text:p>Chengalpattu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Hindu Mission Hospital, Tambaram</text:p>
          </table:table-cell>
          <table:table-cell office:value-type="string" calcext:value-type="string">
            <text:p>Tambaram</text:p>
          </table:table-cell>
          <table:table-cell table:formula="of:=TRIM(MID([.B108];FIND(&quot;-&quot;;[.B108])+2;LEN([.B108])-FIND(&quot;-&quot;;[.B108])+2))" office:value-type="string" office:string-value="Hindu Mission Hospital, Tambaram" calcext:value-type="string">
            <text:p>Hindu Mission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ri kumaran a Speciality Hospital We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09];FIND(&quot;-&quot;;[.B109])+2;LEN([.B109])-FIND(&quot;-&quot;;[.B109])+2))" office:value-type="string" office:string-value="Sri kumaran a Speciality Hospital West Tambaram" calcext:value-type="string">
            <text:p>Sri kumaran a Speciality Hospital We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Sudar Hospitals, Hasthinapuram</text:p>
          </table:table-cell>
          <table:table-cell table:style-name="ce1" office:value-type="string" calcext:value-type="string">
            <text:p>Tambaram</text:p>
          </table:table-cell>
          <table:table-cell table:formula="of:=TRIM(MID([.B110];FIND(&quot;-&quot;;[.B110])+2;LEN([.B110])-FIND(&quot;-&quot;;[.B110])+2))" office:value-type="string" office:string-value="Sudar Hospitals, Hasthinapuram" calcext:value-type="string">
            <text:p>Sudar Hospitals, Hasthin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Tambaram Medical Center, East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1];FIND(&quot;-&quot;;[.B111])+2;LEN([.B111])-FIND(&quot;-&quot;;[.B111])+2))" office:value-type="string" office:string-value="Tambaram Medical Center, East Tambaram" calcext:value-type="string">
            <text:p>Tambaram Medical Center, East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CHO - Unittas Multi Speciality Hospital, Tambaram</text:p>
          </table:table-cell>
          <table:table-cell table:style-name="ce1" office:value-type="string" calcext:value-type="string">
            <text:p>Tambaram</text:p>
          </table:table-cell>
          <table:table-cell table:formula="of:=TRIM(MID([.B112];FIND(&quot;-&quot;;[.B112])+2;LEN([.B112])-FIND(&quot;-&quot;;[.B112])+2))" office:value-type="string" office:string-value="Unittas Multi Speciality Hospital, Tambaram" calcext:value-type="string">
            <text:p>Unittas Multi Speciality Hospital, Tamb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Acharapakkam UGPHC</text:p>
          </table:table-cell>
          <table:table-cell office:value-type="string" calcext:value-type="string">
            <text:p>Thirumukkadu</text:p>
          </table:table-cell>
          <table:table-cell table:formula="of:=TRIM(MID([.B113];FIND(&quot;-&quot;;[.B113])+2;LEN([.B113])-FIND(&quot;-&quot;;[.B113])+2))" office:value-type="string" office:string-value="Acharapakkam UGPHC" calcext:value-type="string">
            <text:p>Acharapakkam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Idaikazhinadu UPHC</text:p>
          </table:table-cell>
          <table:table-cell table:style-name="ce1" office:value-type="string" calcext:value-type="string">
            <text:p>Edaikazhinadu</text:p>
          </table:table-cell>
          <table:table-cell table:formula="of:=TRIM(MID([.B114];FIND(&quot;-&quot;;[.B114])+2;LEN([.B114])-FIND(&quot;-&quot;;[.B114])+2))" office:value-type="string" office:string-value="Idaikazhinadu UPHC" calcext:value-type="string">
            <text:p>Idaikazhinadu U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Kelambakkam</text:p>
          </table:table-cell>
          <table:table-cell office:value-type="string" calcext:value-type="string">
            <text:p>Kelambakkam</text:p>
          </table:table-cell>
          <table:table-cell table:formula="of:=TRIM(MID([.B115];FIND(&quot;-&quot;;[.B115])+2;LEN([.B115])-FIND(&quot;-&quot;;[.B115])+2))" office:value-type="string" office:string-value="Kelambakkam" calcext:value-type="string">
            <text:p>Kel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Medavakkam</text:p>
          </table:table-cell>
          <table:table-cell office:value-type="string" calcext:value-type="string">
            <text:p>Medavakkam</text:p>
          </table:table-cell>
          <table:table-cell table:formula="of:=TRIM(MID([.B116];FIND(&quot;-&quot;;[.B116])+2;LEN([.B116])-FIND(&quot;-&quot;;[.B116])+2))" office:value-type="string" office:string-value="Medavakkam" calcext:value-type="string">
            <text:p>Med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Nandhivaram</text:p>
          </table:table-cell>
          <table:table-cell table:style-name="ce1" office:value-type="string" calcext:value-type="string">
            <text:p>Guduvanchery</text:p>
          </table:table-cell>
          <table:table-cell table:formula="of:=TRIM(MID([.B117];FIND(&quot;-&quot;;[.B117])+2;LEN([.B117])-FIND(&quot;-&quot;;[.B117])+2))" office:value-type="string" office:string-value="Nandhivaram" calcext:value-type="string">
            <text:p>Nandhi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Pavunjur UGPHC</text:p>
          </table:table-cell>
          <table:table-cell office:value-type="string" calcext:value-type="string">
            <text:p>Palur</text:p>
          </table:table-cell>
          <table:table-cell table:formula="of:=TRIM(MID([.B118];FIND(&quot;-&quot;;[.B118])+2;LEN([.B118])-FIND(&quot;-&quot;;[.B118])+2))" office:value-type="string" office:string-value="Pavunjur UGPHC" calcext:value-type="string">
            <text:p>Pavunjur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Sadras UGPHC</text:p>
          </table:table-cell>
          <table:table-cell office:value-type="string" calcext:value-type="string">
            <text:p>Kalpakkam</text:p>
          </table:table-cell>
          <table:table-cell table:formula="of:=TRIM(MID([.B119];FIND(&quot;-&quot;;[.B119])+2;LEN([.B119])-FIND(&quot;-&quot;;[.B119])+2))" office:value-type="string" office:string-value="Sadras UGPHC" calcext:value-type="string">
            <text:p>Sadras UGPH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galpattu</text:p>
          </table:table-cell>
          <table:table-cell office:value-type="string" calcext:value-type="string">
            <text:p>ICCC - Zamin Endathur</text:p>
          </table:table-cell>
          <table:table-cell table:style-name="ce1" office:value-type="string" calcext:value-type="string">
            <text:p>Zamin Endathur</text:p>
          </table:table-cell>
          <table:table-cell table:formula="of:=TRIM(MID([.B120];FIND(&quot;-&quot;;[.B120])+2;LEN([.B120])-FIND(&quot;-&quot;;[.B120])+2))" office:value-type="string" office:string-value="Zamin Endathur" calcext:value-type="string">
            <text:p>Zamin End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21];FIND(&quot;-&quot;;[.B121])+2;LEN([.B121])-FIND(&quot;-&quot;;[.B121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Don Bosco school </text:p>
          </table:table-cell>
          <table:table-cell office:value-type="string" calcext:value-type="string">
            <text:p>Egmore</text:p>
          </table:table-cell>
          <table:table-cell table:formula="of:=TRIM(MID([.B122];FIND(&quot;-&quot;;[.B122])+2;LEN([.B122])-FIND(&quot;-&quot;;[.B122])+2))" office:value-type="string" office:string-value="Don Bosco school" calcext:value-type="string">
            <text:p>Don Bosco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KP park mmc</text:p>
          </table:table-cell>
          <table:table-cell office:value-type="string" calcext:value-type="string">
            <text:p>Pulianthope</text:p>
          </table:table-cell>
          <table:table-cell table:formula="of:=TRIM(MID([.B123];FIND(&quot;-&quot;;[.B123])+2;LEN([.B123])-FIND(&quot;-&quot;;[.B123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anjambakkam </text:p>
          </table:table-cell>
          <table:table-cell office:value-type="string" calcext:value-type="string">
            <text:p>Manjambakkam</text:p>
          </table:table-cell>
          <table:table-cell table:formula="of:=TRIM(MID([.B124];FIND(&quot;-&quot;;[.B124])+2;LEN([.B124])-FIND(&quot;-&quot;;[.B124])+2))" office:value-type="string" office:string-value="Manjambakkam" calcext:value-type="string">
            <text:p>Manj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125];FIND(&quot;-&quot;;[.B125])+2;LEN([.B125])-FIND(&quot;-&quot;;[.B125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126];FIND(&quot;-&quot;;[.B126])+2;LEN([.B126])-FIND(&quot;-&quot;;[.B126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127];FIND(&quot;-&quot;;[.B127])+2;LEN([.B127])-FIND(&quot;-&quot;;[.B127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CC - Wesley school </text:p>
          </table:table-cell>
          <table:table-cell office:value-type="string" calcext:value-type="string">
            <text:p>Royapettah</text:p>
          </table:table-cell>
          <table:table-cell table:formula="of:=TRIM(MID([.B128];FIND(&quot;-&quot;;[.B128])+2;LEN([.B128])-FIND(&quot;-&quot;;[.B128])+2))" office:value-type="string" office:string-value="Wesley school" calcext:value-type="string">
            <text:p>Wesley schoo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129];FIND(&quot;-&quot;;[.B129])+2;LEN([.B129])-FIND(&quot;-&quot;;[.B129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130];FIND(&quot;-&quot;;[.B130])+2;LEN([.B130])-FIND(&quot;-&quot;;[.B130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131];FIND(&quot;-&quot;;[.B131])+2;LEN([.B131])-FIND(&quot;-&quot;;[.B131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132];FIND(&quot;-&quot;;[.B132])+2;LEN([.B132])-FIND(&quot;-&quot;;[.B132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133];FIND(&quot;-&quot;;[.B133])+2;LEN([.B133])-FIND(&quot;-&quot;;[.B133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CM Hospital, Nanganallur</text:p>
          </table:table-cell>
          <table:table-cell table:style-name="ce1" office:value-type="string" calcext:value-type="string">
            <text:p>Nanganallur</text:p>
          </table:table-cell>
          <table:table-cell table:formula="of:=TRIM(MID([.B134];FIND(&quot;-&quot;;[.B134])+2;LEN([.B134])-FIND(&quot;-&quot;;[.B134])+2))" office:value-type="string" office:string-value="CM Hospital, Nanganallur" calcext:value-type="string">
            <text:p>CM Hospital, 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135];FIND(&quot;-&quot;;[.B135])+2;LEN([.B135])-FIND(&quot;-&quot;;[.B135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136];FIND(&quot;-&quot;;[.B136])+2;LEN([.B136])-FIND(&quot;-&quot;;[.B136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137];FIND(&quot;-&quot;;[.B137])+2;LEN([.B137])-FIND(&quot;-&quot;;[.B13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138];FIND(&quot;-&quot;;[.B138])+2;LEN([.B138])-FIND(&quot;-&quot;;[.B138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139];FIND(&quot;-&quot;;[.B139])+2;LEN([.B139])-FIND(&quot;-&quot;;[.B139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edgold Hospital, Thirumullaivoil</text:p>
          </table:table-cell>
          <table:table-cell table:style-name="ce4" office:value-type="string" calcext:value-type="string">
            <text:p>Thirumullaivoil</text:p>
          </table:table-cell>
          <table:table-cell table:formula="of:=TRIM(MID([.B140];FIND(&quot;-&quot;;[.B140])+2;LEN([.B140])-FIND(&quot;-&quot;;[.B140])+2))" office:value-type="string" office:string-value="Medgold Hospital, Thirumullaivoil" calcext:value-type="string">
            <text:p>Medgold Hospital, Thirumullaivoi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141];FIND(&quot;-&quot;;[.B141])+2;LEN([.B141])-FIND(&quot;-&quot;;[.B141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142];FIND(&quot;-&quot;;[.B142])+2;LEN([.B142])-FIND(&quot;-&quot;;[.B142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143];FIND(&quot;-&quot;;[.B143])+2;LEN([.B143])-FIND(&quot;-&quot;;[.B143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144];FIND(&quot;-&quot;;[.B144])+2;LEN([.B144])-FIND(&quot;-&quot;;[.B144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145];FIND(&quot;-&quot;;[.B145])+2;LEN([.B145])-FIND(&quot;-&quot;;[.B145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146];FIND(&quot;-&quot;;[.B146])+2;LEN([.B146])-FIND(&quot;-&quot;;[.B146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147];FIND(&quot;-&quot;;[.B147])+2;LEN([.B147])-FIND(&quot;-&quot;;[.B147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148];FIND(&quot;-&quot;;[.B148])+2;LEN([.B148])-FIND(&quot;-&quot;;[.B148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149];FIND(&quot;-&quot;;[.B149])+2;LEN([.B149])-FIND(&quot;-&quot;;[.B149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150];FIND(&quot;-&quot;;[.B150])+2;LEN([.B150])-FIND(&quot;-&quot;;[.B150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151];FIND(&quot;-&quot;;[.B151])+2;LEN([.B151])-FIND(&quot;-&quot;;[.B151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152];FIND(&quot;-&quot;;[.B152])+2;LEN([.B152])-FIND(&quot;-&quot;;[.B152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153];FIND(&quot;-&quot;;[.B153])+2;LEN([.B153])-FIND(&quot;-&quot;;[.B153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154];FIND(&quot;-&quot;;[.B154])+2;LEN([.B154])-FIND(&quot;-&quot;;[.B154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155];FIND(&quot;-&quot;;[.B155])+2;LEN([.B155])-FIND(&quot;-&quot;;[.B155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156];FIND(&quot;-&quot;;[.B156])+2;LEN([.B156])-FIND(&quot;-&quot;;[.B156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157];FIND(&quot;-&quot;;[.B157])+2;LEN([.B157])-FIND(&quot;-&quot;;[.B157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158];FIND(&quot;-&quot;;[.B158])+2;LEN([.B158])-FIND(&quot;-&quot;;[.B158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.R.S Hospital</text:p>
          </table:table-cell>
          <table:table-cell office:value-type="string" calcext:value-type="string">
            <text:p>Nungambakkam</text:p>
          </table:table-cell>
          <table:table-cell table:formula="of:=TRIM(MID([.B159];FIND(&quot;-&quot;;[.B159])+2;LEN([.B159])-FIND(&quot;-&quot;;[.B159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Biotin Covid Care Centre, Pallavaram</text:p>
          </table:table-cell>
          <table:table-cell table:style-name="ce1" office:value-type="string" calcext:value-type="string">
            <text:p>Pallavaram</text:p>
          </table:table-cell>
          <table:table-cell table:formula="of:=TRIM(MID([.B160];FIND(&quot;-&quot;;[.B160])+2;LEN([.B160])-FIND(&quot;-&quot;;[.B160])+2))" office:value-type="string" office:string-value="Biotin Covid Care Centre, Pallavaram" calcext:value-type="string">
            <text:p>Biotin Covid Care Centre, Pall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161];FIND(&quot;-&quot;;[.B161])+2;LEN([.B161])-FIND(&quot;-&quot;;[.B161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auvery Hospital</text:p>
          </table:table-cell>
          <table:table-cell office:value-type="string" calcext:value-type="string">
            <text:p>Alwarpet</text:p>
          </table:table-cell>
          <table:table-cell table:formula="of:=TRIM(MID([.B162];FIND(&quot;-&quot;;[.B162])+2;LEN([.B162])-FIND(&quot;-&quot;;[.B162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Kck hospital Kolathur</text:p>
          </table:table-cell>
          <table:table-cell office:value-type="string" calcext:value-type="string">
            <text:p>Kolathur</text:p>
          </table:table-cell>
          <table:table-cell table:formula="of:=TRIM(MID([.B163];FIND(&quot;-&quot;;[.B163])+2;LEN([.B163])-FIND(&quot;-&quot;;[.B163])+2))" office:value-type="string" office:string-value="Kck hospital Kolathur" calcext:value-type="string">
            <text:p>Kck hospital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164];FIND(&quot;-&quot;;[.B164])+2;LEN([.B164])-FIND(&quot;-&quot;;[.B164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165];FIND(&quot;-&quot;;[.B165])+2;LEN([.B165])-FIND(&quot;-&quot;;[.B165])+2))" office:value-type="string" office:string-value="Medway Hospitals, Mogappair West" calcext:value-type="string">
            <text:p>Medway Hospitals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Padhuvai hospital </text:p>
          </table:table-cell>
          <table:table-cell office:value-type="string" calcext:value-type="string">
            <text:p>Madipakkam</text:p>
          </table:table-cell>
          <table:table-cell table:formula="of:=TRIM(MID([.B166];FIND(&quot;-&quot;;[.B166])+2;LEN([.B166])-FIND(&quot;-&quot;;[.B166])+2))" office:value-type="string" office:string-value="Padhuvai hospital" calcext:value-type="string">
            <text:p>Padhuva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167];FIND(&quot;-&quot;;[.B167])+2;LEN([.B167])-FIND(&quot;-&quot;;[.B167])+2))" office:value-type="string" office:string-value="Sathiya Hospital, Kolathur," calcext:value-type="string">
            <text:p>Sathiya Hospital, Kolathur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Shepherd Nursing Home</text:p>
          </table:table-cell>
          <table:table-cell office:value-type="string" calcext:value-type="string">
            <text:p>Peravallur</text:p>
          </table:table-cell>
          <table:table-cell table:formula="of:=TRIM(MID([.B168];FIND(&quot;-&quot;;[.B168])+2;LEN([.B168])-FIND(&quot;-&quot;;[.B168])+2))" office:value-type="string" office:string-value="Shepherd Nursing Home" calcext:value-type="string">
            <text:p>Shepher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169];FIND(&quot;-&quot;;[.B169])+2;LEN([.B169])-FIND(&quot;-&quot;;[.B169])+2))" office:value-type="string" office:string-value="Vasantha hospital thiruvottiyur branch" calcext:value-type="string">
            <text:p>Vasantha hospital thiruvottiyur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VELIICHAM HOSPITALS SELAIYUR, TAMBARAM EAST</text:p>
          </table:table-cell>
          <table:table-cell office:value-type="string" calcext:value-type="string">
            <text:p>Tambaram</text:p>
          </table:table-cell>
          <table:table-cell table:formula="of:=TRIM(MID([.B170];FIND(&quot;-&quot;;[.B170])+2;LEN([.B170])-FIND(&quot;-&quot;;[.B170])+2))" office:value-type="string" office:string-value="VELIICHAM HOSPITALS SELAIYUR, TAMBARAM EAST" calcext:value-type="string">
            <text:p>VELIICHAM HOSPITALS SELAIYUR, TAMBARAM EA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<text:s/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171];FIND(&quot;-&quot;;[.B171])+2;LEN([.B171])-FIND(&quot;-&quot;;[.B171])+2))" office:value-type="string" office:string-value="Yazhini Nursing Home, Agaram" calcext:value-type="string">
            <text:p>Yazhini Nursing Home, Ag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<text:s/>University - RGGGH (ZONE 13)( Police Department Staff)</text:p>
          </table:table-cell>
          <table:table-cell office:value-type="string" calcext:value-type="string">
            <text:p>Kotturpuram</text:p>
          </table:table-cell>
          <table:table-cell table:formula="of:=TRIM(MID([.B172];FIND(&quot;-&quot;;[.B172])+2;LEN([.B172])-FIND(&quot;-&quot;;[.B172])+2))" office:value-type="string" office:string-value="Anna University - RGGGH (ZONE 13)( Police Department Staff)" calcext:value-type="string">
            <text:p>Anna University - RGGGH (ZONE 13)( Police Department Staff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Anna Nagar ccc</text:p>
          </table:table-cell>
          <table:table-cell office:value-type="string" calcext:value-type="string">
            <text:p>Anna Nagar</text:p>
          </table:table-cell>
          <table:table-cell table:formula="of:=TRIM(MID([.B173];FIND(&quot;-&quot;;[.B173])+2;LEN([.B173])-FIND(&quot;-&quot;;[.B173])+2))" office:value-type="string" office:string-value="Anna Nagar ccc" calcext:value-type="string">
            <text:p>Anna Nagar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Anna University (Police Block - RGGGH)</text:p>
          </table:table-cell>
          <table:table-cell office:value-type="string" calcext:value-type="string">
            <text:p>Kotturpuram</text:p>
          </table:table-cell>
          <table:table-cell table:formula="of:=TRIM(MID([.B174];FIND(&quot;-&quot;;[.B174])+2;LEN([.B174])-FIND(&quot;-&quot;;[.B174])+2))" office:value-type="string" office:string-value="Anna University (Police Block - RGGGH)" calcext:value-type="string">
            <text:p>Anna University (Police Block - RGGG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Antarmana Care <text:s/>Nungambakkam.</text:p>
          </table:table-cell>
          <table:table-cell office:value-type="string" calcext:value-type="string">
            <text:p>Nungambakkam</text:p>
          </table:table-cell>
          <table:table-cell table:formula="of:=TRIM(MID([.B175];FIND(&quot;-&quot;;[.B175])+2;LEN([.B175])-FIND(&quot;-&quot;;[.B175])+2))" office:value-type="string" office:string-value="Antarmana Care Nungambakkam." calcext:value-type="string">
            <text:p>Antarmana Care Nungambakkam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Babuji Memorial Ashram, Manappakkam</text:p>
          </table:table-cell>
          <table:table-cell office:value-type="string" calcext:value-type="string">
            <text:p>Manapakkam</text:p>
          </table:table-cell>
          <table:table-cell table:formula="of:=TRIM(MID([.B176];FIND(&quot;-&quot;;[.B176])+2;LEN([.B176])-FIND(&quot;-&quot;;[.B176])+2))" office:value-type="string" office:string-value="Babuji Memorial Ashram, Manappakkam" calcext:value-type="string">
            <text:p>Babuji Memorial Ashram, Manap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Bharathi Womens College - SMC (ZONE 5)</text:p>
          </table:table-cell>
          <table:table-cell office:value-type="string" calcext:value-type="string">
            <text:p>George Town</text:p>
          </table:table-cell>
          <table:table-cell table:formula="of:=TRIM(MID([.B177];FIND(&quot;-&quot;;[.B177])+2;LEN([.B177])-FIND(&quot;-&quot;;[.B177])+2))" office:value-type="string" office:string-value="Bharathi Womens College - SMC (ZONE 5)" calcext:value-type="string">
            <text:p>Bharathi Womens College - SMC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BM Covid Care Centre, BM Plastic Surgery Clinic</text:p>
          </table:table-cell>
          <table:table-cell office:value-type="string" calcext:value-type="string">
            <text:p>Mylapore</text:p>
          </table:table-cell>
          <table:table-cell table:formula="of:=TRIM(MID([.B178];FIND(&quot;-&quot;;[.B178])+2;LEN([.B178])-FIND(&quot;-&quot;;[.B178])+2))" office:value-type="string" office:string-value="BM Covid Care Centre, BM Plastic Surgery Clinic" calcext:value-type="string">
            <text:p>BM Covid Care Centre, BM Plastic Surger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Chennai trade centre CCC With O2 facility ( Step down facility for RGGH and GOMCH patients only) </text:p>
          </table:table-cell>
          <table:table-cell office:value-type="string" calcext:value-type="string">
            <text:p>Nandambakkam</text:p>
          </table:table-cell>
          <table:table-cell table:formula="of:=TRIM(MID([.B179];FIND(&quot;-&quot;;[.B179])+2;LEN([.B179])-FIND(&quot;-&quot;;[.B179])+2))" office:value-type="string" office:string-value="Chennai trade centre CCC With O2 facility ( Step down facility for RGGH and GOMCH patients only)" calcext:value-type="string">
            <text:p>Chennai trade centre CCC With O2 facility ( Step down facility for RGGH and GOMCH patient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 Ambedkar Arts college,/Siddha centre</text:p>
          </table:table-cell>
          <table:table-cell office:value-type="string" calcext:value-type="string">
            <text:p>Vyarsarpadi</text:p>
          </table:table-cell>
          <table:table-cell table:formula="of:=TRIM(MID([.B180];FIND(&quot;-&quot;;[.B180])+2;LEN([.B180])-FIND(&quot;-&quot;;[.B180])+2))" office:value-type="string" office:string-value="Dr Ambedkar Arts college,/Siddha centre" calcext:value-type="string">
            <text:p>Dr Ambedkar Arts college,/Siddha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Dr.Shahs Clinic,T.Nagar</text:p>
          </table:table-cell>
          <table:table-cell office:value-type="string" calcext:value-type="string">
            <text:p>T. Nagar</text:p>
          </table:table-cell>
          <table:table-cell table:formula="of:=TRIM(MID([.B181];FIND(&quot;-&quot;;[.B181])+2;LEN([.B181])-FIND(&quot;-&quot;;[.B181])+2))" office:value-type="string" office:string-value="Dr.Shahs Clinic,T.Nagar" calcext:value-type="string">
            <text:p>Dr.Shahs Clinic,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Girishwari Covid Care Centre (Pine Tree Signature Hotel)</text:p>
          </table:table-cell>
          <table:table-cell office:value-type="string" calcext:value-type="string">
            <text:p>Guindy</text:p>
          </table:table-cell>
          <table:table-cell table:formula="of:=TRIM(MID([.B182];FIND(&quot;-&quot;;[.B182])+2;LEN([.B182])-FIND(&quot;-&quot;;[.B182])+2))" office:value-type="string" office:string-value="Girishwari Covid Care Centre (Pine Tree Signature Hotel)" calcext:value-type="string">
            <text:p>Girishwari Covid Care Centre (Pine Tree Signature Ho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Grand Residency</text:p>
          </table:table-cell>
          <table:table-cell office:value-type="string" calcext:value-type="string">
            <text:p>Velachery</text:p>
          </table:table-cell>
          <table:table-cell table:formula="of:=TRIM(MID([.B183];FIND(&quot;-&quot;;[.B183])+2;LEN([.B183])-FIND(&quot;-&quot;;[.B183])+2))" office:value-type="string" office:string-value="Grand Residency" calcext:value-type="string">
            <text:p>Grand Residenc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Gurunanak  School - KMC (ZONE 13)</text:p>
          </table:table-cell>
          <table:table-cell office:value-type="string" calcext:value-type="string">
            <text:p>Velachery</text:p>
          </table:table-cell>
          <table:table-cell table:formula="of:=TRIM(MID([.B184];FIND(&quot;-&quot;;[.B184])+2;LEN([.B184])-FIND(&quot;-&quot;;[.B184])+2))" office:value-type="string" office:string-value="Gurunanak  School - KMC (ZONE 13)" calcext:value-type="string">
            <text:p>Gurunanak  School - K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Gurunank College</text:p>
          </table:table-cell>
          <table:table-cell office:value-type="string" calcext:value-type="string">
            <text:p>Velachery</text:p>
          </table:table-cell>
          <table:table-cell table:formula="of:=TRIM(MID([.B185];FIND(&quot;-&quot;;[.B185])+2;LEN([.B185])-FIND(&quot;-&quot;;[.B185])+2))" office:value-type="string" office:string-value="Gurunank College" calcext:value-type="string">
            <text:p>Gurunank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Greens</text:p>
          </table:table-cell>
          <table:table-cell office:value-type="string" calcext:value-type="string">
            <text:p>Tondiarpet</text:p>
          </table:table-cell>
          <table:table-cell table:formula="of:=TRIM(MID([.B186];FIND(&quot;-&quot;;[.B186])+2;LEN([.B186])-FIND(&quot;-&quot;;[.B186])+2))" office:value-type="string" office:string-value="Hotel Greens" calcext:value-type="string">
            <text:p>Hotel Green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Jemini Inn Pvt. Ltd.</text:p>
          </table:table-cell>
          <table:table-cell office:value-type="string" calcext:value-type="string">
            <text:p>Unknown</text:p>
          </table:table-cell>
          <table:table-cell table:formula="of:=TRIM(MID([.B187];FIND(&quot;-&quot;;[.B187])+2;LEN([.B187])-FIND(&quot;-&quot;;[.B187])+2))" office:value-type="string" office:string-value="Hotel Jemini Inn Pvt. Ltd." calcext:value-type="string">
            <text:p>Hotel Jemini Inn Pvt. Ltd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Paramount Inn</text:p>
          </table:table-cell>
          <table:table-cell office:value-type="string" calcext:value-type="string">
            <text:p>Sriperumbudur</text:p>
          </table:table-cell>
          <table:table-cell table:formula="of:=TRIM(MID([.B188];FIND(&quot;-&quot;;[.B188])+2;LEN([.B188])-FIND(&quot;-&quot;;[.B188])+2))" office:value-type="string" office:string-value="Hotel Paramount Inn" calcext:value-type="string">
            <text:p>Hotel Paramount In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Hotel Southern Crest</text:p>
          </table:table-cell>
          <table:table-cell office:value-type="string" calcext:value-type="string">
            <text:p>T. Nagar</text:p>
          </table:table-cell>
          <table:table-cell table:formula="of:=TRIM(MID([.B189];FIND(&quot;-&quot;;[.B189])+2;LEN([.B189])-FIND(&quot;-&quot;;[.B189])+2))" office:value-type="string" office:string-value="Hotel Southern Crest" calcext:value-type="string">
            <text:p>Hotel Southern Cr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IBIS Hotel</text:p>
          </table:table-cell>
          <table:table-cell office:value-type="string" calcext:value-type="string">
            <text:p>Sholinganallur</text:p>
          </table:table-cell>
          <table:table-cell table:formula="of:=TRIM(MID([.B190];FIND(&quot;-&quot;;[.B190])+2;LEN([.B190])-FIND(&quot;-&quot;;[.B190])+2))" office:value-type="string" office:string-value="IBIS Hotel" calcext:value-type="string">
            <text:p>IBI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IIT,Madras - RGGGH (ZONE 13)</text:p>
          </table:table-cell>
          <table:table-cell office:value-type="string" calcext:value-type="string">
            <text:p>Guindy</text:p>
          </table:table-cell>
          <table:table-cell table:formula="of:=TRIM(MID([.B191];FIND(&quot;-&quot;;[.B191])+2;LEN([.B191])-FIND(&quot;-&quot;;[.B191])+2))" office:value-type="string" office:string-value="IIT,Madras - RGGGH (ZONE 13)" calcext:value-type="string">
            <text:p>IIT,Madras - RGGG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Inpam's City Royal Hospital</text:p>
          </table:table-cell>
          <table:table-cell office:value-type="string" calcext:value-type="string">
            <text:p>Valasaravakkam</text:p>
          </table:table-cell>
          <table:table-cell table:formula="of:=TRIM(MID([.B192];FIND(&quot;-&quot;;[.B192])+2;LEN([.B192])-FIND(&quot;-&quot;;[.B192])+2))" office:value-type="string" office:string-value="Inpam's City Royal Hospital" calcext:value-type="string">
            <text:p>Inpam's City Roy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awahar engineering college - KMC (ZONE 10)</text:p>
          </table:table-cell>
          <table:table-cell office:value-type="string" calcext:value-type="string">
            <text:p>Saligramam</text:p>
          </table:table-cell>
          <table:table-cell table:formula="of:=TRIM(MID([.B193];FIND(&quot;-&quot;;[.B193])+2;LEN([.B193])-FIND(&quot;-&quot;;[.B193])+2))" office:value-type="string" office:string-value="Jawahar engineering college - KMC (ZONE 10)" calcext:value-type="string">
            <text:p>Jawahar engineering college - KMC (ZONE 10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Jerusalem College of Engineering, Pallikaranai</text:p>
          </table:table-cell>
          <table:table-cell office:value-type="string" calcext:value-type="string">
            <text:p>Pallikaranai</text:p>
          </table:table-cell>
          <table:table-cell table:formula="of:=TRIM(MID([.B194];FIND(&quot;-&quot;;[.B194])+2;LEN([.B194])-FIND(&quot;-&quot;;[.B194])+2))" office:value-type="string" office:string-value="Jerusalem College of Engineering, Pallikaranai" calcext:value-type="string">
            <text:p>Jerusalem College of Engineering, Pallikara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Kallikuppam Nursing Home</text:p>
          </table:table-cell>
          <table:table-cell office:value-type="string" calcext:value-type="string">
            <text:p>Ambattur</text:p>
          </table:table-cell>
          <table:table-cell table:formula="of:=TRIM(MID([.B195];FIND(&quot;-&quot;;[.B195])+2;LEN([.B195])-FIND(&quot;-&quot;;[.B195])+2))" office:value-type="string" office:string-value="Kallikuppam Nursing Home" calcext:value-type="string">
            <text:p>Kallikuppam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ilpauk Medical College-Athipattu (3RD BLOCK) (ZONE 8)</text:p>
          </table:table-cell>
          <table:table-cell office:value-type="string" calcext:value-type="string">
            <text:p>Kilpauk</text:p>
          </table:table-cell>
          <table:table-cell table:formula="of:=TRIM(MID([.B196];FIND(&quot;-&quot;;[.B196])+2;LEN([.B196])-FIND(&quot;-&quot;;[.B196])+2))" office:value-type="string" office:string-value="kilpauk Medical College-Athipattu (3RD BLOCK) (ZONE 8)" calcext:value-type="string">
            <text:p>kilpauk Medical College-Athipattu (3RD BLOCK) (ZONE 8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mmc</text:p>
          </table:table-cell>
          <table:table-cell office:value-type="string" calcext:value-type="string">
            <text:p>Pulianthope</text:p>
          </table:table-cell>
          <table:table-cell table:formula="of:=TRIM(MID([.B197];FIND(&quot;-&quot;;[.B197])+2;LEN([.B197])-FIND(&quot;-&quot;;[.B197])+2))" office:value-type="string" office:string-value="KP park mmc" calcext:value-type="string">
            <text:p>KP park m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KP Park omc</text:p>
          </table:table-cell>
          <table:table-cell office:value-type="string" calcext:value-type="string">
            <text:p>Pulianthope</text:p>
          </table:table-cell>
          <table:table-cell table:formula="of:=TRIM(MID([.B198];FIND(&quot;-&quot;;[.B198])+2;LEN([.B198])-FIND(&quot;-&quot;;[.B198])+2))" office:value-type="string" office:string-value="KP Park omc" calcext:value-type="string">
            <text:p>KP Park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London Spine Sport Ortho Centre</text:p>
          </table:table-cell>
          <table:table-cell office:value-type="string" calcext:value-type="string">
            <text:p>Virugambakkam</text:p>
          </table:table-cell>
          <table:table-cell table:formula="of:=TRIM(MID([.B199];FIND(&quot;-&quot;;[.B199])+2;LEN([.B199])-FIND(&quot;-&quot;;[.B199])+2))" office:value-type="string" office:string-value="London Spine Sport Ortho Centre" calcext:value-type="string">
            <text:p>London Spine Sport Ortho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eenakshi engineering college</text:p>
          </table:table-cell>
          <table:table-cell office:value-type="string" calcext:value-type="string">
            <text:p>Virugambakkam</text:p>
          </table:table-cell>
          <table:table-cell table:formula="of:=TRIM(MID([.B200];FIND(&quot;-&quot;;[.B200])+2;LEN([.B200])-FIND(&quot;-&quot;;[.B200])+2))" office:value-type="string" office:string-value="Meenakshi engineering college" calcext:value-type="string">
            <text:p>Meenakshi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MMC RGGH-ATHIPATTU (ZONE 5)</text:p>
          </table:table-cell>
          <table:table-cell office:value-type="string" calcext:value-type="string">
            <text:p>Athipattu</text:p>
          </table:table-cell>
          <table:table-cell table:formula="of:=TRIM(MID([.B201];FIND(&quot;-&quot;;[.B201])+2;LEN([.B201])-FIND(&quot;-&quot;;[.B201])+2))" office:value-type="string" office:string-value="MMC RGGH-ATHIPATTU (ZONE 5)" calcext:value-type="string">
            <text:p>MMC RGGH-ATHIPATTU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MUFADDAL POLY CLINIC TRUST, ROYAPURAM</text:p>
          </table:table-cell>
          <table:table-cell office:value-type="string" calcext:value-type="string">
            <text:p>Royapuram</text:p>
          </table:table-cell>
          <table:table-cell table:formula="of:=TRIM(MID([.B202];FIND(&quot;-&quot;;[.B202])+2;LEN([.B202])-FIND(&quot;-&quot;;[.B202])+2))" office:value-type="string" office:string-value="MUFADDAL POLY CLINIC TRUST, ROYAPURAM" calcext:value-type="string">
            <text:p>MUFADDAL POLY CLINIC TRUST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New Bharakadh Hidiya Mension</text:p>
          </table:table-cell>
          <table:table-cell office:value-type="string" calcext:value-type="string">
            <text:p>Unknown</text:p>
          </table:table-cell>
          <table:table-cell table:formula="of:=TRIM(MID([.B203];FIND(&quot;-&quot;;[.B203])+2;LEN([.B203])-FIND(&quot;-&quot;;[.B203])+2))" office:value-type="string" office:string-value="New Bharakadh Hidiya Mension" calcext:value-type="string">
            <text:p>New Bharakadh Hidiya Men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NSTI Guindy - GCH <text:s/>(ZONE 13)</text:p>
          </table:table-cell>
          <table:table-cell office:value-type="string" calcext:value-type="string">
            <text:p>Guindy</text:p>
          </table:table-cell>
          <table:table-cell table:formula="of:=TRIM(MID([.B204];FIND(&quot;-&quot;;[.B204])+2;LEN([.B204])-FIND(&quot;-&quot;;[.B204])+2))" office:value-type="string" office:string-value="NSTI Guindy - GCH (ZONE 13)" calcext:value-type="string">
            <text:p>NSTI Guindy - GCH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Quad-e-millath Govt college</text:p>
          </table:table-cell>
          <table:table-cell office:value-type="string" calcext:value-type="string">
            <text:p>Triplicane</text:p>
          </table:table-cell>
          <table:table-cell table:formula="of:=TRIM(MID([.B205];FIND(&quot;-&quot;;[.B205])+2;LEN([.B205])-FIND(&quot;-&quot;;[.B205])+2))" office:value-type="string" office:string-value="Quad-e-millath Govt college" calcext:value-type="string">
            <text:p>Quad-e-millath Govt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RK Senior Health Care</text:p>
          </table:table-cell>
          <table:table-cell office:value-type="string" calcext:value-type="string">
            <text:p>Porur</text:p>
          </table:table-cell>
          <table:table-cell table:formula="of:=TRIM(MID([.B206];FIND(&quot;-&quot;;[.B206])+2;LEN([.B206])-FIND(&quot;-&quot;;[.B206])+2))" office:value-type="string" office:string-value="RK Senior Health Care" calcext:value-type="string">
            <text:p>RK Senior Health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RKN Home</text:p>
          </table:table-cell>
          <table:table-cell office:value-type="string" calcext:value-type="string">
            <text:p>Unknown</text:p>
          </table:table-cell>
          <table:table-cell table:formula="of:=TRIM(MID([.B207];FIND(&quot;-&quot;;[.B207])+2;LEN([.B207])-FIND(&quot;-&quot;;[.B207])+2))" office:value-type="string" office:string-value="RKN Home" calcext:value-type="string">
            <text:p>RKN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RMD NURSING HOME</text:p>
          </table:table-cell>
          <table:table-cell office:value-type="string" calcext:value-type="string">
            <text:p>Mambalam</text:p>
          </table:table-cell>
          <table:table-cell table:formula="of:=TRIM(MID([.B208];FIND(&quot;-&quot;;[.B208])+2;LEN([.B208])-FIND(&quot;-&quot;;[.B208])+2))" office:value-type="string" office:string-value="RMD NURSING HOME" calcext:value-type="string">
            <text:p>RM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Saradha Childrens Academy</text:p>
          </table:table-cell>
          <table:table-cell office:value-type="string" calcext:value-type="string">
            <text:p>Kottivakkam</text:p>
          </table:table-cell>
          <table:table-cell table:formula="of:=TRIM(MID([.B209];FIND(&quot;-&quot;;[.B209])+2;LEN([.B209])-FIND(&quot;-&quot;;[.B209])+2))" office:value-type="string" office:string-value="Saradha Childrens Academy" calcext:value-type="string">
            <text:p>Saradha Childrens Academ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tanley medical college-Athipattu (2ND BLOCK) (ZONE 5)</text:p>
          </table:table-cell>
          <table:table-cell office:value-type="string" calcext:value-type="string">
            <text:p>George Town</text:p>
          </table:table-cell>
          <table:table-cell table:formula="of:=TRIM(MID([.B210];FIND(&quot;-&quot;;[.B210])+2;LEN([.B210])-FIND(&quot;-&quot;;[.B210])+2))" office:value-type="string" office:string-value="Stanley medical college-Athipattu (2ND BLOCK) (ZONE 5)" calcext:value-type="string">
            <text:p>Stanley medical college-Athipattu (2ND BLOCK) (ZONE 5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Susrutha Integrated Fertility Maternity and Surgical Centr</text:p>
          </table:table-cell>
          <table:table-cell office:value-type="string" calcext:value-type="string">
            <text:p>Unknown</text:p>
          </table:table-cell>
          <table:table-cell table:formula="of:=TRIM(MID([.B211];FIND(&quot;-&quot;;[.B211])+2;LEN([.B211])-FIND(&quot;-&quot;;[.B211])+2))" office:value-type="string" office:string-value="Susrutha Integrated Fertility Maternity and Surgical Centr" calcext:value-type="string">
            <text:p>Susrutha Integrated Fertility Maternity and Surgical Cent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CC - Trinity Acute Care Hospital</text:p>
          </table:table-cell>
          <table:table-cell office:value-type="string" calcext:value-type="string">
            <text:p>Mylapore</text:p>
          </table:table-cell>
          <table:table-cell table:formula="of:=TRIM(MID([.B212];FIND(&quot;-&quot;;[.B212])+2;LEN([.B212])-FIND(&quot;-&quot;;[.B212])+2))" office:value-type="string" office:string-value="Trinity Acute Care Hospital" calcext:value-type="string">
            <text:p>Trinity Acute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university of madras hostel -OMC (ZONE 13)</text:p>
          </table:table-cell>
          <table:table-cell office:value-type="string" calcext:value-type="string">
            <text:p>Tharamani</text:p>
          </table:table-cell>
          <table:table-cell table:formula="of:=TRIM(MID([.B213];FIND(&quot;-&quot;;[.B213])+2;LEN([.B213])-FIND(&quot;-&quot;;[.B213])+2))" office:value-type="string" office:string-value="university of madras hostel -OMC (ZONE 13)" calcext:value-type="string">
            <text:p>university of madras hostel -OMC (ZONE 13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elammal Engineering College</text:p>
          </table:table-cell>
          <table:table-cell office:value-type="string" calcext:value-type="string">
            <text:p>Surapet</text:p>
          </table:table-cell>
          <table:table-cell table:formula="of:=TRIM(MID([.B214];FIND(&quot;-&quot;;[.B214])+2;LEN([.B214])-FIND(&quot;-&quot;;[.B214])+2))" office:value-type="string" office:string-value="Velammal Engineering College" calcext:value-type="string">
            <text:p>Velammal Engineering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ctoria Hostel Presidency College (ZONE 9)</text:p>
          </table:table-cell>
          <table:table-cell office:value-type="string" calcext:value-type="string">
            <text:p>Triplicane</text:p>
          </table:table-cell>
          <table:table-cell table:formula="of:=TRIM(MID([.B215];FIND(&quot;-&quot;;[.B215])+2;LEN([.B215])-FIND(&quot;-&quot;;[.B215])+2))" office:value-type="string" office:string-value="Victoria Hostel Presidency College (ZONE 9)" calcext:value-type="string">
            <text:p>Victoria Hostel Presidency College (ZONE 9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Vijaya Group Of Hospital</text:p>
          </table:table-cell>
          <table:table-cell office:value-type="string" calcext:value-type="string">
            <text:p>Vadapalani</text:p>
          </table:table-cell>
          <table:table-cell table:formula="of:=TRIM(MID([.B216];FIND(&quot;-&quot;;[.B216])+2;LEN([.B216])-FIND(&quot;-&quot;;[.B216])+2))" office:value-type="string" office:string-value="Vijaya Group Of Hospital" calcext:value-type="string">
            <text:p>Vijaya Group Of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C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217];FIND(&quot;-&quot;;[.B217])+2;LEN([.B217])-FIND(&quot;-&quot;;[.B217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<text:s/>Dr.V.Balaji Dr.V.Seshiah Diabetes care and Research Institute</text:p>
          </table:table-cell>
          <table:table-cell office:value-type="string" calcext:value-type="string">
            <text:p>Aminjikarai</text:p>
          </table:table-cell>
          <table:table-cell table:formula="of:=TRIM(MID([.B218];FIND(&quot;-&quot;;[.B218])+2;LEN([.B218])-FIND(&quot;-&quot;;[.B218])+2))" office:value-type="string" office:string-value="Dr.V.Balaji Dr.V.Seshiah Diabetes care and Research Institute" calcext:value-type="string">
            <text:p>Dr.V.Balaji Dr.V.Seshiah Diabetes care and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.K.Hospital, Aminjikarai</text:p>
          </table:table-cell>
          <table:table-cell office:value-type="string" calcext:value-type="string">
            <text:p>Aminjikarai</text:p>
          </table:table-cell>
          <table:table-cell table:formula="of:=TRIM(MID([.B219];FIND(&quot;-&quot;;[.B219])+2;LEN([.B219])-FIND(&quot;-&quot;;[.B219])+2))" office:value-type="string" office:string-value="A.K.Hospital, Aminjikarai" calcext:value-type="string">
            <text:p>A.K.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AAkash Fertility Centre &amp; Hospital , No.10.100 Feet Road, Vadapalani,Chennai-26</text:p>
          </table:table-cell>
          <table:table-cell office:value-type="string" calcext:value-type="string">
            <text:p>Vadapalani</text:p>
          </table:table-cell>
          <table:table-cell table:formula="of:=TRIM(MID([.B220];FIND(&quot;-&quot;;[.B220])+2;LEN([.B220])-FIND(&quot;-&quot;;[.B220])+2))" office:value-type="string" office:string-value="AAkash Fertility Centre &amp; Hospital , No.10.100 Feet Road, Vadapalani,Chennai-26" calcext:value-type="string">
            <text:p>AAkash Fertility Centre &amp; Hospital , No.10.100 Feet Road, Vadapalani,Chennai-26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kash Hospital, Thiruvottiyur</text:p>
          </table:table-cell>
          <table:table-cell table:style-name="ce1" office:value-type="string" calcext:value-type="string">
            <text:p>Thiruvottiyur</text:p>
          </table:table-cell>
          <table:table-cell table:formula="of:=TRIM(MID([.B221];FIND(&quot;-&quot;;[.B221])+2;LEN([.B221])-FIND(&quot;-&quot;;[.B221])+2))" office:value-type="string" office:string-value="Aakash Hospital, Thiruvottiyur" calcext:value-type="string">
            <text:p>Aakash Hospital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ashara Hospital, Anna Nagar*</text:p>
          </table:table-cell>
          <table:table-cell table:style-name="ce1" office:value-type="string" calcext:value-type="string">
            <text:p>Anna Nagar</text:p>
          </table:table-cell>
          <table:table-cell table:formula="of:=TRIM(MID([.B222];FIND(&quot;-&quot;;[.B222])+2;LEN([.B222])-FIND(&quot;-&quot;;[.B222])+2))" office:value-type="string" office:string-value="Aashara Hospital, Anna Nagar*" calcext:value-type="string">
            <text:p>Aashara Hospital, Anna 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chaya Hospital, Adambakkam</text:p>
          </table:table-cell>
          <table:table-cell table:style-name="ce1" office:value-type="string" calcext:value-type="string">
            <text:p>Adambakkam</text:p>
          </table:table-cell>
          <table:table-cell table:formula="of:=TRIM(MID([.B223];FIND(&quot;-&quot;;[.B223])+2;LEN([.B223])-FIND(&quot;-&quot;;[.B223])+2))" office:value-type="string" office:string-value="Achaya Hospital, Adambakkam" calcext:value-type="string">
            <text:p>Achaya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ditya Kamaraja Hospital Pvt Ltd,Virugambakkam</text:p>
          </table:table-cell>
          <table:table-cell table:style-name="ce1" office:value-type="string" calcext:value-type="string">
            <text:p>Virugambakkam</text:p>
          </table:table-cell>
          <table:table-cell table:formula="of:=TRIM(MID([.B224];FIND(&quot;-&quot;;[.B224])+2;LEN([.B224])-FIND(&quot;-&quot;;[.B224])+2))" office:value-type="string" office:string-value="Aditya Kamaraja Hospital Pvt Ltd,Virugambakkam" calcext:value-type="string">
            <text:p>Aditya Kamaraja Hospital Pvt Ltd,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mrit Medical Centre,Purasawakkam</text:p>
          </table:table-cell>
          <table:table-cell table:style-name="ce1" office:value-type="string" calcext:value-type="string">
            <text:p>Purasaiwakkam</text:p>
          </table:table-cell>
          <table:table-cell table:formula="of:=TRIM(MID([.B225];FIND(&quot;-&quot;;[.B225])+2;LEN([.B225])-FIND(&quot;-&quot;;[.B225])+2))" office:value-type="string" office:string-value="Amrit Medical Centre,Purasawakkam" calcext:value-type="string">
            <text:p>Amrit Medical Centre,Purasa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and Hospital</text:p>
          </table:table-cell>
          <table:table-cell office:value-type="string" calcext:value-type="string">
            <text:p>Manali</text:p>
          </table:table-cell>
          <table:table-cell table:formula="of:=TRIM(MID([.B226];FIND(&quot;-&quot;;[.B226])+2;LEN([.B226])-FIND(&quot;-&quot;;[.B226])+2))" office:value-type="string" office:string-value="Anand Hospital" calcext:value-type="string">
            <text:p>An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bu Hospital, Velachery*</text:p>
          </table:table-cell>
          <table:table-cell table:style-name="ce1" office:value-type="string" calcext:value-type="string">
            <text:p>Velachery</text:p>
          </table:table-cell>
          <table:table-cell table:formula="of:=TRIM(MID([.B227];FIND(&quot;-&quot;;[.B227])+2;LEN([.B227])-FIND(&quot;-&quot;;[.B227])+2))" office:value-type="string" office:string-value="Anbu Hospital, Velachery*" calcext:value-type="string">
            <text:p>Anbu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jakha Hospital, Madipakkam</text:p>
          </table:table-cell>
          <table:table-cell office:value-type="string" calcext:value-type="string">
            <text:p>Madipakkam</text:p>
          </table:table-cell>
          <table:table-cell table:formula="of:=TRIM(MID([.B228];FIND(&quot;-&quot;;[.B228])+2;LEN([.B228])-FIND(&quot;-&quot;;[.B228])+2))" office:value-type="string" office:string-value="Anjakha Hospital, Madipakkam" calcext:value-type="string">
            <text:p>Anjakha Hospital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 Nagar Peripheral Hospital</text:p>
          </table:table-cell>
          <table:table-cell office:value-type="string" calcext:value-type="string">
            <text:p>Anna Nagar</text:p>
          </table:table-cell>
          <table:table-cell table:formula="of:=TRIM(MID([.B229];FIND(&quot;-&quot;;[.B229])+2;LEN([.B229])-FIND(&quot;-&quot;;[.B229])+2))" office:value-type="string" office:string-value="Anna Nagar Peripheral Hospital" calcext:value-type="string">
            <text:p>Anna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nnai Multispeciality Hospital, Virugambakkam</text:p>
          </table:table-cell>
          <table:table-cell office:value-type="string" calcext:value-type="string">
            <text:p>Virugambakkam</text:p>
          </table:table-cell>
          <table:table-cell table:formula="of:=TRIM(MID([.B230];FIND(&quot;-&quot;;[.B230])+2;LEN([.B230])-FIND(&quot;-&quot;;[.B230])+2))" office:value-type="string" office:string-value="Annai Multispeciality Hospital, Virugambakkam" calcext:value-type="string">
            <text:p>Annai Multispeciality Hospital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Children's <text:s/>Hospitals (Age Less Than 16 Yrs)</text:p>
          </table:table-cell>
          <table:table-cell office:value-type="string" calcext:value-type="string">
            <text:p>Thousand Lights</text:p>
          </table:table-cell>
          <table:table-cell table:formula="of:=TRIM(MID([.B231];FIND(&quot;-&quot;;[.B231])+2;LEN([.B231])-FIND(&quot;-&quot;;[.B231])+2))" office:value-type="string" office:string-value="Apollo Children's Hospitals (Age Less Than 16 Yrs)" calcext:value-type="string">
            <text:p>Apollo Children's Hospitals (Age Less Than 16 Yrs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ollo Hospital, OMR, Perungudi</text:p>
          </table:table-cell>
          <table:table-cell office:value-type="string" calcext:value-type="string">
            <text:p>Perungudi</text:p>
          </table:table-cell>
          <table:table-cell table:formula="of:=TRIM(MID([.B232];FIND(&quot;-&quot;;[.B232])+2;LEN([.B232])-FIND(&quot;-&quot;;[.B232])+2))" office:value-type="string" office:string-value="Apollo Hospital, OMR, Perungudi" calcext:value-type="string">
            <text:p>Apollo Hospital, OMR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ppasamy Hospitals, Arumbakkam</text:p>
          </table:table-cell>
          <table:table-cell office:value-type="string" calcext:value-type="string">
            <text:p>Arumbakkam</text:p>
          </table:table-cell>
          <table:table-cell table:formula="of:=TRIM(MID([.B233];FIND(&quot;-&quot;;[.B233])+2;LEN([.B233])-FIND(&quot;-&quot;;[.B233])+2))" office:value-type="string" office:string-value="Appasamy Hospitals, Arumbakkam" calcext:value-type="string">
            <text:p>Appasamy Hospitals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ARC International Fertility &amp; Research Centre Pvt. Ltd., Perambur</text:p>
          </table:table-cell>
          <table:table-cell office:value-type="string" calcext:value-type="string">
            <text:p>Perambur</text:p>
          </table:table-cell>
          <table:table-cell table:formula="of:=TRIM(MID([.B234];FIND(&quot;-&quot;;[.B234])+2;LEN([.B234])-FIND(&quot;-&quot;;[.B234])+2))" office:value-type="string" office:string-value="ARC International Fertility &amp; Research Centre Pvt. Ltd., Perambur" calcext:value-type="string">
            <text:p>ARC International Fertility &amp; Research Centre Pvt. Ltd.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K Hospital, Velachery*</text:p>
          </table:table-cell>
          <table:table-cell office:value-type="string" calcext:value-type="string">
            <text:p>Velachery</text:p>
          </table:table-cell>
          <table:table-cell table:formula="of:=TRIM(MID([.B235];FIND(&quot;-&quot;;[.B235])+2;LEN([.B235])-FIND(&quot;-&quot;;[.B235])+2))" office:value-type="string" office:string-value="ARK Hospital, Velachery*" calcext:value-type="string">
            <text:p>ARK Hospital, Velachery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Arul Children's Hospital, 179, SRP Colony Main Road, Periyar Nagar</text:p>
          </table:table-cell>
          <table:table-cell office:value-type="string" calcext:value-type="string">
            <text:p>Perambur</text:p>
          </table:table-cell>
          <table:table-cell table:formula="of:=TRIM(MID([.B236];FIND(&quot;-&quot;;[.B236])+2;LEN([.B236])-FIND(&quot;-&quot;;[.B236])+2))" office:value-type="string" office:string-value="Arul Children's Hospital, 179, SRP Colony Main Road, Periyar Nagar" calcext:value-type="string">
            <text:p>Arul Children's Hospital, 179, SRP Colony Main Road, Periyar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run Vijaya Hospitals, KK Nagar</text:p>
          </table:table-cell>
          <table:table-cell office:value-type="string" calcext:value-type="string">
            <text:p>K. K. Nagar</text:p>
          </table:table-cell>
          <table:table-cell table:formula="of:=TRIM(MID([.B237];FIND(&quot;-&quot;;[.B237])+2;LEN([.B237])-FIND(&quot;-&quot;;[.B237])+2))" office:value-type="string" office:string-value="Arun Vijaya Hospitals, KK Nagar" calcext:value-type="string">
            <text:p>Arun Vijaya Hospitals, K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stra Ortho N Spine Care Hospital, Velachery</text:p>
          </table:table-cell>
          <table:table-cell office:value-type="string" calcext:value-type="string">
            <text:p>Velachery</text:p>
          </table:table-cell>
          <table:table-cell table:formula="of:=TRIM(MID([.B238];FIND(&quot;-&quot;;[.B238])+2;LEN([.B238])-FIND(&quot;-&quot;;[.B238])+2))" office:value-type="string" office:string-value="Astra Ortho N Spine Care Hospital, Velachery" calcext:value-type="string">
            <text:p>Astra Ortho N Spine Care Hospital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AVS Cardiac Centre,Triplicane</text:p>
          </table:table-cell>
          <table:table-cell office:value-type="string" calcext:value-type="string">
            <text:p>Triplicane</text:p>
          </table:table-cell>
          <table:table-cell table:formula="of:=TRIM(MID([.B239];FIND(&quot;-&quot;;[.B239])+2;LEN([.B239])-FIND(&quot;-&quot;;[.B239])+2))" office:value-type="string" office:string-value="AVS Cardiac Centre,Triplicane" calcext:value-type="string">
            <text:p>AVS Cardiac Centre,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.M Hospital,Nanganallur</text:p>
          </table:table-cell>
          <table:table-cell office:value-type="string" calcext:value-type="string">
            <text:p>Nanganallur</text:p>
          </table:table-cell>
          <table:table-cell table:formula="of:=TRIM(MID([.B240];FIND(&quot;-&quot;;[.B240])+2;LEN([.B240])-FIND(&quot;-&quot;;[.B240])+2))" office:value-type="string" office:string-value="B.M Hospital,Nanganallur" calcext:value-type="string">
            <text:p>B.M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alaji Hospital, Otteri</text:p>
          </table:table-cell>
          <table:table-cell office:value-type="string" calcext:value-type="string">
            <text:p>Purasaiwakkam</text:p>
          </table:table-cell>
          <table:table-cell table:formula="of:=TRIM(MID([.B241];FIND(&quot;-&quot;;[.B241])+2;LEN([.B241])-FIND(&quot;-&quot;;[.B241])+2))" office:value-type="string" office:string-value="Balaji Hospital, Otteri" calcext:value-type="string">
            <text:p>Balaji Hospital, Otter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 Anna nagar</text:p>
          </table:table-cell>
          <table:table-cell office:value-type="string" calcext:value-type="string">
            <text:p>Anna Nagar West</text:p>
          </table:table-cell>
          <table:table-cell table:formula="of:=TRIM(MID([.B242];FIND(&quot;-&quot;;[.B242])+2;LEN([.B242])-FIND(&quot;-&quot;;[.B242])+2))" office:value-type="string" office:string-value="Be Well Hospital Anna nagar" calcext:value-type="string">
            <text:p>Be Well Hospital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, T.Nagar</text:p>
          </table:table-cell>
          <table:table-cell office:value-type="string" calcext:value-type="string">
            <text:p>T. Nagar</text:p>
          </table:table-cell>
          <table:table-cell table:formula="of:=TRIM(MID([.B243];FIND(&quot;-&quot;;[.B243])+2;LEN([.B243])-FIND(&quot;-&quot;;[.B243])+2))" office:value-type="string" office:string-value="Be Well Hospital, T.Nagar" calcext:value-type="string">
            <text:p>Be Well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244];FIND(&quot;-&quot;;[.B244])+2;LEN([.B244])-FIND(&quot;-&quot;;[.B244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e Well Hospitals, Ambattur</text:p>
          </table:table-cell>
          <table:table-cell office:value-type="string" calcext:value-type="string">
            <text:p>Ambattur</text:p>
          </table:table-cell>
          <table:table-cell table:formula="of:=TRIM(MID([.B245];FIND(&quot;-&quot;;[.B245])+2;LEN([.B245])-FIND(&quot;-&quot;;[.B245])+2))" office:value-type="string" office:string-value="Be Well Hospitals, Ambattur" calcext:value-type="string">
            <text:p>Be Well Hospitals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harathi Rajaa Hospital, T.Nagar</text:p>
          </table:table-cell>
          <table:table-cell office:value-type="string" calcext:value-type="string">
            <text:p>T. Nagar</text:p>
          </table:table-cell>
          <table:table-cell table:formula="of:=TRIM(MID([.B246];FIND(&quot;-&quot;;[.B246])+2;LEN([.B246])-FIND(&quot;-&quot;;[.B246])+2))" office:value-type="string" office:string-value="Bharathi Rajaa Hospital, T.Nagar" calcext:value-type="string">
            <text:p>Bharathi Rajaa Hospital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illroth Hospitals, Shenoy Nagar</text:p>
          </table:table-cell>
          <table:table-cell office:value-type="string" calcext:value-type="string">
            <text:p>Shenoy Nagar</text:p>
          </table:table-cell>
          <table:table-cell table:formula="of:=TRIM(MID([.B247];FIND(&quot;-&quot;;[.B247])+2;LEN([.B247])-FIND(&quot;-&quot;;[.B247])+2))" office:value-type="string" office:string-value="Billroth Hospitals, Shenoy Nagar" calcext:value-type="string">
            <text:p>Billroth Hospitals, Shenoy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Bloom Health Care Hospital</text:p>
          </table:table-cell>
          <table:table-cell office:value-type="string" calcext:value-type="string">
            <text:p>Velachery</text:p>
          </table:table-cell>
          <table:table-cell table:formula="of:=TRIM(MID([.B248];FIND(&quot;-&quot;;[.B248])+2;LEN([.B248])-FIND(&quot;-&quot;;[.B248])+2))" office:value-type="string" office:string-value="Bloom Health Care Hospital" calcext:value-type="string">
            <text:p>Bloom Health Car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.S.I Rainy Multi Speciality Hospital, Tondiarpet</text:p>
          </table:table-cell>
          <table:table-cell office:value-type="string" calcext:value-type="string">
            <text:p>Washermanpet</text:p>
          </table:table-cell>
          <table:table-cell table:formula="of:=TRIM(MID([.B249];FIND(&quot;-&quot;;[.B249])+2;LEN([.B249])-FIND(&quot;-&quot;;[.B249])+2))" office:value-type="string" office:string-value="C.S.I Rainy Multi Speciality Hospital, Tondiarpet" calcext:value-type="string">
            <text:p>C.S.I Rainy Multi Speciality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&amp;C Woman’s Hospital, Care and Cure Speciality Hospital, Kilpauk</text:p>
          </table:table-cell>
          <table:table-cell office:value-type="string" calcext:value-type="string">
            <text:p>Kilpauk</text:p>
          </table:table-cell>
          <table:table-cell table:formula="of:=TRIM(MID([.B250];FIND(&quot;-&quot;;[.B250])+2;LEN([.B250])-FIND(&quot;-&quot;;[.B250])+2))" office:value-type="string" office:string-value="C&amp;C Woman’s Hospital, Care and Cure Speciality Hospital, Kilpauk" calcext:value-type="string">
            <text:p>C&amp;C Woman’s Hospital, Care and Cure 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DH Tondiarpet</text:p>
          </table:table-cell>
          <table:table-cell office:value-type="string" calcext:value-type="string">
            <text:p>Tondiarpet</text:p>
          </table:table-cell>
          <table:table-cell table:formula="of:=TRIM(MID([.B251];FIND(&quot;-&quot;;[.B251])+2;LEN([.B251])-FIND(&quot;-&quot;;[.B251])+2))" office:value-type="string" office:string-value="CDH Tondiarpet" calcext:value-type="string">
            <text:p>CDH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 George Town</text:p>
          </table:table-cell>
          <table:table-cell office:value-type="string" calcext:value-type="string">
            <text:p>George Town</text:p>
          </table:table-cell>
          <table:table-cell table:formula="of:=TRIM(MID([.B252];FIND(&quot;-&quot;;[.B252])+2;LEN([.B252])-FIND(&quot;-&quot;;[.B252])+2))" office:value-type="string" office:string-value="Chennai National Hospital, George Town" calcext:value-type="string">
            <text:p>Chennai National Hospital, George Tow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National Hospital,Ernavoor*</text:p>
          </table:table-cell>
          <table:table-cell table:style-name="ce1" office:value-type="string" calcext:value-type="string">
            <text:p>Ernavoor</text:p>
          </table:table-cell>
          <table:table-cell table:formula="of:=TRIM(MID([.B253];FIND(&quot;-&quot;;[.B253])+2;LEN([.B253])-FIND(&quot;-&quot;;[.B253])+2))" office:value-type="string" office:string-value="Chennai National Hospital,Ernavoor*" calcext:value-type="string">
            <text:p>Chennai National Hospital,Ernavoo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Chennai NationalHospital (Nichani-Royapuram)</text:p>
          </table:table-cell>
          <table:table-cell office:value-type="string" calcext:value-type="string">
            <text:p>George Town</text:p>
          </table:table-cell>
          <table:table-cell table:formula="of:=TRIM(MID([.B254];FIND(&quot;-&quot;;[.B254])+2;LEN([.B254])-FIND(&quot;-&quot;;[.B254])+2))" office:value-type="string" office:string-value="Chennai NationalHospital (Nichani-Royapuram)" calcext:value-type="string">
            <text:p>Chennai NationalHospital (Nichani-Royapu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Orthopedic Centre, Valasaravakkam</text:p>
          </table:table-cell>
          <table:table-cell office:value-type="string" calcext:value-type="string">
            <text:p>Valasaravakkam</text:p>
          </table:table-cell>
          <table:table-cell table:formula="of:=TRIM(MID([.B255];FIND(&quot;-&quot;;[.B255])+2;LEN([.B255])-FIND(&quot;-&quot;;[.B255])+2))" office:value-type="string" office:string-value="Chennai Orthopedic Centre, Valasaravakkam" calcext:value-type="string">
            <text:p>Chennai Orthopedic Centre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hennai Urology and Robotics Institute Hospital, Thoraipakkam</text:p>
          </table:table-cell>
          <table:table-cell office:value-type="string" calcext:value-type="string">
            <text:p>Thoraipakkam</text:p>
          </table:table-cell>
          <table:table-cell table:formula="of:=TRIM(MID([.B256];FIND(&quot;-&quot;;[.B256])+2;LEN([.B256])-FIND(&quot;-&quot;;[.B256])+2))" office:value-type="string" office:string-value="Chennai Urology and Robotics Institute Hospital, Thoraipakkam" calcext:value-type="string">
            <text:p>Chennai Urology and Robotics Institute Hospital, Thora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257];FIND(&quot;-&quot;;[.B257])+2;LEN([.B257])-FIND(&quot;-&quot;;[.B257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ity Tower Hospital,Anna Nagar</text:p>
          </table:table-cell>
          <table:table-cell office:value-type="string" calcext:value-type="string">
            <text:p>Anna Nagar</text:p>
          </table:table-cell>
          <table:table-cell table:formula="of:=TRIM(MID([.B258];FIND(&quot;-&quot;;[.B258])+2;LEN([.B258])-FIND(&quot;-&quot;;[.B258])+2))" office:value-type="string" office:string-value="City Tower Hospital,Anna Nagar" calcext:value-type="string">
            <text:p>City Tower Hospital,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CSI Kalyani General Hospital</text:p>
          </table:table-cell>
          <table:table-cell office:value-type="string" calcext:value-type="string">
            <text:p>Mylapore</text:p>
          </table:table-cell>
          <table:table-cell table:formula="of:=TRIM(MID([.B259];FIND(&quot;-&quot;;[.B259])+2;LEN([.B259])-FIND(&quot;-&quot;;[.B259])+2))" office:value-type="string" office:string-value="CSI Kalyani General Hospital" calcext:value-type="string">
            <text:p>CSI Kalyani Gen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 R MURALI</text:p>
          </table:table-cell>
          <table:table-cell office:value-type="string" calcext:value-type="string">
            <text:p>Unknown</text:p>
          </table:table-cell>
          <table:table-cell table:formula="of:=TRIM(MID([.B260];FIND(&quot;-&quot;;[.B260])+2;LEN([.B260])-FIND(&quot;-&quot;;[.B260])+2))" office:value-type="string" office:string-value="DR R MURALI" calcext:value-type="string">
            <text:p>DR R MUR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Kamakshi Memorial Hospital</text:p>
          </table:table-cell>
          <table:table-cell office:value-type="string" calcext:value-type="string">
            <text:p>Adyar</text:p>
          </table:table-cell>
          <table:table-cell table:formula="of:=TRIM(MID([.B261];FIND(&quot;-&quot;;[.B261])+2;LEN([.B261])-FIND(&quot;-&quot;;[.B261])+2))" office:value-type="string" office:string-value="Dr.Kamakshi Memorial Hospital" calcext:value-type="string">
            <text:p>Dr.Kamaksh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.Mehta's Hospital, Chetpet</text:p>
          </table:table-cell>
          <table:table-cell office:value-type="string" calcext:value-type="string">
            <text:p>Chetpet</text:p>
          </table:table-cell>
          <table:table-cell table:formula="of:=TRIM(MID([.B262];FIND(&quot;-&quot;;[.B262])+2;LEN([.B262])-FIND(&quot;-&quot;;[.B262])+2))" office:value-type="string" office:string-value="Dr.Mehta's Hospital, Chetpet" calcext:value-type="string">
            <text:p>Dr.Mehta's Hospital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DRJ Hospitals(P) Ltd,Kolathur*</text:p>
          </table:table-cell>
          <table:table-cell office:value-type="string" calcext:value-type="string">
            <text:p>Kolathur</text:p>
          </table:table-cell>
          <table:table-cell table:formula="of:=TRIM(MID([.B263];FIND(&quot;-&quot;;[.B263])+2;LEN([.B263])-FIND(&quot;-&quot;;[.B263])+2))" office:value-type="string" office:string-value="DRJ Hospitals(P) Ltd,Kolathur*" calcext:value-type="string">
            <text:p>DRJ Hospitals(P) Ltd,Kolath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ha Hospital,Old Washermenpet</text:p>
          </table:table-cell>
          <table:table-cell office:value-type="string" calcext:value-type="string">
            <text:p>Tondiarpet</text:p>
          </table:table-cell>
          <table:table-cell table:formula="of:=TRIM(MID([.B264];FIND(&quot;-&quot;;[.B264])+2;LEN([.B264])-FIND(&quot;-&quot;;[.B264])+2))" office:value-type="string" office:string-value="Esha Hospital,Old Washermenpet" calcext:value-type="string">
            <text:p>Esha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 AYANAVARAM</text:p>
          </table:table-cell>
          <table:table-cell office:value-type="string" calcext:value-type="string">
            <text:p>Ayanavaram</text:p>
          </table:table-cell>
          <table:table-cell table:formula="of:=TRIM(MID([.B265];FIND(&quot;-&quot;;[.B265])+2;LEN([.B265])-FIND(&quot;-&quot;;[.B265])+2))" office:value-type="string" office:string-value="ESI AYANAVARAM" calcext:value-type="string">
            <text:p>ESI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IC HOSPITAL, <text:s/>K.K.NAGAR, CHENNAI</text:p>
          </table:table-cell>
          <table:table-cell office:value-type="string" calcext:value-type="string">
            <text:p>K. K. Nagar</text:p>
          </table:table-cell>
          <table:table-cell table:formula="of:=TRIM(MID([.B266];FIND(&quot;-&quot;;[.B266])+2;LEN([.B266])-FIND(&quot;-&quot;;[.B266])+2))" office:value-type="string" office:string-value="ESIC HOSPITAL, K.K.NAGAR, CHENNAI" calcext:value-type="string">
            <text:p>ESIC HOSPITAL, K.K.NAGAR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swar Medical Foundation, Kolathur</text:p>
          </table:table-cell>
          <table:table-cell office:value-type="string" calcext:value-type="string">
            <text:p>Kolathur</text:p>
          </table:table-cell>
          <table:table-cell table:formula="of:=TRIM(MID([.B267];FIND(&quot;-&quot;;[.B267])+2;LEN([.B267])-FIND(&quot;-&quot;;[.B267])+2))" office:value-type="string" office:string-value="Eswar Medical Foundation, Kolathur" calcext:value-type="string">
            <text:p>Eswar Medical Foundation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Ezhil Hospital, Tondiarpet</text:p>
          </table:table-cell>
          <table:table-cell office:value-type="string" calcext:value-type="string">
            <text:p>Tondiarpet</text:p>
          </table:table-cell>
          <table:table-cell table:formula="of:=TRIM(MID([.B268];FIND(&quot;-&quot;;[.B268])+2;LEN([.B268])-FIND(&quot;-&quot;;[.B268])+2))" office:value-type="string" office:string-value="Ezhil Hospital, Tondiarpet" calcext:value-type="string">
            <text:p>Ezhil Hospital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aith Multispecialty Hospital</text:p>
          </table:table-cell>
          <table:table-cell office:value-type="string" calcext:value-type="string">
            <text:p>Villivakkam</text:p>
          </table:table-cell>
          <table:table-cell table:formula="of:=TRIM(MID([.B269];FIND(&quot;-&quot;;[.B269])+2;LEN([.B269])-FIND(&quot;-&quot;;[.B269])+2))" office:value-type="string" office:string-value="Faith Multispecialty Hospital" calcext:value-type="string">
            <text:p>Faith Multispecial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ertility Foundation (a unit of SISU HOSPITAL INDIA LTD), </text:p>
          </table:table-cell>
          <table:table-cell office:value-type="string" calcext:value-type="string">
            <text:p>Ashok Nagar</text:p>
          </table:table-cell>
          <table:table-cell table:formula="of:=TRIM(MID([.B270];FIND(&quot;-&quot;;[.B270])+2;LEN([.B270])-FIND(&quot;-&quot;;[.B270])+2))" office:value-type="string" office:string-value="Fertility Foundation (a unit of SISU HOSPITAL INDIA LTD)," calcext:value-type="string">
            <text:p>Fertility Foundation (a unit of SISU HOSPITAL INDIA LTD)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irst Choice Health Center, Chrompet</text:p>
          </table:table-cell>
          <table:table-cell office:value-type="string" calcext:value-type="string">
            <text:p>Chromepet</text:p>
          </table:table-cell>
          <table:table-cell table:formula="of:=TRIM(MID([.B271];FIND(&quot;-&quot;;[.B271])+2;LEN([.B271])-FIND(&quot;-&quot;;[.B271])+2))" office:value-type="string" office:string-value="First Choice Health Center, Chrompet" calcext:value-type="string">
            <text:p>First Choice Health Center, 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Healthcare Ltd, Vadapalani</text:p>
          </table:table-cell>
          <table:table-cell office:value-type="string" calcext:value-type="string">
            <text:p>Vadapalani</text:p>
          </table:table-cell>
          <table:table-cell table:formula="of:=TRIM(MID([.B272];FIND(&quot;-&quot;;[.B272])+2;LEN([.B272])-FIND(&quot;-&quot;;[.B272])+2))" office:value-type="string" office:string-value="Fortis Healthcare Ltd, Vadapalani" calcext:value-type="string">
            <text:p>Fortis Healthcare Ltd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ortis Malar Hospital</text:p>
          </table:table-cell>
          <table:table-cell office:value-type="string" calcext:value-type="string">
            <text:p>Adyar</text:p>
          </table:table-cell>
          <table:table-cell table:formula="of:=TRIM(MID([.B273];FIND(&quot;-&quot;;[.B273])+2;LEN([.B273])-FIND(&quot;-&quot;;[.B273])+2))" office:value-type="string" office:string-value="Fortis Malar Hospital" calcext:value-type="string">
            <text:p>Fortis Mala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Frontier Lifeline Hospital</text:p>
          </table:table-cell>
          <table:table-cell office:value-type="string" calcext:value-type="string">
            <text:p>Mogappair</text:p>
          </table:table-cell>
          <table:table-cell table:formula="of:=TRIM(MID([.B274];FIND(&quot;-&quot;;[.B274])+2;LEN([.B274])-FIND(&quot;-&quot;;[.B274])+2))" office:value-type="string" office:string-value="Frontier Lifeline Hospital" calcext:value-type="string">
            <text:p>Frontier Lifelin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.R Hospital,Adambakkam</text:p>
          </table:table-cell>
          <table:table-cell office:value-type="string" calcext:value-type="string">
            <text:p>Adambakkam</text:p>
          </table:table-cell>
          <table:table-cell table:formula="of:=TRIM(MID([.B275];FIND(&quot;-&quot;;[.B275])+2;LEN([.B275])-FIND(&quot;-&quot;;[.B275])+2))" office:value-type="string" office:string-value="G.R Hospital,Adambakkam" calcext:value-type="string">
            <text:p>G.R Hospital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eriCare, T Nagar</text:p>
          </table:table-cell>
          <table:table-cell office:value-type="string" calcext:value-type="string">
            <text:p>T. Nagar</text:p>
          </table:table-cell>
          <table:table-cell table:formula="of:=TRIM(MID([.B276];FIND(&quot;-&quot;;[.B276])+2;LEN([.B276])-FIND(&quot;-&quot;;[.B276])+2))" office:value-type="string" office:string-value="GeriCare, T Nagar" calcext:value-type="string">
            <text:p>GeriCare, 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G Hospital,Nungambakkam</text:p>
          </table:table-cell>
          <table:table-cell office:value-type="string" calcext:value-type="string">
            <text:p>Nungambakkam</text:p>
          </table:table-cell>
          <table:table-cell table:formula="of:=TRIM(MID([.B277];FIND(&quot;-&quot;;[.B277])+2;LEN([.B277])-FIND(&quot;-&quot;;[.B277])+2))" office:value-type="string" office:string-value="GG Hospital,Nungambakkam" calcext:value-type="string">
            <text:p>GG Hospital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irishwari Hospital, Alwarpet</text:p>
          </table:table-cell>
          <table:table-cell office:value-type="string" calcext:value-type="string">
            <text:p>Alwarpet</text:p>
          </table:table-cell>
          <table:table-cell table:formula="of:=TRIM(MID([.B278];FIND(&quot;-&quot;;[.B278])+2;LEN([.B278])-FIND(&quot;-&quot;;[.B278])+2))" office:value-type="string" office:string-value="Girishwari Hospital, Alwarpet" calcext:value-type="string">
            <text:p>Girishwari Hospital, Alw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KM Hospital (P) Ltd, Purasawalkam</text:p>
          </table:table-cell>
          <table:table-cell office:value-type="string" calcext:value-type="string">
            <text:p>Purasaiwakkam</text:p>
          </table:table-cell>
          <table:table-cell table:formula="of:=TRIM(MID([.B279];FIND(&quot;-&quot;;[.B279])+2;LEN([.B279])-FIND(&quot;-&quot;;[.B279])+2))" office:value-type="string" office:string-value="GKM Hospital (P) Ltd, Purasawalkam" calcext:value-type="string">
            <text:p>GKM Hospital (P) Ltd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ERNMENT PERIPHERAL HOSPITAL, PERIYAR NAGAR - COVID HEALTH CENTRE</text:p>
          </table:table-cell>
          <table:table-cell office:value-type="string" calcext:value-type="string">
            <text:p>Perambur</text:p>
          </table:table-cell>
          <table:table-cell table:formula="of:=TRIM(MID([.B280];FIND(&quot;-&quot;;[.B280])+2;LEN([.B280])-FIND(&quot;-&quot;;[.B280])+2))" office:value-type="string" office:string-value="GOVERNMENT PERIPHERAL HOSPITAL, PERIYAR NAGAR - COVID HEALTH CENTRE" calcext:value-type="string">
            <text:p>GOVERNMENT PERIPHERAL HOSPITAL, PERIYAR NAGAR - COVID HEALT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ovt Royapettah Hospital (GRH)</text:p>
          </table:table-cell>
          <table:table-cell office:value-type="string" calcext:value-type="string">
            <text:p>Royapettah</text:p>
          </table:table-cell>
          <table:table-cell table:formula="of:=TRIM(MID([.B281];FIND(&quot;-&quot;;[.B281])+2;LEN([.B281])-FIND(&quot;-&quot;;[.B281])+2))" office:value-type="string" office:string-value="Govt Royapettah Hospital (GRH)" calcext:value-type="string">
            <text:p>Govt Royapettah Hospital (GRH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GUNASEKARAN HOSPITALS PVT LTD <text:s/>T.NAGAR</text:p>
          </table:table-cell>
          <table:table-cell office:value-type="string" calcext:value-type="string">
            <text:p>T. Nagar</text:p>
          </table:table-cell>
          <table:table-cell table:formula="of:=TRIM(MID([.B282];FIND(&quot;-&quot;;[.B282])+2;LEN([.B282])-FIND(&quot;-&quot;;[.B282])+2))" office:value-type="string" office:string-value="GUNASEKARAN HOSPITALS PVT LTD T.NAGAR" calcext:value-type="string">
            <text:p>GUNASEKARAN HOSPITALS PVT LTD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ALTREE MULTISPECIALITY CENTRE AND HOSPITAL</text:p>
          </table:table-cell>
          <table:table-cell office:value-type="string" calcext:value-type="string">
            <text:p>Neelankarai</text:p>
          </table:table-cell>
          <table:table-cell table:formula="of:=TRIM(MID([.B283];FIND(&quot;-&quot;;[.B283])+2;LEN([.B283])-FIND(&quot;-&quot;;[.B283])+2))" office:value-type="string" office:string-value="HEALTREE MULTISPECIALITY CENTRE AND HOSPITAL" calcext:value-type="string">
            <text:p>HEALTREE MULTI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elios Hospitals Pvt, Ltd, No.39, 7th Cross St, Velachery</text:p>
          </table:table-cell>
          <table:table-cell office:value-type="string" calcext:value-type="string">
            <text:p>Velachery</text:p>
          </table:table-cell>
          <table:table-cell table:formula="of:=TRIM(MID([.B284];FIND(&quot;-&quot;;[.B284])+2;LEN([.B284])-FIND(&quot;-&quot;;[.B284])+2))" office:value-type="string" office:string-value="Helios Hospitals Pvt, Ltd, No.39, 7th Cross St, Velachery" calcext:value-type="string">
            <text:p>Helios Hospitals Pvt, Ltd, No.39, 7th Cross St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Hycare Super Speciality Hospital, Arumbakkam</text:p>
          </table:table-cell>
          <table:table-cell office:value-type="string" calcext:value-type="string">
            <text:p>Arumbakkam</text:p>
          </table:table-cell>
          <table:table-cell table:formula="of:=TRIM(MID([.B285];FIND(&quot;-&quot;;[.B285])+2;LEN([.B285])-FIND(&quot;-&quot;;[.B285])+2))" office:value-type="string" office:string-value="Hycare Super Speciality Hospital, Arumbakkam" calcext:value-type="string">
            <text:p>Hycare Super Speciality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nstitute of Child Health and Hospital for Children (ONLY FOR CHILDREN)</text:p>
          </table:table-cell>
          <table:table-cell office:value-type="string" calcext:value-type="string">
            <text:p>Egmore</text:p>
          </table:table-cell>
          <table:table-cell table:formula="of:=TRIM(MID([.B286];FIND(&quot;-&quot;;[.B286])+2;LEN([.B286])-FIND(&quot;-&quot;;[.B286])+2))" office:value-type="string" office:string-value="Institute of Child Health and Hospital for Children (ONLY FOR CHILDREN)" calcext:value-type="string">
            <text:p>Institute of Child Health and Hospital for Children (ONLY FOR CHILDR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(OG block ONLY for Pregnant Women)</text:p>
          </table:table-cell>
          <table:table-cell office:value-type="string" calcext:value-type="string">
            <text:p>Egmore</text:p>
          </table:table-cell>
          <table:table-cell table:formula="of:=TRIM(MID([.B287];FIND(&quot;-&quot;;[.B287])+2;LEN([.B287])-FIND(&quot;-&quot;;[.B287])+2))" office:value-type="string" office:string-value="IOG (OG block ONLY for Pregnant Women)" calcext:value-type="string">
            <text:p>IOG (OG block 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2- RGGGH</text:p>
          </table:table-cell>
          <table:table-cell office:value-type="string" calcext:value-type="string">
            <text:p>Egmore</text:p>
          </table:table-cell>
          <table:table-cell table:formula="of:=TRIM(MID([.B288];FIND(&quot;-&quot;;[.B288])+2;LEN([.B288])-FIND(&quot;-&quot;;[.B288])+2))" office:value-type="string" office:string-value="IOG 2- RGGGH" calcext:value-type="string">
            <text:p>IOG 2- RGG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OG 3-OMC</text:p>
          </table:table-cell>
          <table:table-cell office:value-type="string" calcext:value-type="string">
            <text:p>Egmore</text:p>
          </table:table-cell>
          <table:table-cell table:formula="of:=TRIM(MID([.B289];FIND(&quot;-&quot;;[.B289])+2;LEN([.B289])-FIND(&quot;-&quot;;[.B289])+2))" office:value-type="string" office:string-value="IOG 3-OMC" calcext:value-type="string">
            <text:p>IOG 3-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dyar</text:p>
          </table:table-cell>
          <table:table-cell office:value-type="string" calcext:value-type="string">
            <text:p>Adyar</text:p>
          </table:table-cell>
          <table:table-cell table:formula="of:=TRIM(MID([.B290];FIND(&quot;-&quot;;[.B290])+2;LEN([.B290])-FIND(&quot;-&quot;;[.B290])+2))" office:value-type="string" office:string-value="Iswarya Women's Hospital and Fertility Centre, Adyar" calcext:value-type="string">
            <text:p>Iswarya Women's Hospital and Fertility Centre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Ambattur</text:p>
          </table:table-cell>
          <table:table-cell office:value-type="string" calcext:value-type="string">
            <text:p>Ambattur</text:p>
          </table:table-cell>
          <table:table-cell table:formula="of:=TRIM(MID([.B291];FIND(&quot;-&quot;;[.B291])+2;LEN([.B291])-FIND(&quot;-&quot;;[.B291])+2))" office:value-type="string" office:string-value="Iswarya Women's Hospital and Fertility Centre, Ambattur" calcext:value-type="string">
            <text:p>Iswarya Women's Hospital and Fertility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swarya Women's Hospital and Fertility Centre, Kilpauk</text:p>
          </table:table-cell>
          <table:table-cell office:value-type="string" calcext:value-type="string">
            <text:p>Kilpauk</text:p>
          </table:table-cell>
          <table:table-cell table:formula="of:=TRIM(MID([.B292];FIND(&quot;-&quot;;[.B292])+2;LEN([.B292])-FIND(&quot;-&quot;;[.B292])+2))" office:value-type="string" office:string-value="Iswarya Women's Hospital and Fertility Centre, Kilpauk" calcext:value-type="string">
            <text:p>Iswarya Women's Hospital and Fertility Centr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Iyyappa Hospitals and Diabetes Research Centre Pvt Ltd,Perambur</text:p>
          </table:table-cell>
          <table:table-cell office:value-type="string" calcext:value-type="string">
            <text:p>Perambur</text:p>
          </table:table-cell>
          <table:table-cell table:formula="of:=TRIM(MID([.B293];FIND(&quot;-&quot;;[.B293])+2;LEN([.B293])-FIND(&quot;-&quot;;[.B293])+2))" office:value-type="string" office:string-value="Iyyappa Hospitals and Diabetes Research Centre Pvt Ltd,Perambur" calcext:value-type="string">
            <text:p>Iyyappa Hospitals and Diabetes Research Centre Pvt Ltd,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eevanJyothi General and Maternity Hospital Pvt Ltd, Manali</text:p>
          </table:table-cell>
          <table:table-cell office:value-type="string" calcext:value-type="string">
            <text:p>Manali</text:p>
          </table:table-cell>
          <table:table-cell table:formula="of:=TRIM(MID([.B294];FIND(&quot;-&quot;;[.B294])+2;LEN([.B294])-FIND(&quot;-&quot;;[.B294])+2))" office:value-type="string" office:string-value="JeevanJyothi General and Maternity Hospital Pvt Ltd, Manali" calcext:value-type="string">
            <text:p>JeevanJyothi General and Maternity Hospital Pvt Ltd, Manal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Jolen Hopsital</text:p>
          </table:table-cell>
          <table:table-cell office:value-type="string" calcext:value-type="string">
            <text:p>Sembakkam</text:p>
          </table:table-cell>
          <table:table-cell table:formula="of:=TRIM(MID([.B295];FIND(&quot;-&quot;;[.B295])+2;LEN([.B295])-FIND(&quot;-&quot;;[.B295])+2))" office:value-type="string" office:string-value="Jolen Hopsital" calcext:value-type="string">
            <text:p>Jolen Hops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C.Hospital, Avadi</text:p>
          </table:table-cell>
          <table:table-cell office:value-type="string" calcext:value-type="string">
            <text:p>Avadi</text:p>
          </table:table-cell>
          <table:table-cell table:formula="of:=TRIM(MID([.B296];FIND(&quot;-&quot;;[.B296])+2;LEN([.B296])-FIND(&quot;-&quot;;[.B296])+2))" office:value-type="string" office:string-value="K.C.Hospital, Avadi" calcext:value-type="string">
            <text:p>K.C.Hospital, Av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G.J Hospitals, Korattur</text:p>
          </table:table-cell>
          <table:table-cell office:value-type="string" calcext:value-type="string">
            <text:p>Korattur</text:p>
          </table:table-cell>
          <table:table-cell table:formula="of:=TRIM(MID([.B297];FIND(&quot;-&quot;;[.B297])+2;LEN([.B297])-FIND(&quot;-&quot;;[.B297])+2))" office:value-type="string" office:string-value="K.G.J Hospitals, Korattur" calcext:value-type="string">
            <text:p>K.G.J Hospitals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.P. Hospital, Adambakkam</text:p>
          </table:table-cell>
          <table:table-cell office:value-type="string" calcext:value-type="string">
            <text:p>Adambakkam</text:p>
          </table:table-cell>
          <table:table-cell table:formula="of:=TRIM(MID([.B298];FIND(&quot;-&quot;;[.B298])+2;LEN([.B298])-FIND(&quot;-&quot;;[.B298])+2))" office:value-type="string" office:string-value="K.P. Hospital, Adambakkam" calcext:value-type="string">
            <text:p>K.P. Hospital,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nchi Kamakoti Childs Trust</text:p>
          </table:table-cell>
          <table:table-cell office:value-type="string" calcext:value-type="string">
            <text:p>Nungambakkam</text:p>
          </table:table-cell>
          <table:table-cell table:formula="of:=TRIM(MID([.B299];FIND(&quot;-&quot;;[.B299])+2;LEN([.B299])-FIND(&quot;-&quot;;[.B299])+2))" office:value-type="string" office:string-value="Kanchi Kamakoti Childs Trust" calcext:value-type="string">
            <text:p>Kanchi Kamakoti Childs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Kasthuri Health Care, Pammal</text:p>
          </table:table-cell>
          <table:table-cell office:value-type="string" calcext:value-type="string">
            <text:p>Anakaputhur</text:p>
          </table:table-cell>
          <table:table-cell table:formula="of:=TRIM(MID([.B300];FIND(&quot;-&quot;;[.B300])+2;LEN([.B300])-FIND(&quot;-&quot;;[.B300])+2))" office:value-type="string" office:string-value="Kasthuri Health Care, Pammal" calcext:value-type="string">
            <text:p>Kasthuri Health Care, Pamm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avitha Ortho and Multi Speciality Hospital,Chrompet</text:p>
          </table:table-cell>
          <table:table-cell office:value-type="string" calcext:value-type="string">
            <text:p>Chromepet</text:p>
          </table:table-cell>
          <table:table-cell table:formula="of:=TRIM(MID([.B301];FIND(&quot;-&quot;;[.B301])+2;LEN([.B301])-FIND(&quot;-&quot;;[.B301])+2))" office:value-type="string" office:string-value="Kavitha Ortho and Multi Speciality Hospital,Chrompet" calcext:value-type="string">
            <text:p>Kavitha Ortho and Multi Speciality Hospital,Chrom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KCK Multispeciality Hospital, <text:s/>Kolathur</text:p>
          </table:table-cell>
          <table:table-cell office:value-type="string" calcext:value-type="string">
            <text:p>Kolathur</text:p>
          </table:table-cell>
          <table:table-cell table:formula="of:=TRIM(MID([.B302];FIND(&quot;-&quot;;[.B302])+2;LEN([.B302])-FIND(&quot;-&quot;;[.B302])+2))" office:value-type="string" office:string-value="KCK Multispeciality Hospital, Kolathur" calcext:value-type="string">
            <text:p>KCK Multispeciality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I (ONLY for Pregnant Women)</text:p>
          </table:table-cell>
          <table:table-cell office:value-type="string" calcext:value-type="string">
            <text:p>Triplicane</text:p>
          </table:table-cell>
          <table:table-cell table:formula="of:=TRIM(MID([.B303];FIND(&quot;-&quot;;[.B303])+2;LEN([.B303])-FIND(&quot;-&quot;;[.B303])+2))" office:value-type="string" office:string-value="KGH I (ONLY for Pregnant Women)" calcext:value-type="string">
            <text:p>KGH I (ONLY for Pregnant Women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GH OMC</text:p>
          </table:table-cell>
          <table:table-cell office:value-type="string" calcext:value-type="string">
            <text:p>Triplicane</text:p>
          </table:table-cell>
          <table:table-cell table:formula="of:=TRIM(MID([.B304];FIND(&quot;-&quot;;[.B304])+2;LEN([.B304])-FIND(&quot;-&quot;;[.B304])+2))" office:value-type="string" office:string-value="KGH OMC" calcext:value-type="string">
            <text:p>KGH OM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hm Hospial, Anna Nagar</text:p>
          </table:table-cell>
          <table:table-cell office:value-type="string" calcext:value-type="string">
            <text:p>Anna Nagar</text:p>
          </table:table-cell>
          <table:table-cell table:formula="of:=TRIM(MID([.B305];FIND(&quot;-&quot;;[.B305])+2;LEN([.B305])-FIND(&quot;-&quot;;[.B305])+2))" office:value-type="string" office:string-value="Khm Hospial, Anna Nagar" calcext:value-type="string">
            <text:p>Khm Hospi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K Nagar Peripheral Hospital</text:p>
          </table:table-cell>
          <table:table-cell office:value-type="string" calcext:value-type="string">
            <text:p>Jafferkhanpet</text:p>
          </table:table-cell>
          <table:table-cell table:formula="of:=TRIM(MID([.B306];FIND(&quot;-&quot;;[.B306])+2;LEN([.B306])-FIND(&quot;-&quot;;[.B306])+2))" office:value-type="string" office:string-value="KK Nagar Peripheral Hospital" calcext:value-type="string">
            <text:p>KK Nagar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M Speciality Hospitals,K.K.Nagar</text:p>
          </table:table-cell>
          <table:table-cell office:value-type="string" calcext:value-type="string">
            <text:p>K. K. Nagar</text:p>
          </table:table-cell>
          <table:table-cell table:formula="of:=TRIM(MID([.B307];FIND(&quot;-&quot;;[.B307])+2;LEN([.B307])-FIND(&quot;-&quot;;[.B307])+2))" office:value-type="string" office:string-value="KM Speciality Hospitals,K.K.Nagar" calcext:value-type="string">
            <text:p>KM Speciality Hospitals,K.K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olasaraswathi Agarwal Samaj Health Centre,Purasaiwakkam</text:p>
          </table:table-cell>
          <table:table-cell office:value-type="string" calcext:value-type="string">
            <text:p>Purasaiwakkam</text:p>
          </table:table-cell>
          <table:table-cell table:formula="of:=TRIM(MID([.B308];FIND(&quot;-&quot;;[.B308])+2;LEN([.B308])-FIND(&quot;-&quot;;[.B308])+2))" office:value-type="string" office:string-value="Kolasaraswathi Agarwal Samaj Health Centre,Purasaiwakkam" calcext:value-type="string">
            <text:p>Kolasaraswathi Agarwal Samaj Health Centre,Purasa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umaran Hospitals, Kilpauk</text:p>
          </table:table-cell>
          <table:table-cell office:value-type="string" calcext:value-type="string">
            <text:p>Kilpauk</text:p>
          </table:table-cell>
          <table:table-cell table:formula="of:=TRIM(MID([.B309];FIND(&quot;-&quot;;[.B309])+2;LEN([.B309])-FIND(&quot;-&quot;;[.B309])+2))" office:value-type="string" office:string-value="Kumaran Hospitals, Kilpauk" calcext:value-type="string">
            <text:p>Kumaran Hospital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KVT Speciality Hospital, Erukanchery</text:p>
          </table:table-cell>
          <table:table-cell office:value-type="string" calcext:value-type="string">
            <text:p>Kodungaiyur</text:p>
          </table:table-cell>
          <table:table-cell table:formula="of:=TRIM(MID([.B310];FIND(&quot;-&quot;;[.B310])+2;LEN([.B310])-FIND(&quot;-&quot;;[.B310])+2))" office:value-type="string" office:string-value="KVT Speciality Hospital, Erukanchery" calcext:value-type="string">
            <text:p>KVT Speciality Hospital, Erukan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aksha Hospital, Royapettah</text:p>
          </table:table-cell>
          <table:table-cell office:value-type="string" calcext:value-type="string">
            <text:p>Royapettah</text:p>
          </table:table-cell>
          <table:table-cell table:formula="of:=TRIM(MID([.B311];FIND(&quot;-&quot;;[.B311])+2;LEN([.B311])-FIND(&quot;-&quot;;[.B311])+2))" office:value-type="string" office:string-value="Laksha Hospital, Royapettah" calcext:value-type="string">
            <text:p>Laksha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eela Specialty Hospital,Tiruvottiyur</text:p>
          </table:table-cell>
          <table:table-cell office:value-type="string" calcext:value-type="string">
            <text:p>Tiruvottiyur</text:p>
          </table:table-cell>
          <table:table-cell table:formula="of:=TRIM(MID([.B312];FIND(&quot;-&quot;;[.B312])+2;LEN([.B312])-FIND(&quot;-&quot;;[.B312])+2))" office:value-type="string" office:string-value="Leela Specialty Hospital,Tiruvottiyur" calcext:value-type="string">
            <text:p>Leela Specialty Hospital,T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DKJ Hospital, Villivakkam</text:p>
          </table:table-cell>
          <table:table-cell office:value-type="string" calcext:value-type="string">
            <text:p>Villivakkam</text:p>
          </table:table-cell>
          <table:table-cell table:formula="of:=TRIM(MID([.B313];FIND(&quot;-&quot;;[.B313])+2;LEN([.B313])-FIND(&quot;-&quot;;[.B313])+2))" office:value-type="string" office:string-value="Life Care DKJ Hospital, Villivakkam" calcext:value-type="string">
            <text:p>Life Care DKJ Hospital, Vill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 Care Hospital, Pudupet</text:p>
          </table:table-cell>
          <table:table-cell office:value-type="string" calcext:value-type="string">
            <text:p>Egmore</text:p>
          </table:table-cell>
          <table:table-cell table:formula="of:=TRIM(MID([.B314];FIND(&quot;-&quot;;[.B314])+2;LEN([.B314])-FIND(&quot;-&quot;;[.B314])+2))" office:value-type="string" office:string-value="Life Care Hospital, Pudupet" calcext:value-type="string">
            <text:p>Life Care Hospital, Pudu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Lifeline Rigid Hospitals (P) Ltd, Kilpauk</text:p>
          </table:table-cell>
          <table:table-cell office:value-type="string" calcext:value-type="string">
            <text:p>Kilpauk</text:p>
          </table:table-cell>
          <table:table-cell table:formula="of:=TRIM(MID([.B315];FIND(&quot;-&quot;;[.B315])+2;LEN([.B315])-FIND(&quot;-&quot;;[.B315])+2))" office:value-type="string" office:string-value="Lifeline Rigid Hospitals (P) Ltd, Kilpauk" calcext:value-type="string">
            <text:p>Lifeline Rigid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London Spine ,Sports &amp;Ortho Centre, Virugambakkam</text:p>
          </table:table-cell>
          <table:table-cell office:value-type="string" calcext:value-type="string">
            <text:p>Virugambakkam</text:p>
          </table:table-cell>
          <table:table-cell table:formula="of:=TRIM(MID([.B316];FIND(&quot;-&quot;;[.B316])+2;LEN([.B316])-FIND(&quot;-&quot;;[.B316])+2))" office:value-type="string" office:string-value="London Spine ,Sports &amp;Ortho Centre, Virugambakkam" calcext:value-type="string">
            <text:p>London Spine ,Sports &amp;Ortho Centre, Viru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 R Hospital, Aminjikarai</text:p>
          </table:table-cell>
          <table:table-cell table:style-name="ce3" office:value-type="string" calcext:value-type="string">
            <text:p>Aminjikarai</text:p>
          </table:table-cell>
          <table:table-cell table:formula="of:=TRIM(MID([.B317];FIND(&quot;-&quot;;[.B317])+2;LEN([.B317])-FIND(&quot;-&quot;;[.B317])+2))" office:value-type="string" office:string-value="M R Hospital, Aminjikarai" calcext:value-type="string">
            <text:p>M R Hospital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.S.Hospital,Villiwakkam</text:p>
          </table:table-cell>
          <table:table-cell office:value-type="string" calcext:value-type="string">
            <text:p>Villivakkam</text:p>
          </table:table-cell>
          <table:table-cell table:formula="of:=TRIM(MID([.B318];FIND(&quot;-&quot;;[.B318])+2;LEN([.B318])-FIND(&quot;-&quot;;[.B318])+2))" office:value-type="string" office:string-value="M.S.Hospital,Villiwakkam" calcext:value-type="string">
            <text:p>M.S.Hospital,Villiw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Apollo Hospitals, Tondiarpet</text:p>
          </table:table-cell>
          <table:table-cell office:value-type="string" calcext:value-type="string">
            <text:p>Tondiarpet</text:p>
          </table:table-cell>
          <table:table-cell table:formula="of:=TRIM(MID([.B319];FIND(&quot;-&quot;;[.B319])+2;LEN([.B319])-FIND(&quot;-&quot;;[.B319])+2))" office:value-type="string" office:string-value="M/s Apollo Hospitals, Tondiarpet" calcext:value-type="string">
            <text:p>M/s Apollo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/s K.M. Hospital, Vyarsarpadi</text:p>
          </table:table-cell>
          <table:table-cell table:style-name="ce4" office:value-type="string" calcext:value-type="string">
            <text:p>Vyarsarpadi</text:p>
          </table:table-cell>
          <table:table-cell table:formula="of:=TRIM(MID([.B320];FIND(&quot;-&quot;;[.B320])+2;LEN([.B320])-FIND(&quot;-&quot;;[.B320])+2))" office:value-type="string" office:string-value="M/s K.M. Hospital, Vyarsarpadi" calcext:value-type="string">
            <text:p>M/s K.M. Hospital, Vyarsarpa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aya Nursing Home, Ashok Nagar</text:p>
          </table:table-cell>
          <table:table-cell office:value-type="string" calcext:value-type="string">
            <text:p>Ashok Nagar</text:p>
          </table:table-cell>
          <table:table-cell table:formula="of:=TRIM(MID([.B321];FIND(&quot;-&quot;;[.B321])+2;LEN([.B321])-FIND(&quot;-&quot;;[.B321])+2))" office:value-type="string" office:string-value="Maya Nursing Home, Ashok Nagar" calcext:value-type="string">
            <text:p>Maya Nursing Home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first Hospital No.129, JP Building</text:p>
          </table:table-cell>
          <table:table-cell office:value-type="string" calcext:value-type="string">
            <text:p>Anna Nagar</text:p>
          </table:table-cell>
          <table:table-cell table:formula="of:=TRIM(MID([.B322];FIND(&quot;-&quot;;[.B322])+2;LEN([.B322])-FIND(&quot;-&quot;;[.B322])+2))" office:value-type="string" office:string-value="Medfirst Hospital No.129, JP Building" calcext:value-type="string">
            <text:p>Medfirst Hospital No.129, JP Building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dway Women Centre, Kodambakkam</text:p>
          </table:table-cell>
          <table:table-cell office:value-type="string" calcext:value-type="string">
            <text:p>Kodambakkam</text:p>
          </table:table-cell>
          <table:table-cell table:formula="of:=TRIM(MID([.B323];FIND(&quot;-&quot;;[.B323])+2;LEN([.B323])-FIND(&quot;-&quot;;[.B323])+2))" office:value-type="string" office:string-value="Medway Women Centre, Kodambakkam" calcext:value-type="string">
            <text:p>Medway Women Centre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etro Male Clinic a unit of Gunasekaran Hospitals Pvt Ltd,Porur</text:p>
          </table:table-cell>
          <table:table-cell office:value-type="string" calcext:value-type="string">
            <text:p>Porur</text:p>
          </table:table-cell>
          <table:table-cell table:formula="of:=TRIM(MID([.B324];FIND(&quot;-&quot;;[.B324])+2;LEN([.B324])-FIND(&quot;-&quot;;[.B324])+2))" office:value-type="string" office:string-value="Metro Male Clinic a unit of Gunasekaran Hospitals Pvt Ltd,Porur" calcext:value-type="string">
            <text:p>Metro Male Clinic a unit of Gunasekaran Hospitals Pvt Ltd,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GM Healthcare Pvt Ltd, Aminjikarai</text:p>
          </table:table-cell>
          <table:table-cell office:value-type="string" calcext:value-type="string">
            <text:p>Aminjikarai</text:p>
          </table:table-cell>
          <table:table-cell table:formula="of:=TRIM(MID([.B325];FIND(&quot;-&quot;;[.B325])+2;LEN([.B325])-FIND(&quot;-&quot;;[.B325])+2))" office:value-type="string" office:string-value="MGM Healthcare Pvt Ltd, Aminjikarai" calcext:value-type="string">
            <text:p>MGM Healthcare Pvt Ltd, Aminji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int Hospitals, Adyar</text:p>
          </table:table-cell>
          <table:table-cell office:value-type="string" calcext:value-type="string">
            <text:p>Adyar</text:p>
          </table:table-cell>
          <table:table-cell table:formula="of:=TRIM(MID([.B326];FIND(&quot;-&quot;;[.B326])+2;LEN([.B326])-FIND(&quot;-&quot;;[.B326])+2))" office:value-type="string" office:string-value="Mint Hospitals, Adyar" calcext:value-type="string">
            <text:p>Mint Hospitals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MRV Hospital, Mogappair West</text:p>
          </table:table-cell>
          <table:table-cell office:value-type="string" calcext:value-type="string">
            <text:p>Mogappair</text:p>
          </table:table-cell>
          <table:table-cell table:formula="of:=TRIM(MID([.B327];FIND(&quot;-&quot;;[.B327])+2;LEN([.B327])-FIND(&quot;-&quot;;[.B327])+2))" office:value-type="string" office:string-value="MMRV Hospital, Mogappair West" calcext:value-type="string">
            <text:p>MMRV Hospital, Mo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han Nursing Home,Villivakam</text:p>
          </table:table-cell>
          <table:table-cell office:value-type="string" calcext:value-type="string">
            <text:p>Villivakkam</text:p>
          </table:table-cell>
          <table:table-cell table:formula="of:=TRIM(MID([.B328];FIND(&quot;-&quot;;[.B328])+2;LEN([.B328])-FIND(&quot;-&quot;;[.B328])+2))" office:value-type="string" office:string-value="Mohan Nursing Home,Villivakam" calcext:value-type="string">
            <text:p>Mohan Nursing Home,Villiva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ount Specialty Hospital Pvt Ltd,Adambakkam</text:p>
          </table:table-cell>
          <table:table-cell office:value-type="string" calcext:value-type="string">
            <text:p>Adambakkam</text:p>
          </table:table-cell>
          <table:table-cell table:formula="of:=TRIM(MID([.B329];FIND(&quot;-&quot;;[.B329])+2;LEN([.B329])-FIND(&quot;-&quot;;[.B329])+2))" office:value-type="string" office:string-value="Mount Specialty Hospital Pvt Ltd,Adambakkam" calcext:value-type="string">
            <text:p>Mount Specialty Hospital Pvt Ltd,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rugan Hospital, Kilpauk</text:p>
          </table:table-cell>
          <table:table-cell office:value-type="string" calcext:value-type="string">
            <text:p>Kilpauk</text:p>
          </table:table-cell>
          <table:table-cell table:formula="of:=TRIM(MID([.B330];FIND(&quot;-&quot;;[.B330])+2;LEN([.B330])-FIND(&quot;-&quot;;[.B330])+2))" office:value-type="string" office:string-value="Murugan Hospital, Kilpauk" calcext:value-type="string">
            <text:p>Murugan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uthu Hospital, Pulianthope High Road</text:p>
          </table:table-cell>
          <table:table-cell table:style-name="ce4" office:value-type="string" calcext:value-type="string">
            <text:p>Pulianthope</text:p>
          </table:table-cell>
          <table:table-cell table:formula="of:=TRIM(MID([.B331];FIND(&quot;-&quot;;[.B331])+2;LEN([.B331])-FIND(&quot;-&quot;;[.B331])+2))" office:value-type="string" office:string-value="Muthu Hospital, Pulianthope High Road" calcext:value-type="string">
            <text:p>Muthu Hospital, Pulianthope High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Mysaan Hospital, Mount Road</text:p>
          </table:table-cell>
          <table:table-cell office:value-type="string" calcext:value-type="string">
            <text:p>Triplicane</text:p>
          </table:table-cell>
          <table:table-cell table:formula="of:=TRIM(MID([.B332];FIND(&quot;-&quot;;[.B332])+2;LEN([.B332])-FIND(&quot;-&quot;;[.B332])+2))" office:value-type="string" office:string-value="Mysaan Hospital, Mount Road" calcext:value-type="string">
            <text:p>Mysaan Hospital, Mount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gamani Hospital,Old Washermenpet</text:p>
          </table:table-cell>
          <table:table-cell office:value-type="string" calcext:value-type="string">
            <text:p>Old Washermanpet</text:p>
          </table:table-cell>
          <table:table-cell table:formula="of:=TRIM(MID([.B333];FIND(&quot;-&quot;;[.B333])+2;LEN([.B333])-FIND(&quot;-&quot;;[.B333])+2))" office:value-type="string" office:string-value="Nagamani Hospital,Old Washermenpet" calcext:value-type="string">
            <text:p>Nagamani Hospital,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alam Hospital Pvt Ltd</text:p>
          </table:table-cell>
          <table:table-cell office:value-type="string" calcext:value-type="string">
            <text:p>Vyarsarpadi</text:p>
          </table:table-cell>
          <table:table-cell table:formula="of:=TRIM(MID([.B334];FIND(&quot;-&quot;;[.B334])+2;LEN([.B334])-FIND(&quot;-&quot;;[.B334])+2))" office:value-type="string" office:string-value="Nalam Hospital Pvt Ltd" calcext:value-type="string">
            <text:p>Nala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Hope Multispeciality Hospital, Kilpauk</text:p>
          </table:table-cell>
          <table:table-cell office:value-type="string" calcext:value-type="string">
            <text:p>Kilpauk</text:p>
          </table:table-cell>
          <table:table-cell table:formula="of:=TRIM(MID([.B335];FIND(&quot;-&quot;;[.B335])+2;LEN([.B335])-FIND(&quot;-&quot;;[.B335])+2))" office:value-type="string" office:string-value="New Hope Multispeciality Hospital, Kilpauk" calcext:value-type="string">
            <text:p>New Hope Multispeciality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 Hospital,Rajakilpakkam</text:p>
          </table:table-cell>
          <table:table-cell office:value-type="string" calcext:value-type="string">
            <text:p>Sembakkam</text:p>
          </table:table-cell>
          <table:table-cell table:formula="of:=TRIM(MID([.B336];FIND(&quot;-&quot;;[.B336])+2;LEN([.B336])-FIND(&quot;-&quot;;[.B336])+2))" office:value-type="string" office:string-value="New Life Hospital,Rajakilpakkam" calcext:value-type="string">
            <text:p>New Life Hospital,Rajakil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Lifemed Hospital, Gopalapuram</text:p>
          </table:table-cell>
          <table:table-cell office:value-type="string" calcext:value-type="string">
            <text:p>Gopalapuram</text:p>
          </table:table-cell>
          <table:table-cell table:formula="of:=TRIM(MID([.B337];FIND(&quot;-&quot;;[.B337])+2;LEN([.B337])-FIND(&quot;-&quot;;[.B337])+2))" office:value-type="string" office:string-value="New Lifemed Hospital, Gopalapuram" calcext:value-type="string">
            <text:p>New Lifemed Hospital, Gopal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ew Ruthran Hospital,Aynavaram</text:p>
          </table:table-cell>
          <table:table-cell office:value-type="string" calcext:value-type="string">
            <text:p>Ayanavaram</text:p>
          </table:table-cell>
          <table:table-cell table:formula="of:=TRIM(MID([.B338];FIND(&quot;-&quot;;[.B338])+2;LEN([.B338])-FIND(&quot;-&quot;;[.B338])+2))" office:value-type="string" office:string-value="New Ruthran Hospital,Aynavaram" calcext:value-type="string">
            <text:p>New Ruthran Hospital,Ay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ichani Hospital, Royapuram</text:p>
          </table:table-cell>
          <table:table-cell office:value-type="string" calcext:value-type="string">
            <text:p>Royapettah</text:p>
          </table:table-cell>
          <table:table-cell table:formula="of:=TRIM(MID([.B339];FIND(&quot;-&quot;;[.B339])+2;LEN([.B339])-FIND(&quot;-&quot;;[.B339])+2))" office:value-type="string" office:string-value="Nichani Hospital, Royapuram" calcext:value-type="string">
            <text:p>Nichani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M FERTILITY CENTRE AND HOSPITAL</text:p>
          </table:table-cell>
          <table:table-cell office:value-type="string" calcext:value-type="string">
            <text:p>Madhavaram</text:p>
          </table:table-cell>
          <table:table-cell table:formula="of:=TRIM(MID([.B340];FIND(&quot;-&quot;;[.B340])+2;LEN([.B340])-FIND(&quot;-&quot;;[.B340])+2))" office:value-type="string" office:string-value="NM FERTILITY CENTRE AND HOSPITAL" calcext:value-type="string">
            <text:p>NM FERTI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NRG Speciality Hospitals</text:p>
          </table:table-cell>
          <table:table-cell office:value-type="string" calcext:value-type="string">
            <text:p>Ramapuram</text:p>
          </table:table-cell>
          <table:table-cell table:formula="of:=TRIM(MID([.B341];FIND(&quot;-&quot;;[.B341])+2;LEN([.B341])-FIND(&quot;-&quot;;[.B341])+2))" office:value-type="string" office:string-value="NRG Speciality Hospitals" calcext:value-type="string">
            <text:p>NRG Speciality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rthomed Hospital, Royapettah</text:p>
          </table:table-cell>
          <table:table-cell office:value-type="string" calcext:value-type="string">
            <text:p>Royapettah</text:p>
          </table:table-cell>
          <table:table-cell table:formula="of:=TRIM(MID([.B342];FIND(&quot;-&quot;;[.B342])+2;LEN([.B342])-FIND(&quot;-&quot;;[.B342])+2))" office:value-type="string" office:string-value="Orthomed Hospital, Royapettah" calcext:value-type="string">
            <text:p>Orthomed Hospital, Royapetta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Oxymed Hospital</text:p>
          </table:table-cell>
          <table:table-cell office:value-type="string" calcext:value-type="string">
            <text:p>Nandanam</text:p>
          </table:table-cell>
          <table:table-cell table:formula="of:=TRIM(MID([.B343];FIND(&quot;-&quot;;[.B343])+2;LEN([.B343])-FIND(&quot;-&quot;;[.B343])+2))" office:value-type="string" office:string-value="Oxymed Hospital" calcext:value-type="string">
            <text:p>Oxyme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 Clinic &amp; Nursing Home, <text:s/>Kilpauk</text:p>
          </table:table-cell>
          <table:table-cell office:value-type="string" calcext:value-type="string">
            <text:p>Kilpauk</text:p>
          </table:table-cell>
          <table:table-cell table:formula="of:=TRIM(MID([.B344];FIND(&quot;-&quot;;[.B344])+2;LEN([.B344])-FIND(&quot;-&quot;;[.B344])+2))" office:value-type="string" office:string-value="Padma Clinic &amp; Nursing Home, Kilpauk" calcext:value-type="string">
            <text:p>Padma Clinic &amp; Nursing Home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apriya Hospital, Adyar</text:p>
          </table:table-cell>
          <table:table-cell office:value-type="string" calcext:value-type="string">
            <text:p>Adambakkam</text:p>
          </table:table-cell>
          <table:table-cell table:formula="of:=TRIM(MID([.B345];FIND(&quot;-&quot;;[.B345])+2;LEN([.B345])-FIND(&quot;-&quot;;[.B345])+2))" office:value-type="string" office:string-value="Padmapriya Hospital, Adyar" calcext:value-type="string">
            <text:p>Padmapriya Hospital, Ady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admini Nursing Home, Chetpet</text:p>
          </table:table-cell>
          <table:table-cell office:value-type="string" calcext:value-type="string">
            <text:p>Chetpet</text:p>
          </table:table-cell>
          <table:table-cell table:formula="of:=TRIM(MID([.B346];FIND(&quot;-&quot;;[.B346])+2;LEN([.B346])-FIND(&quot;-&quot;;[.B346])+2))" office:value-type="string" office:string-value="Padmini Nursing Home, Chetpet" calcext:value-type="string">
            <text:p>Padmini Nursing Hom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on Malligai Hospital Adambakkam</text:p>
          </table:table-cell>
          <table:table-cell office:value-type="string" calcext:value-type="string">
            <text:p>Adambakkam</text:p>
          </table:table-cell>
          <table:table-cell table:formula="of:=TRIM(MID([.B347];FIND(&quot;-&quot;;[.B347])+2;LEN([.B347])-FIND(&quot;-&quot;;[.B347])+2))" office:value-type="string" office:string-value="Pon Malligai Hospital Adambakkam" calcext:value-type="string">
            <text:p>Pon Malligai Hospital A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deep Nursing Home, Puzuthivakkam</text:p>
          </table:table-cell>
          <table:table-cell office:value-type="string" calcext:value-type="string">
            <text:p>Puzhuthivakkam</text:p>
          </table:table-cell>
          <table:table-cell table:formula="of:=TRIM(MID([.B348];FIND(&quot;-&quot;;[.B348])+2;LEN([.B348])-FIND(&quot;-&quot;;[.B348])+2))" office:value-type="string" office:string-value="Pradeep Nursing Home, Puzuthivakkam" calcext:value-type="string">
            <text:p>Pradeep Nursing Home, Puzuth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anth Hospitals, Velachery</text:p>
          </table:table-cell>
          <table:table-cell office:value-type="string" calcext:value-type="string">
            <text:p>Velachery</text:p>
          </table:table-cell>
          <table:table-cell table:formula="of:=TRIM(MID([.B349];FIND(&quot;-&quot;;[.B349])+2;LEN([.B349])-FIND(&quot;-&quot;;[.B349])+2))" office:value-type="string" office:string-value="Prasanth Hospitals, Velachery" calcext:value-type="string">
            <text:p>Prasanth Hospitals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50];FIND(&quot;-&quot;;[.B350])+2;LEN([.B350])-FIND(&quot;-&quot;;[.B350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ashanth Fertility Research Centre, Chetpet</text:p>
          </table:table-cell>
          <table:table-cell office:value-type="string" calcext:value-type="string">
            <text:p>Chetpet</text:p>
          </table:table-cell>
          <table:table-cell table:formula="of:=TRIM(MID([.B351];FIND(&quot;-&quot;;[.B351])+2;LEN([.B351])-FIND(&quot;-&quot;;[.B351])+2))" office:value-type="string" office:string-value="Prashanth Fertility Research Centre, Chetpet" calcext:value-type="string">
            <text:p>Prashanth Fertility Research Centre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me Indian Hospitals Pvt Ltd, Arumbakkam</text:p>
          </table:table-cell>
          <table:table-cell office:value-type="string" calcext:value-type="string">
            <text:p>Arumbakkam</text:p>
          </table:table-cell>
          <table:table-cell table:formula="of:=TRIM(MID([.B352];FIND(&quot;-&quot;;[.B352])+2;LEN([.B352])-FIND(&quot;-&quot;;[.B352])+2))" office:value-type="string" office:string-value="Prime Indian Hospitals Pvt Ltd, Arumbakkam" calcext:value-type="string">
            <text:p>Prime Indian Hospitals Pvt Ltd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varam Health Centre Valasaravakkam</text:p>
          </table:table-cell>
          <table:table-cell office:value-type="string" calcext:value-type="string">
            <text:p>Valasaravakkam</text:p>
          </table:table-cell>
          <table:table-cell table:formula="of:=TRIM(MID([.B353];FIND(&quot;-&quot;;[.B353])+2;LEN([.B353])-FIND(&quot;-&quot;;[.B353])+2))" office:value-type="string" office:string-value="Privaram Health Centre Valasaravakkam" calcext:value-type="string">
            <text:p>Privaram Health Centre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Priya Nursing Home, Old Washermenpet</text:p>
          </table:table-cell>
          <table:table-cell office:value-type="string" calcext:value-type="string">
            <text:p>Old Washermanpet</text:p>
          </table:table-cell>
          <table:table-cell table:formula="of:=TRIM(MID([.B354];FIND(&quot;-&quot;;[.B354])+2;LEN([.B354])-FIND(&quot;-&quot;;[.B354])+2))" office:value-type="string" office:string-value="Priya Nursing Home, Old Washermenpet" calcext:value-type="string">
            <text:p>Priya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dha Rajendran Hospital, Alandur</text:p>
          </table:table-cell>
          <table:table-cell office:value-type="string" calcext:value-type="string">
            <text:p>Alandur</text:p>
          </table:table-cell>
          <table:table-cell table:formula="of:=TRIM(MID([.B355];FIND(&quot;-&quot;;[.B355])+2;LEN([.B355])-FIND(&quot;-&quot;;[.B355])+2))" office:value-type="string" office:string-value="Radha Rajendran Hospital, Alandur" calcext:value-type="string">
            <text:p>Radha Rajendran Hospital, Alan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inbow children's hospital </text:p>
          </table:table-cell>
          <table:table-cell office:value-type="string" calcext:value-type="string">
            <text:p>Guindy</text:p>
          </table:table-cell>
          <table:table-cell table:formula="of:=TRIM(MID([.B356];FIND(&quot;-&quot;;[.B356])+2;LEN([.B356])-FIND(&quot;-&quot;;[.B356])+2))" office:value-type="string" office:string-value="Rainbow children's hospital" calcext:value-type="string">
            <text:p>Rainbow children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ju Hospital Pvt Ltd, T.Nagar</text:p>
          </table:table-cell>
          <table:table-cell office:value-type="string" calcext:value-type="string">
            <text:p>T. Nagar</text:p>
          </table:table-cell>
          <table:table-cell table:formula="of:=TRIM(MID([.B357];FIND(&quot;-&quot;;[.B357])+2;LEN([.B357])-FIND(&quot;-&quot;;[.B357])+2))" office:value-type="string" office:string-value="Raju Hospital Pvt Ltd, T.Nagar" calcext:value-type="string">
            <text:p>Raju Hospital Pvt Lt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kshith Hospital, Valasaravakkam</text:p>
          </table:table-cell>
          <table:table-cell office:value-type="string" calcext:value-type="string">
            <text:p>Valasaravakkam</text:p>
          </table:table-cell>
          <table:table-cell table:formula="of:=TRIM(MID([.B358];FIND(&quot;-&quot;;[.B358])+2;LEN([.B358])-FIND(&quot;-&quot;;[.B358])+2))" office:value-type="string" office:string-value="Rakshith Hospital, Valasaravakkam" calcext:value-type="string">
            <text:p>Rakshith Hospital, Valasara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ni Hospital,Ashok Nagar</text:p>
          </table:table-cell>
          <table:table-cell office:value-type="string" calcext:value-type="string">
            <text:p>Ashok Nagar</text:p>
          </table:table-cell>
          <table:table-cell table:formula="of:=TRIM(MID([.B359];FIND(&quot;-&quot;;[.B359])+2;LEN([.B359])-FIND(&quot;-&quot;;[.B359])+2))" office:value-type="string" office:string-value="Ramani Hospital,Ashok Nagar" calcext:value-type="string">
            <text:p>Ramani Hospital,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marau Polyclinic, Kilpauk</text:p>
          </table:table-cell>
          <table:table-cell office:value-type="string" calcext:value-type="string">
            <text:p>Kilpauk</text:p>
          </table:table-cell>
          <table:table-cell table:formula="of:=TRIM(MID([.B360];FIND(&quot;-&quot;;[.B360])+2;LEN([.B360])-FIND(&quot;-&quot;;[.B360])+2))" office:value-type="string" office:string-value="Ramarau Polyclinic, Kilpauk" calcext:value-type="string">
            <text:p>Ramarau Polyclinic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athimed Speciality Hospital, Anna Nagar</text:p>
          </table:table-cell>
          <table:table-cell office:value-type="string" calcext:value-type="string">
            <text:p>Anna Nagar</text:p>
          </table:table-cell>
          <table:table-cell table:formula="of:=TRIM(MID([.B361];FIND(&quot;-&quot;;[.B361])+2;LEN([.B361])-FIND(&quot;-&quot;;[.B361])+2))" office:value-type="string" office:string-value="Rathimed Speciality Hospital, Anna Nagar" calcext:value-type="string">
            <text:p>Rathimed Speciality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gional Institute of Ophthalmology</text:p>
          </table:table-cell>
          <table:table-cell office:value-type="string" calcext:value-type="string">
            <text:p>Egmore</text:p>
          </table:table-cell>
          <table:table-cell table:formula="of:=TRIM(MID([.B362];FIND(&quot;-&quot;;[.B362])+2;LEN([.B362])-FIND(&quot;-&quot;;[.B362])+2))" office:value-type="string" office:string-value="Regional Institute of Ophthalmology" calcext:value-type="string">
            <text:p>Regional Institute of Ophthalmolog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etteri Sri Kumaran Health Centre, Kolathur</text:p>
          </table:table-cell>
          <table:table-cell office:value-type="string" calcext:value-type="string">
            <text:p>Kolathur</text:p>
          </table:table-cell>
          <table:table-cell table:formula="of:=TRIM(MID([.B363];FIND(&quot;-&quot;;[.B363])+2;LEN([.B363])-FIND(&quot;-&quot;;[.B363])+2))" office:value-type="string" office:string-value="Retteri Sri Kumaran Health Centre, Kolathur" calcext:value-type="string">
            <text:p>Retteri Sri Kumaran Health Centre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RLT Hospital, Gowriwakkam, Sembakkam</text:p>
          </table:table-cell>
          <table:table-cell office:value-type="string" calcext:value-type="string">
            <text:p>Sembakkam</text:p>
          </table:table-cell>
          <table:table-cell table:formula="of:=TRIM(MID([.B364];FIND(&quot;-&quot;;[.B364])+2;LEN([.B364])-FIND(&quot;-&quot;;[.B364])+2))" office:value-type="string" office:string-value="RLT Hospital, Gowriwakkam, Sembakkam" calcext:value-type="string">
            <text:p>RLT Hospital, Gowriwakkam, Se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RM Medcare ,Velachery</text:p>
          </table:table-cell>
          <table:table-cell office:value-type="string" calcext:value-type="string">
            <text:p>Velachery</text:p>
          </table:table-cell>
          <table:table-cell table:formula="of:=TRIM(MID([.B365];FIND(&quot;-&quot;;[.B365])+2;LEN([.B365])-FIND(&quot;-&quot;;[.B365])+2))" office:value-type="string" office:string-value="RM Medcare ,Velachery" calcext:value-type="string">
            <text:p>RM Medcare ,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PS Hospital, Korattur</text:p>
          </table:table-cell>
          <table:table-cell office:value-type="string" calcext:value-type="string">
            <text:p>Korattur</text:p>
          </table:table-cell>
          <table:table-cell table:formula="of:=TRIM(MID([.B366];FIND(&quot;-&quot;;[.B366])+2;LEN([.B366])-FIND(&quot;-&quot;;[.B366])+2))" office:value-type="string" office:string-value="RPS Hospital, Korattur" calcext:value-type="string">
            <text:p>RPS Hospital, Kor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(FOR PREGNANT AND RECENTLY DELIVERED MOTHERS ONLY)</text:p>
          </table:table-cell>
          <table:table-cell office:value-type="string" calcext:value-type="string">
            <text:p>Royapuram</text:p>
          </table:table-cell>
          <table:table-cell table:formula="of:=TRIM(MID([.B367];FIND(&quot;-&quot;;[.B367])+2;LEN([.B367])-FIND(&quot;-&quot;;[.B367])+2))" office:value-type="string" office:string-value="RSRM (FOR PREGNANT AND RECENTLY DELIVERED MOTHERS ONLY)" calcext:value-type="string">
            <text:p>RSRM (FOR PREGNANT AND RECENTLY DELIVERED MOTHERS ONLY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RSRM CEMONC</text:p>
          </table:table-cell>
          <table:table-cell office:value-type="string" calcext:value-type="string">
            <text:p>Kilpauk</text:p>
          </table:table-cell>
          <table:table-cell table:formula="of:=TRIM(MID([.B368];FIND(&quot;-&quot;;[.B368])+2;LEN([.B368])-FIND(&quot;-&quot;;[.B368])+2))" office:value-type="string" office:string-value="RSRM CEMONC" calcext:value-type="string">
            <text:p>RSRM CEMON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I SPEED HOSPITAL HOSPITALS - ARUMBAKKM</text:p>
          </table:table-cell>
          <table:table-cell office:value-type="string" calcext:value-type="string">
            <text:p>Arumbakkam</text:p>
          </table:table-cell>
          <table:table-cell table:formula="of:=TRIM(MID([.B369];FIND(&quot;-&quot;;[.B369])+2;LEN([.B369])-FIND(&quot;-&quot;;[.B369])+2))" office:value-type="string" office:string-value="SAI SPEED HOSPITAL HOSPITALS - ARUMBAKKM" calcext:value-type="string">
            <text:p>SAI SPEED HOSPITAL HOSPITALS - ARUMBAKK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kthi Hospital and Research Centre, Triplicane</text:p>
          </table:table-cell>
          <table:table-cell office:value-type="string" calcext:value-type="string">
            <text:p>Triplicane</text:p>
          </table:table-cell>
          <table:table-cell table:formula="of:=TRIM(MID([.B370];FIND(&quot;-&quot;;[.B370])+2;LEN([.B370])-FIND(&quot;-&quot;;[.B370])+2))" office:value-type="string" office:string-value="Sakthi Hospital and Research Centre, Triplicane" calcext:value-type="string">
            <text:p>Sakthi Hospital and Research Centre, Triplican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araswathy Multi Speciality Hospitals, Madipakkam</text:p>
          </table:table-cell>
          <table:table-cell office:value-type="string" calcext:value-type="string">
            <text:p>Madipakkam</text:p>
          </table:table-cell>
          <table:table-cell table:formula="of:=TRIM(MID([.B371];FIND(&quot;-&quot;;[.B371])+2;LEN([.B371])-FIND(&quot;-&quot;;[.B371])+2))" office:value-type="string" office:string-value="Saraswathy Multi Speciality Hospitals, Madipakkam" calcext:value-type="string">
            <text:p>Saraswathy Multi Speciality Hospitals, Madip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 Hospital</text:p>
          </table:table-cell>
          <table:table-cell office:value-type="string" calcext:value-type="string">
            <text:p>Perambur</text:p>
          </table:table-cell>
          <table:table-cell table:formula="of:=TRIM(MID([.B372];FIND(&quot;-&quot;;[.B372])+2;LEN([.B372])-FIND(&quot;-&quot;;[.B372])+2))" office:value-type="string" office:string-value="Sen Hospital" calcext:value-type="string">
            <text:p>Se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enthil Priya Hospital, Kodungaiyur</text:p>
          </table:table-cell>
          <table:table-cell office:value-type="string" calcext:value-type="string">
            <text:p>Vyarsarpadi</text:p>
          </table:table-cell>
          <table:table-cell table:formula="of:=TRIM(MID([.B373];FIND(&quot;-&quot;;[.B373])+2;LEN([.B373])-FIND(&quot;-&quot;;[.B373])+2))" office:value-type="string" office:string-value="Senthil Priya Hospital, Kodungaiyur" calcext:value-type="string">
            <text:p>Senthil Priya Hospital, Kodunga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arave Multispeciality Hospital, Sowcarpet</text:p>
          </table:table-cell>
          <table:table-cell office:value-type="string" calcext:value-type="string">
            <text:p>George Town</text:p>
          </table:table-cell>
          <table:table-cell table:formula="of:=TRIM(MID([.B374];FIND(&quot;-&quot;;[.B374])+2;LEN([.B374])-FIND(&quot;-&quot;;[.B374])+2))" office:value-type="string" office:string-value="Shaarave Multispeciality Hospital, Sowcarpet" calcext:value-type="string">
            <text:p>Shaarave Multispeciality Hospital, Sowc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anmugam Multispeciality Hospital, Royapuram</text:p>
          </table:table-cell>
          <table:table-cell office:value-type="string" calcext:value-type="string">
            <text:p>Royapuram</text:p>
          </table:table-cell>
          <table:table-cell table:formula="of:=TRIM(MID([.B375];FIND(&quot;-&quot;;[.B375])+2;LEN([.B375])-FIND(&quot;-&quot;;[.B375])+2))" office:value-type="string" office:string-value="Shanmugam Multispeciality Hospital, Royapuram" calcext:value-type="string">
            <text:p>Shanmugam Multispeciality Hospital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ens Hospital, Ashok Nagar</text:p>
          </table:table-cell>
          <table:table-cell office:value-type="string" calcext:value-type="string">
            <text:p>Ashok Nagar</text:p>
          </table:table-cell>
          <table:table-cell table:formula="of:=TRIM(MID([.B376];FIND(&quot;-&quot;;[.B376])+2;LEN([.B376])-FIND(&quot;-&quot;;[.B376])+2))" office:value-type="string" office:string-value="Shens Hospital, Ashok Nagar" calcext:value-type="string">
            <text:p>Shens Hospital, Asho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Shree Lakshmi Clinic, Velachery</text:p>
          </table:table-cell>
          <table:table-cell office:value-type="string" calcext:value-type="string">
            <text:p>Velachery</text:p>
          </table:table-cell>
          <table:table-cell table:formula="of:=TRIM(MID([.B377];FIND(&quot;-&quot;;[.B377])+2;LEN([.B377])-FIND(&quot;-&quot;;[.B377])+2))" office:value-type="string" office:string-value="Shree Lakshmi Clinic, Velachery" calcext:value-type="string">
            <text:p>Shree Lakshmi Clinic, Velacher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POOJA MATERNITY CLINIC</text:p>
          </table:table-cell>
          <table:table-cell office:value-type="string" calcext:value-type="string">
            <text:p>Kodungaiyur</text:p>
          </table:table-cell>
          <table:table-cell table:formula="of:=TRIM(MID([.B378];FIND(&quot;-&quot;;[.B378])+2;LEN([.B378])-FIND(&quot;-&quot;;[.B378])+2))" office:value-type="string" office:string-value="SHRI POOJA MATERNITY CLINIC" calcext:value-type="string">
            <text:p>SHRI POOJA MATERNITY 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hri Tanishq Nakshatra Multi Speciality Hospitals, Chennai</text:p>
          </table:table-cell>
          <table:table-cell office:value-type="string" calcext:value-type="string">
            <text:p>Tiruvottiyur</text:p>
          </table:table-cell>
          <table:table-cell table:formula="of:=TRIM(MID([.B379];FIND(&quot;-&quot;;[.B379])+2;LEN([.B379])-FIND(&quot;-&quot;;[.B379])+2))" office:value-type="string" office:string-value="Shri Tanishq Nakshatra Multi Speciality Hospitals, Chennai" calcext:value-type="string">
            <text:p>Shri Tanishq Nakshatra Multi Speciality Hospitals, Chenn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MS (SRM Institutes for Medical Science) Hospital, Vadapalani</text:p>
          </table:table-cell>
          <table:table-cell office:value-type="string" calcext:value-type="string">
            <text:p>Vadapalani</text:p>
          </table:table-cell>
          <table:table-cell table:formula="of:=TRIM(MID([.B380];FIND(&quot;-&quot;;[.B380])+2;LEN([.B380])-FIND(&quot;-&quot;;[.B380])+2))" office:value-type="string" office:string-value="SIMS (SRM Institutes for Medical Science) Hospital, Vadapalani" calcext:value-type="string">
            <text:p>SIMS (SRM Institutes for Medical Science)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nghvi Health Center, Mint Street*</text:p>
          </table:table-cell>
          <table:table-cell office:value-type="string" calcext:value-type="string">
            <text:p>Sowcarpet</text:p>
          </table:table-cell>
          <table:table-cell table:formula="of:=TRIM(MID([.B381];FIND(&quot;-&quot;;[.B381])+2;LEN([.B381])-FIND(&quot;-&quot;;[.B381])+2))" office:value-type="string" office:string-value="Singhvi Health Center, Mint Street*" calcext:value-type="string">
            <text:p>Singhvi Health Center, Mint Street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ivam Hospitals,</text:p>
          </table:table-cell>
          <table:table-cell office:value-type="string" calcext:value-type="string">
            <text:p>Ullagaram</text:p>
          </table:table-cell>
          <table:table-cell table:formula="of:=TRIM(MID([.B382];FIND(&quot;-&quot;;[.B382])+2;LEN([.B382])-FIND(&quot;-&quot;;[.B382])+2))" office:value-type="string" office:string-value="Sivam Hospitals," calcext:value-type="string">
            <text:p>Sivam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oriya Hospital, Saligramam</text:p>
          </table:table-cell>
          <table:table-cell office:value-type="string" calcext:value-type="string">
            <text:p>Saligramam</text:p>
          </table:table-cell>
          <table:table-cell table:formula="of:=TRIM(MID([.B383];FIND(&quot;-&quot;;[.B383])+2;LEN([.B383])-FIND(&quot;-&quot;;[.B383])+2))" office:value-type="string" office:string-value="Sooriya Hospital, Saligramam" calcext:value-type="string">
            <text:p>Sooriya Hospital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outhern Railway Hospital, New hospital complex, Ayanavaram</text:p>
          </table:table-cell>
          <table:table-cell office:value-type="string" calcext:value-type="string">
            <text:p>Ayanavaram</text:p>
          </table:table-cell>
          <table:table-cell table:formula="of:=TRIM(MID([.B384];FIND(&quot;-&quot;;[.B384])+2;LEN([.B384])-FIND(&quot;-&quot;;[.B384])+2))" office:value-type="string" office:string-value="Southern Railway Hospital, New hospital complex, Ayanavaram" calcext:value-type="string">
            <text:p>Southern Railway Hospital, New hospital complex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 NURSING HOME </text:p>
          </table:table-cell>
          <table:table-cell office:value-type="string" calcext:value-type="string">
            <text:p>Perambur</text:p>
          </table:table-cell>
          <table:table-cell table:formula="of:=TRIM(MID([.B385];FIND(&quot;-&quot;;[.B385])+2;LEN([.B385])-FIND(&quot;-&quot;;[.B385])+2))" office:value-type="string" office:string-value="SRI BALA NURSING HOME" calcext:value-type="string">
            <text:p>SRI BALA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Balaji Hospital, Guindy</text:p>
          </table:table-cell>
          <table:table-cell office:value-type="string" calcext:value-type="string">
            <text:p>Guindy</text:p>
          </table:table-cell>
          <table:table-cell table:formula="of:=TRIM(MID([.B386];FIND(&quot;-&quot;;[.B386])+2;LEN([.B386])-FIND(&quot;-&quot;;[.B386])+2))" office:value-type="string" office:string-value="Sri Balaji Hospital, Guindy" calcext:value-type="string">
            <text:p>Sri Balaji Hospital,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Chakra Multispecialty Hospital,Nanganallur</text:p>
          </table:table-cell>
          <table:table-cell office:value-type="string" calcext:value-type="string">
            <text:p>Nanganallur</text:p>
          </table:table-cell>
          <table:table-cell table:formula="of:=TRIM(MID([.B387];FIND(&quot;-&quot;;[.B387])+2;LEN([.B387])-FIND(&quot;-&quot;;[.B387])+2))" office:value-type="string" office:string-value="Sri Chakra Multispecialty Hospital,Nanganallur" calcext:value-type="string">
            <text:p>Sri Chakra Multispecialty Hospital,Nanganal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Devi Hospitals, Anna Nagar</text:p>
          </table:table-cell>
          <table:table-cell office:value-type="string" calcext:value-type="string">
            <text:p>Anna Nagar</text:p>
          </table:table-cell>
          <table:table-cell table:formula="of:=TRIM(MID([.B388];FIND(&quot;-&quot;;[.B388])+2;LEN([.B388])-FIND(&quot;-&quot;;[.B388])+2))" office:value-type="string" office:string-value="Sri Devi Hospitals, Anna Nagar" calcext:value-type="string">
            <text:p>Sri Devi Hospitals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89];FIND(&quot;-&quot;;[.B389])+2;LEN([.B389])-FIND(&quot;-&quot;;[.B389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Esodha Hospital, Ayanavaram</text:p>
          </table:table-cell>
          <table:table-cell office:value-type="string" calcext:value-type="string">
            <text:p>Ayanavaram</text:p>
          </table:table-cell>
          <table:table-cell table:formula="of:=TRIM(MID([.B390];FIND(&quot;-&quot;;[.B390])+2;LEN([.B390])-FIND(&quot;-&quot;;[.B390])+2))" office:value-type="string" office:string-value="Sri Esodha Hospital, Ayanavaram" calcext:value-type="string">
            <text:p>Sri Esodha Hospital, Ayanava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Hospitals, Tondiarpet</text:p>
          </table:table-cell>
          <table:table-cell office:value-type="string" calcext:value-type="string">
            <text:p>Tondiarpet</text:p>
          </table:table-cell>
          <table:table-cell table:formula="of:=TRIM(MID([.B391];FIND(&quot;-&quot;;[.B391])+2;LEN([.B391])-FIND(&quot;-&quot;;[.B391])+2))" office:value-type="string" office:string-value="Sri Hospitals, Tondiarpet" calcext:value-type="string">
            <text:p>Sri Hospitals, Tondiar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Kumaran Hospital, Mylapore</text:p>
          </table:table-cell>
          <table:table-cell office:value-type="string" calcext:value-type="string">
            <text:p>Mylapore</text:p>
          </table:table-cell>
          <table:table-cell table:formula="of:=TRIM(MID([.B392];FIND(&quot;-&quot;;[.B392])+2;LEN([.B392])-FIND(&quot;-&quot;;[.B392])+2))" office:value-type="string" office:string-value="Sri Kumaran Hospital, Mylapore" calcext:value-type="string">
            <text:p>Sri Kumaran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Lakshmi Clinic and Maternity Centre, Purasawalkam</text:p>
          </table:table-cell>
          <table:table-cell office:value-type="string" calcext:value-type="string">
            <text:p>Purasaiwakkam</text:p>
          </table:table-cell>
          <table:table-cell table:formula="of:=TRIM(MID([.B393];FIND(&quot;-&quot;;[.B393])+2;LEN([.B393])-FIND(&quot;-&quot;;[.B393])+2))" office:value-type="string" office:string-value="Sri Lakshmi Clinic and Maternity Centre, Purasawalkam" calcext:value-type="string">
            <text:p>Sri Lakshmi Clinic and Maternity Centre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Narayana Medical Centre, Ambattur</text:p>
          </table:table-cell>
          <table:table-cell office:value-type="string" calcext:value-type="string">
            <text:p>Ambattur</text:p>
          </table:table-cell>
          <table:table-cell table:formula="of:=TRIM(MID([.B394];FIND(&quot;-&quot;;[.B394])+2;LEN([.B394])-FIND(&quot;-&quot;;[.B394])+2))" office:value-type="string" office:string-value="Sri Narayana Medical Centre, Ambattur" calcext:value-type="string">
            <text:p>Sri Narayana Medical Centre, Amba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RANGA HOSPITAL</text:p>
          </table:table-cell>
          <table:table-cell office:value-type="string" calcext:value-type="string">
            <text:p>Mylapore</text:p>
          </table:table-cell>
          <table:table-cell table:formula="of:=TRIM(MID([.B395];FIND(&quot;-&quot;;[.B395])+2;LEN([.B395])-FIND(&quot;-&quot;;[.B395])+2))" office:value-type="string" office:string-value="SRI RANGA HOSPITAL" calcext:value-type="string">
            <text:p>SRI R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 Singhvi Health Centre, Purasaivakkam</text:p>
          </table:table-cell>
          <table:table-cell office:value-type="string" calcext:value-type="string">
            <text:p>Purasaiwakkam</text:p>
          </table:table-cell>
          <table:table-cell table:formula="of:=TRIM(MID([.B396];FIND(&quot;-&quot;;[.B396])+2;LEN([.B396])-FIND(&quot;-&quot;;[.B396])+2))" office:value-type="string" office:string-value="Sri Singhvi Health Centre, Purasaivakkam" calcext:value-type="string">
            <text:p>Sri Singhvi Health Centre, Purasaiv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 Priya Hospital, Perambur</text:p>
          </table:table-cell>
          <table:table-cell office:value-type="string" calcext:value-type="string">
            <text:p>Perambur</text:p>
          </table:table-cell>
          <table:table-cell table:formula="of:=TRIM(MID([.B397];FIND(&quot;-&quot;;[.B397])+2;LEN([.B397])-FIND(&quot;-&quot;;[.B397])+2))" office:value-type="string" office:string-value="Srinivas Priya Hospital, Perambur" calcext:value-type="string">
            <text:p>Srinivas Priya Hospital, Peramb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 Hospital, Kodambakkam</text:p>
          </table:table-cell>
          <table:table-cell office:value-type="string" calcext:value-type="string">
            <text:p>Kodambakkam</text:p>
          </table:table-cell>
          <table:table-cell table:formula="of:=TRIM(MID([.B398];FIND(&quot;-&quot;;[.B398])+2;LEN([.B398])-FIND(&quot;-&quot;;[.B398])+2))" office:value-type="string" office:string-value="Srinivasa Hospital, Kodambakkam" calcext:value-type="string">
            <text:p>Srinivasa Hospital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NIVASAN RAJALAKSHMI MEMORIAL HOSPITAL</text:p>
          </table:table-cell>
          <table:table-cell office:value-type="string" calcext:value-type="string">
            <text:p>Nanganallur</text:p>
          </table:table-cell>
          <table:table-cell table:formula="of:=TRIM(MID([.B399];FIND(&quot;-&quot;;[.B399])+2;LEN([.B399])-FIND(&quot;-&quot;;[.B399])+2))" office:value-type="string" office:string-value="SRINIVASAN RAJALAKSHMI MEMORIAL HOSPITAL" calcext:value-type="string">
            <text:p>SRINIVASAN RAJALAKSHMI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isai Subhramaniya Hospitals Pvt.Ltd,Thirumullaivoyal</text:p>
          </table:table-cell>
          <table:table-cell office:value-type="string" calcext:value-type="string">
            <text:p>Thirumullaivoil</text:p>
          </table:table-cell>
          <table:table-cell table:formula="of:=TRIM(MID([.B400];FIND(&quot;-&quot;;[.B400])+2;LEN([.B400])-FIND(&quot;-&quot;;[.B400])+2))" office:value-type="string" office:string-value="Srisai Subhramaniya Hospitals Pvt.Ltd,Thirumullaivoyal" calcext:value-type="string">
            <text:p>Srisai Subhramaniya Hospitals Pvt.Ltd,Thirumullai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M Hospital Pvt. Ltd., West Mambalam</text:p>
          </table:table-cell>
          <table:table-cell office:value-type="string" calcext:value-type="string">
            <text:p>Mambalam</text:p>
          </table:table-cell>
          <table:table-cell table:formula="of:=TRIM(MID([.B401];FIND(&quot;-&quot;;[.B401])+2;LEN([.B401])-FIND(&quot;-&quot;;[.B401])+2))" office:value-type="string" office:string-value="SRM Hospital Pvt. Ltd., West Mambalam" calcext:value-type="string">
            <text:p>SRM Hospital Pvt. Ltd., West Mamb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rushti Hospital,Ramapuram*</text:p>
          </table:table-cell>
          <table:table-cell office:value-type="string" calcext:value-type="string">
            <text:p>Ramapuram</text:p>
          </table:table-cell>
          <table:table-cell table:formula="of:=TRIM(MID([.B402];FIND(&quot;-&quot;;[.B402])+2;LEN([.B402])-FIND(&quot;-&quot;;[.B402])+2))" office:value-type="string" office:string-value="Srushti Hospital,Ramapuram*" calcext:value-type="string">
            <text:p>Srushti Hospital,Ramapu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SSS Hospital, 924.T.H.Road Tiruvotriyur</text:p>
          </table:table-cell>
          <table:table-cell office:value-type="string" calcext:value-type="string">
            <text:p>Thiruvottiyur</text:p>
          </table:table-cell>
          <table:table-cell table:formula="of:=TRIM(MID([.B403];FIND(&quot;-&quot;;[.B403])+2;LEN([.B403])-FIND(&quot;-&quot;;[.B403])+2))" office:value-type="string" office:string-value="SSS Hospital, 924.T.H.Road Tiruvotriyur" calcext:value-type="string">
            <text:p>SSS Hospital, 924.T.H.Road Tiruvotr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t.Isabel Hospital, Mylapore</text:p>
          </table:table-cell>
          <table:table-cell office:value-type="string" calcext:value-type="string">
            <text:p>Mylapore</text:p>
          </table:table-cell>
          <table:table-cell table:formula="of:=TRIM(MID([.B404];FIND(&quot;-&quot;;[.B404])+2;LEN([.B404])-FIND(&quot;-&quot;;[.B404])+2))" office:value-type="string" office:string-value="St.Isabel Hospital, Mylapore" calcext:value-type="string">
            <text:p>St.Isabel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405];FIND(&quot;-&quot;;[.B405])+2;LEN([.B405])-FIND(&quot;-&quot;;[.B405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bha Hospital, Infertility and Maternity Centre, Royapuram</text:p>
          </table:table-cell>
          <table:table-cell office:value-type="string" calcext:value-type="string">
            <text:p>Royapuram</text:p>
          </table:table-cell>
          <table:table-cell table:formula="of:=TRIM(MID([.B406];FIND(&quot;-&quot;;[.B406])+2;LEN([.B406])-FIND(&quot;-&quot;;[.B406])+2))" office:value-type="string" office:string-value="Subha Hospital, Infertility and Maternity Centre, Royapuram" calcext:value-type="string">
            <text:p>Subha Hospital, Infertility and Maternity Centre, Roy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DHA HOSPITAL</text:p>
          </table:table-cell>
          <table:table-cell office:value-type="string" calcext:value-type="string">
            <text:p>Royapuram</text:p>
          </table:table-cell>
          <table:table-cell table:formula="of:=TRIM(MID([.B407];FIND(&quot;-&quot;;[.B407])+2;LEN([.B407])-FIND(&quot;-&quot;;[.B407])+2))" office:value-type="string" office:string-value="SUDHA HOSPITAL" calcext:value-type="string">
            <text:p>SUD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m hospitals, Thiruvottiyur</text:p>
          </table:table-cell>
          <table:table-cell office:value-type="string" calcext:value-type="string">
            <text:p>Thiruvottiyur</text:p>
          </table:table-cell>
          <table:table-cell table:formula="of:=TRIM(MID([.B408];FIND(&quot;-&quot;;[.B408])+2;LEN([.B408])-FIND(&quot;-&quot;;[.B408])+2))" office:value-type="string" office:string-value="Sugam hospitals, Thiruvottiyur" calcext:value-type="string">
            <text:p>Sugam hospitals, Thiruvott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UGAN MATERNITY HOSPITAL</text:p>
          </table:table-cell>
          <table:table-cell office:value-type="string" calcext:value-type="string">
            <text:p>Neelankarai</text:p>
          </table:table-cell>
          <table:table-cell table:formula="of:=TRIM(MID([.B409];FIND(&quot;-&quot;;[.B409])+2;LEN([.B409])-FIND(&quot;-&quot;;[.B409])+2))" office:value-type="string" office:string-value="SUGAN MATERNITY HOSPITAL" calcext:value-type="string">
            <text:p>SUGAN MATERNIT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Swaram Medicare &amp;Research Centre Pvt Ltd, Sholinganallur*</text:p>
          </table:table-cell>
          <table:table-cell office:value-type="string" calcext:value-type="string">
            <text:p>Thiruvanmiyur</text:p>
          </table:table-cell>
          <table:table-cell table:formula="of:=TRIM(MID([.B410];FIND(&quot;-&quot;;[.B410])+2;LEN([.B410])-FIND(&quot;-&quot;;[.B410])+2))" office:value-type="string" office:string-value="Swaram Medicare &amp;Research Centre Pvt Ltd, Sholinganallur*" calcext:value-type="string">
            <text:p>Swaram Medicare &amp;Research Centre Pvt Ltd, Sholinganall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Best Hospital Private Ltd, Kodambakkam</text:p>
          </table:table-cell>
          <table:table-cell office:value-type="string" calcext:value-type="string">
            <text:p>Kodambakkam</text:p>
          </table:table-cell>
          <table:table-cell table:formula="of:=TRIM(MID([.B411];FIND(&quot;-&quot;;[.B411])+2;LEN([.B411])-FIND(&quot;-&quot;;[.B411])+2))" office:value-type="string" office:string-value="The Best Hospital Private Ltd, Kodambakkam" calcext:value-type="string">
            <text:p>The Best Hospital Private Ltd, Kod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Guest Hospital, Kilpauk</text:p>
          </table:table-cell>
          <table:table-cell office:value-type="string" calcext:value-type="string">
            <text:p>Kilpauk</text:p>
          </table:table-cell>
          <table:table-cell table:formula="of:=TRIM(MID([.B412];FIND(&quot;-&quot;;[.B412])+2;LEN([.B412])-FIND(&quot;-&quot;;[.B412])+2))" office:value-type="string" office:string-value="The Guest Hospital, Kilpauk" calcext:value-type="string">
            <text:p>The Guest Hospital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he Madras Medical Mission</text:p>
          </table:table-cell>
          <table:table-cell office:value-type="string" calcext:value-type="string">
            <text:p>Mogappair</text:p>
          </table:table-cell>
          <table:table-cell table:formula="of:=TRIM(MID([.B413];FIND(&quot;-&quot;;[.B413])+2;LEN([.B413])-FIND(&quot;-&quot;;[.B413])+2))" office:value-type="string" office:string-value="The Madras Medical Mission" calcext:value-type="string">
            <text:p>The Madras Medical Missio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ndiarpet Peripheral Hospital</text:p>
          </table:table-cell>
          <table:table-cell office:value-type="string" calcext:value-type="string">
            <text:p>Tondiarpet</text:p>
          </table:table-cell>
          <table:table-cell table:formula="of:=TRIM(MID([.B414];FIND(&quot;-&quot;;[.B414])+2;LEN([.B414])-FIND(&quot;-&quot;;[.B414])+2))" office:value-type="string" office:string-value="Tondiarpet Peripheral Hospital" calcext:value-type="string">
            <text:p>Tondiarpet Peripher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OSH Hospitals (P) Ltd, Kilpauk</text:p>
          </table:table-cell>
          <table:table-cell office:value-type="string" calcext:value-type="string">
            <text:p>Kilpauk</text:p>
          </table:table-cell>
          <table:table-cell table:formula="of:=TRIM(MID([.B415];FIND(&quot;-&quot;;[.B415])+2;LEN([.B415])-FIND(&quot;-&quot;;[.B415])+2))" office:value-type="string" office:string-value="TOSH Hospitals (P) Ltd, Kilpauk" calcext:value-type="string">
            <text:p>TOSH Hospitals (P) Ltd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inity Acute Care Hospital, Mylapore</text:p>
          </table:table-cell>
          <table:table-cell office:value-type="string" calcext:value-type="string">
            <text:p>Mylapore</text:p>
          </table:table-cell>
          <table:table-cell table:formula="of:=TRIM(MID([.B416];FIND(&quot;-&quot;;[.B416])+2;LEN([.B416])-FIND(&quot;-&quot;;[.B416])+2))" office:value-type="string" office:string-value="Trinity Acute Care Hospital, Mylapore" calcext:value-type="string">
            <text:p>Trinity Acute Care Hospital, Mylap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Trustlife Medical Centre, Panaiyur*</text:p>
          </table:table-cell>
          <table:table-cell office:value-type="string" calcext:value-type="string">
            <text:p>Panaiyur</text:p>
          </table:table-cell>
          <table:table-cell table:formula="of:=TRIM(MID([.B417];FIND(&quot;-&quot;;[.B417])+2;LEN([.B417])-FIND(&quot;-&quot;;[.B417])+2))" office:value-type="string" office:string-value="Trustlife Medical Centre, Panaiyur*" calcext:value-type="string">
            <text:p>Trustlife Medical Centre, Panaiyu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.K. Hospital, Purasawalkam</text:p>
          </table:table-cell>
          <table:table-cell office:value-type="string" calcext:value-type="string">
            <text:p>Purasaiwakkam</text:p>
          </table:table-cell>
          <table:table-cell table:formula="of:=TRIM(MID([.B418];FIND(&quot;-&quot;;[.B418])+2;LEN([.B418])-FIND(&quot;-&quot;;[.B418])+2))" office:value-type="string" office:string-value="V.K. Hospital, Purasawalkam" calcext:value-type="string">
            <text:p>V.K. Hospital, Purasawal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a Subramanian Hospitals India Pvt Ltd, Chetpet</text:p>
          </table:table-cell>
          <table:table-cell office:value-type="string" calcext:value-type="string">
            <text:p>Chetpet</text:p>
          </table:table-cell>
          <table:table-cell table:formula="of:=TRIM(MID([.B419];FIND(&quot;-&quot;;[.B419])+2;LEN([.B419])-FIND(&quot;-&quot;;[.B419])+2))" office:value-type="string" office:string-value="Vasantha Subramanian Hospitals India Pvt Ltd, Chetpet" calcext:value-type="string">
            <text:p>Vasantha Subramanian Hospitals India Pvt Ltd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anthi Hospital, Arumbakkam</text:p>
          </table:table-cell>
          <table:table-cell office:value-type="string" calcext:value-type="string">
            <text:p>Arumbakkam</text:p>
          </table:table-cell>
          <table:table-cell table:formula="of:=TRIM(MID([.B420];FIND(&quot;-&quot;;[.B420])+2;LEN([.B420])-FIND(&quot;-&quot;;[.B420])+2))" office:value-type="string" office:string-value="Vasanthi Hospital, Arumbakkam" calcext:value-type="string">
            <text:p>Vasanthi Hospital, Aru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asuki Nursing Home,Maduravoyal</text:p>
          </table:table-cell>
          <table:table-cell office:value-type="string" calcext:value-type="string">
            <text:p>Maduravoyal</text:p>
          </table:table-cell>
          <table:table-cell table:formula="of:=TRIM(MID([.B421];FIND(&quot;-&quot;;[.B421])+2;LEN([.B421])-FIND(&quot;-&quot;;[.B421])+2))" office:value-type="string" office:string-value="Vasuki Nursing Home,Maduravoyal" calcext:value-type="string">
            <text:p>Vasuki Nursing Home,Maduravoy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enkataeswara Hospitals, Nandanam</text:p>
          </table:table-cell>
          <table:table-cell office:value-type="string" calcext:value-type="string">
            <text:p>Nandanam</text:p>
          </table:table-cell>
          <table:table-cell table:formula="of:=TRIM(MID([.B422];FIND(&quot;-&quot;;[.B422])+2;LEN([.B422])-FIND(&quot;-&quot;;[.B422])+2))" office:value-type="string" office:string-value="Venkataeswara Hospitals, Nandanam" calcext:value-type="string">
            <text:p>Venkataeswara Hospitals, Nandan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Vetri vhelava hospital, Porur</text:p>
          </table:table-cell>
          <table:table-cell office:value-type="string" calcext:value-type="string">
            <text:p>Porur</text:p>
          </table:table-cell>
          <table:table-cell table:formula="of:=TRIM(MID([.B423];FIND(&quot;-&quot;;[.B423])+2;LEN([.B423])-FIND(&quot;-&quot;;[.B423])+2))" office:value-type="string" office:string-value="Vetri vhelava hospital, Porur" calcext:value-type="string">
            <text:p>Vetri vhelava hospital, Por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HM Hospitals Pvt Ltd, Saligramam</text:p>
          </table:table-cell>
          <table:table-cell office:value-type="string" calcext:value-type="string">
            <text:p>Saligramam</text:p>
          </table:table-cell>
          <table:table-cell table:formula="of:=TRIM(MID([.B424];FIND(&quot;-&quot;;[.B424])+2;LEN([.B424])-FIND(&quot;-&quot;;[.B424])+2))" office:value-type="string" office:string-value="VHM Hospitals Pvt Ltd, Saligramam" calcext:value-type="string">
            <text:p>VHM Hospitals Pvt Ltd, Saligram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gnesh Hospital</text:p>
          </table:table-cell>
          <table:table-cell office:value-type="string" calcext:value-type="string">
            <text:p>Porur</text:p>
          </table:table-cell>
          <table:table-cell table:formula="of:=TRIM(MID([.B425];FIND(&quot;-&quot;;[.B425])+2;LEN([.B425])-FIND(&quot;-&quot;;[.B425])+2))" office:value-type="string" office:string-value="Vignesh Hospital" calcext:value-type="string">
            <text:p>Vignesh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haa Hospital, Anna Nagar</text:p>
          </table:table-cell>
          <table:table-cell office:value-type="string" calcext:value-type="string">
            <text:p>Anna Nagar</text:p>
          </table:table-cell>
          <table:table-cell table:formula="of:=TRIM(MID([.B426];FIND(&quot;-&quot;;[.B426])+2;LEN([.B426])-FIND(&quot;-&quot;;[.B426])+2))" office:value-type="string" office:string-value="Vihaa Hospital, Anna Nagar" calcext:value-type="string">
            <text:p>Vihaa Hospital, Ann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is Nursing Home, West CIT Nagar</text:p>
          </table:table-cell>
          <table:table-cell office:value-type="string" calcext:value-type="string">
            <text:p>Saidapet</text:p>
          </table:table-cell>
          <table:table-cell table:formula="of:=TRIM(MID([.B427];FIND(&quot;-&quot;;[.B427])+2;LEN([.B427])-FIND(&quot;-&quot;;[.B427])+2))" office:value-type="string" office:string-value="Vijais Nursing Home, West CIT Nagar" calcext:value-type="string">
            <text:p>Vijais Nursing Home, West CIT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ijaya Hospital</text:p>
          </table:table-cell>
          <table:table-cell office:value-type="string" calcext:value-type="string">
            <text:p>Vadapalani</text:p>
          </table:table-cell>
          <table:table-cell table:formula="of:=TRIM(MID([.B428];FIND(&quot;-&quot;;[.B428])+2;LEN([.B428])-FIND(&quot;-&quot;;[.B428])+2))" office:value-type="string" office:string-value="Vijaya Hospital" calcext:value-type="string">
            <text:p>Vija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Voluntary Health Services</text:p>
          </table:table-cell>
          <table:table-cell office:value-type="string" calcext:value-type="string">
            <text:p>Tharamani</text:p>
          </table:table-cell>
          <table:table-cell table:formula="of:=TRIM(MID([.B429];FIND(&quot;-&quot;;[.B429])+2;LEN([.B429])-FIND(&quot;-&quot;;[.B429])+2))" office:value-type="string" office:string-value="Voluntary Health Services" calcext:value-type="string">
            <text:p>Voluntary Health Service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C - WCF Hospitals(HI Cure Health Care), T.Nagar*</text:p>
          </table:table-cell>
          <table:table-cell office:value-type="string" calcext:value-type="string">
            <text:p>T. Nagar</text:p>
          </table:table-cell>
          <table:table-cell table:formula="of:=TRIM(MID([.B430];FIND(&quot;-&quot;;[.B430])+2;LEN([.B430])-FIND(&quot;-&quot;;[.B430])+2))" office:value-type="string" office:string-value="WCF Hospitals(HI Cure Health Care), T.Nagar*" calcext:value-type="string">
            <text:p>WCF Hospitals(HI Cure Health Care), T.Nagar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C - Westminster HealthCare,Nungambakkam</text:p>
          </table:table-cell>
          <table:table-cell office:value-type="string" calcext:value-type="string">
            <text:p>Nungambakkam</text:p>
          </table:table-cell>
          <table:table-cell table:formula="of:=TRIM(MID([.B431];FIND(&quot;-&quot;;[.B431])+2;LEN([.B431])-FIND(&quot;-&quot;;[.B431])+2))" office:value-type="string" office:string-value="Westminster HealthCare,Nungambakkam" calcext:value-type="string">
            <text:p>Westminster HealthCare,Nungambakk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K.N. Nursing Homes, Kilpauk</text:p>
          </table:table-cell>
          <table:table-cell office:value-type="string" calcext:value-type="string">
            <text:p>Kilpauk</text:p>
          </table:table-cell>
          <table:table-cell table:formula="of:=TRIM(MID([.B432];FIND(&quot;-&quot;;[.B432])+2;LEN([.B432])-FIND(&quot;-&quot;;[.B432])+2))" office:value-type="string" office:string-value="A.K.N. Nursing Homes, Kilpauk" calcext:value-type="string">
            <text:p>A.K.N. Nursing Homes, Kilpauk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.N.N Hospital, Valasaravakkam*</text:p>
          </table:table-cell>
          <table:table-cell office:value-type="string" calcext:value-type="string">
            <text:p>Valasaravakkam</text:p>
          </table:table-cell>
          <table:table-cell table:formula="of:=TRIM(MID([.B433];FIND(&quot;-&quot;;[.B433])+2;LEN([.B433])-FIND(&quot;-&quot;;[.B433])+2))" office:value-type="string" office:string-value="A.N.N Hospital, Valasaravakkam*" calcext:value-type="string">
            <text:p>A.N.N Hospital, Valasaravakk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Aakash Fertility Centre and Hospital, Vadapalani</text:p>
          </table:table-cell>
          <table:table-cell office:value-type="string" calcext:value-type="string">
            <text:p>Vadapalani</text:p>
          </table:table-cell>
          <table:table-cell table:formula="of:=TRIM(MID([.B434];FIND(&quot;-&quot;;[.B434])+2;LEN([.B434])-FIND(&quot;-&quot;;[.B434])+2))" office:value-type="string" office:string-value="Aakash Fertility Centre and Hospital, Vadapalani" calcext:value-type="string">
            <text:p>Aakash Fertility Centre and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mma Hospital, Sowrastra Nagar</text:p>
          </table:table-cell>
          <table:table-cell office:value-type="string" calcext:value-type="string">
            <text:p>Sowrastra Nagar</text:p>
          </table:table-cell>
          <table:table-cell table:formula="of:=TRIM(MID([.B435];FIND(&quot;-&quot;;[.B435])+2;LEN([.B435])-FIND(&quot;-&quot;;[.B435])+2))" office:value-type="string" office:string-value="Amma Hospital, Sowrastra Nagar" calcext:value-type="string">
            <text:p>Amma Hospital, Sowrastr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pollo Hospitals, Greams Road</text:p>
          </table:table-cell>
          <table:table-cell office:value-type="string" calcext:value-type="string">
            <text:p>Thousand Lights</text:p>
          </table:table-cell>
          <table:table-cell table:formula="of:=TRIM(MID([.B436];FIND(&quot;-&quot;;[.B436])+2;LEN([.B436])-FIND(&quot;-&quot;;[.B436])+2))" office:value-type="string" office:string-value="Apollo Hospitals, Greams Road" calcext:value-type="string">
            <text:p>Apollo Hospitals, Greams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rokya Hospital, West K.K Nagar</text:p>
          </table:table-cell>
          <table:table-cell office:value-type="string" calcext:value-type="string">
            <text:p>Nesapakkam</text:p>
          </table:table-cell>
          <table:table-cell table:formula="of:=TRIM(MID([.B437];FIND(&quot;-&quot;;[.B437])+2;LEN([.B437])-FIND(&quot;-&quot;;[.B437])+2))" office:value-type="string" office:string-value="Arokya Hospital, West K.K Nagar" calcext:value-type="string">
            <text:p>Arokya Hospital, West K.K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Aysha Hospital</text:p>
          </table:table-cell>
          <table:table-cell office:value-type="string" calcext:value-type="string">
            <text:p>Kilpauk</text:p>
          </table:table-cell>
          <table:table-cell table:formula="of:=TRIM(MID([.B438];FIND(&quot;-&quot;;[.B438])+2;LEN([.B438])-FIND(&quot;-&quot;;[.B438])+2))" office:value-type="string" office:string-value="Aysha Hospital" calcext:value-type="string">
            <text:p>Ays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B.R.S Hospital</text:p>
          </table:table-cell>
          <table:table-cell office:value-type="string" calcext:value-type="string">
            <text:p>Nungambakkam</text:p>
          </table:table-cell>
          <table:table-cell table:formula="of:=TRIM(MID([.B439];FIND(&quot;-&quot;;[.B439])+2;LEN([.B439])-FIND(&quot;-&quot;;[.B439])+2))" office:value-type="string" office:string-value="B.R.S Hospital" calcext:value-type="string">
            <text:p>B.R.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 &amp; C Woman’s Hospital, Ayanavaram*</text:p>
          </table:table-cell>
          <table:table-cell office:value-type="string" calcext:value-type="string">
            <text:p>Ayanavaram</text:p>
          </table:table-cell>
          <table:table-cell table:formula="of:=TRIM(MID([.B440];FIND(&quot;-&quot;;[.B440])+2;LEN([.B440])-FIND(&quot;-&quot;;[.B440])+2))" office:value-type="string" office:string-value="C &amp; C Woman’s Hospital, Ayanavaram*" calcext:value-type="string">
            <text:p>C &amp; C Woman’s Hospital, Ayanavaram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Chennai Meenakshi Multispeciality Hospital, Mylapore*</text:p>
          </table:table-cell>
          <table:table-cell office:value-type="string" calcext:value-type="string">
            <text:p>Mylapore</text:p>
          </table:table-cell>
          <table:table-cell table:formula="of:=TRIM(MID([.B441];FIND(&quot;-&quot;;[.B441])+2;LEN([.B441])-FIND(&quot;-&quot;;[.B441])+2))" office:value-type="string" office:string-value="Chennai Meenakshi Multispeciality Hospital, Mylapore*" calcext:value-type="string">
            <text:p>Chennai Meenakshi Multispeciality Hospital, Mylapore*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Dr. A. Ramachandran's Diabetes Hospitals, Egmore</text:p>
          </table:table-cell>
          <table:table-cell office:value-type="string" calcext:value-type="string">
            <text:p>Egmore</text:p>
          </table:table-cell>
          <table:table-cell table:formula="of:=TRIM(MID([.B442];FIND(&quot;-&quot;;[.B442])+2;LEN([.B442])-FIND(&quot;-&quot;;[.B442])+2))" office:value-type="string" office:string-value="Dr. A. Ramachandran's Diabetes Hospitals, Egmore" calcext:value-type="string">
            <text:p>Dr. A. Ramachandran's Diabetes Hospitals, Egm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.O.R. Ortho &amp; Neuro Hospital, Kolathur</text:p>
          </table:table-cell>
          <table:table-cell office:value-type="string" calcext:value-type="string">
            <text:p>Kolathur</text:p>
          </table:table-cell>
          <table:table-cell table:formula="of:=TRIM(MID([.B443];FIND(&quot;-&quot;;[.B443])+2;LEN([.B443])-FIND(&quot;-&quot;;[.B443])+2))" office:value-type="string" office:string-value="F.O.R. Ortho &amp; Neuro Hospital, Kolathur" calcext:value-type="string">
            <text:p>F.O.R. Ortho &amp; Neuro Hospital, Kola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FLAMINGO HEALTHCARE CENTRE</text:p>
          </table:table-cell>
          <table:table-cell office:value-type="string" calcext:value-type="string">
            <text:p>Ambattur</text:p>
          </table:table-cell>
          <table:table-cell table:formula="of:=TRIM(MID([.B444];FIND(&quot;-&quot;;[.B444])+2;LEN([.B444])-FIND(&quot;-&quot;;[.B444])+2))" office:value-type="string" office:string-value="FLAMINGO HEALTHCARE CENTRE" calcext:value-type="string">
            <text:p>FLAMINGO HEALTH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BR Fertility Centre and Hospitals, Mugappair West</text:p>
          </table:table-cell>
          <table:table-cell office:value-type="string" calcext:value-type="string">
            <text:p>Mogappair</text:p>
          </table:table-cell>
          <table:table-cell table:formula="of:=TRIM(MID([.B445];FIND(&quot;-&quot;;[.B445])+2;LEN([.B445])-FIND(&quot;-&quot;;[.B445])+2))" office:value-type="string" office:string-value="GBR Fertility Centre and Hospitals, Mugappair West" calcext:value-type="string">
            <text:p>GBR Fertility Centre and Hospitals, Mugappair We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em Hospital, Perungudi</text:p>
          </table:table-cell>
          <table:table-cell office:value-type="string" calcext:value-type="string">
            <text:p>Perungudi</text:p>
          </table:table-cell>
          <table:table-cell table:formula="of:=TRIM(MID([.B446];FIND(&quot;-&quot;;[.B446])+2;LEN([.B446])-FIND(&quot;-&quot;;[.B446])+2))" office:value-type="string" office:string-value="Gem Hospital, Perungudi" calcext:value-type="string">
            <text:p>Gem Hospital, Perungud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Govt.Corona Hospital Guindy</text:p>
          </table:table-cell>
          <table:table-cell office:value-type="string" calcext:value-type="string">
            <text:p>Guindy</text:p>
          </table:table-cell>
          <table:table-cell table:formula="of:=TRIM(MID([.B447];FIND(&quot;-&quot;;[.B447])+2;LEN([.B447])-FIND(&quot;-&quot;;[.B447])+2))" office:value-type="string" office:string-value="Govt.Corona Hospital Guindy" calcext:value-type="string">
            <text:p>Govt.Corona Hospital Guind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ayam Nursing Home, Old Washermenpet</text:p>
          </table:table-cell>
          <table:table-cell office:value-type="string" calcext:value-type="string">
            <text:p>Tondiarpet</text:p>
          </table:table-cell>
          <table:table-cell table:formula="of:=TRIM(MID([.B448];FIND(&quot;-&quot;;[.B448])+2;LEN([.B448])-FIND(&quot;-&quot;;[.B448])+2))" office:value-type="string" office:string-value="Jayam Nursing Home, Old Washermenpet" calcext:value-type="string">
            <text:p>Jayam Nursing Home, Old Washermen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oseph Hospitals, Chetpet</text:p>
          </table:table-cell>
          <table:table-cell office:value-type="string" calcext:value-type="string">
            <text:p>Chetpet</text:p>
          </table:table-cell>
          <table:table-cell table:formula="of:=TRIM(MID([.B449];FIND(&quot;-&quot;;[.B449])+2;LEN([.B449])-FIND(&quot;-&quot;;[.B449])+2))" office:value-type="string" office:string-value="Joseph Hospitals, Chetpet" calcext:value-type="string">
            <text:p>Joseph Hospitals, Chetpe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Jyoti Hospital</text:p>
          </table:table-cell>
          <table:table-cell office:value-type="string" calcext:value-type="string">
            <text:p>Old Washermanpet</text:p>
          </table:table-cell>
          <table:table-cell table:formula="of:=TRIM(MID([.B450];FIND(&quot;-&quot;;[.B450])+2;LEN([.B450])-FIND(&quot;-&quot;;[.B450])+2))" office:value-type="string" office:string-value="Jyoti Hospital" calcext:value-type="string">
            <text:p>Jyot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maraj Multi <text:s/>Speciality Hospital, Vadapalani</text:p>
          </table:table-cell>
          <table:table-cell office:value-type="string" calcext:value-type="string">
            <text:p>Vadapalani</text:p>
          </table:table-cell>
          <table:table-cell table:formula="of:=TRIM(MID([.B451];FIND(&quot;-&quot;;[.B451])+2;LEN([.B451])-FIND(&quot;-&quot;;[.B451])+2))" office:value-type="string" office:string-value="Kamaraj Multi Speciality Hospital, Vadapalani" calcext:value-type="string">
            <text:p>Kamaraj Multi Speciality Hospital, Vadapalan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auvery Hospital</text:p>
          </table:table-cell>
          <table:table-cell office:value-type="string" calcext:value-type="string">
            <text:p>Alwarpet</text:p>
          </table:table-cell>
          <table:table-cell table:formula="of:=TRIM(MID([.B452];FIND(&quot;-&quot;;[.B452])+2;LEN([.B452])-FIND(&quot;-&quot;;[.B452])+2))" office:value-type="string" office:string-value="Kauvery Hospital" calcext:value-type="string">
            <text:p>Kauvery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KILPAUK <text:s/>MEDICAL COLLEGE</text:p>
          </table:table-cell>
          <table:table-cell office:value-type="string" calcext:value-type="string">
            <text:p>Kilpauk</text:p>
          </table:table-cell>
          <table:table-cell table:formula="of:=TRIM(MID([.B453];FIND(&quot;-&quot;;[.B453])+2;LEN([.B453])-FIND(&quot;-&quot;;[.B453])+2))" office:value-type="string" office:string-value="KILPAUK MEDICAL COLLEGE" calcext:value-type="string">
            <text:p>KILPAUK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ha Pidha Hospital, Kovalam</text:p>
          </table:table-cell>
          <table:table-cell table:style-name="ce4" office:value-type="string" calcext:value-type="string">
            <text:p>Kovalam</text:p>
          </table:table-cell>
          <table:table-cell table:formula="of:=TRIM(MID([.B454];FIND(&quot;-&quot;;[.B454])+2;LEN([.B454])-FIND(&quot;-&quot;;[.B454])+2))" office:value-type="string" office:string-value="Madha Pidha Hospital, Kovalam" calcext:value-type="string">
            <text:p>Madha Pidha Hospital, Kova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DRAS MEDICAL COLLEGE</text:p>
          </table:table-cell>
          <table:table-cell office:value-type="string" calcext:value-type="string">
            <text:p>Tondiarpet</text:p>
          </table:table-cell>
          <table:table-cell table:formula="of:=TRIM(MID([.B455];FIND(&quot;-&quot;;[.B455])+2;LEN([.B455])-FIND(&quot;-&quot;;[.B455])+2))" office:value-type="string" office:string-value="MADRAS MEDICAL COLLEGE" calcext:value-type="string">
            <text:p>MADRAS MEDICAL COLLEG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ahalakshmi Hospital </text:p>
          </table:table-cell>
          <table:table-cell office:value-type="string" calcext:value-type="string">
            <text:p>Ambattur</text:p>
          </table:table-cell>
          <table:table-cell table:formula="of:=TRIM(MID([.B456];FIND(&quot;-&quot;;[.B456])+2;LEN([.B456])-FIND(&quot;-&quot;;[.B456])+2))" office:value-type="string" office:string-value="Mahalakshmi Hospital" calcext:value-type="string">
            <text:p>Mahalakshm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i Ocean Private Limited, T.Nagar</text:p>
          </table:table-cell>
          <table:table-cell office:value-type="string" calcext:value-type="string">
            <text:p>T. Nagar</text:p>
          </table:table-cell>
          <table:table-cell table:formula="of:=TRIM(MID([.B457];FIND(&quot;-&quot;;[.B457])+2;LEN([.B457])-FIND(&quot;-&quot;;[.B457])+2))" office:value-type="string" office:string-value="Medi Ocean Private Limited, T.Nagar" calcext:value-type="string">
            <text:p>Medi Ocean Private Limited, T.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edway Hospitals, Mogappair West</text:p>
          </table:table-cell>
          <table:table-cell office:value-type="string" calcext:value-type="string">
            <text:p>Mogappair</text:p>
          </table:table-cell>
          <table:table-cell table:formula="of:=TRIM(MID([.B458];FIND(&quot;-&quot;;[.B458])+2;LEN([.B458])-FIND(&quot;-&quot;;[.B458])+2))" office:value-type="string" office:string-value="Medway Hospitals, Mogappair West" calcext:value-type="string">
            <text:p>Medway Hospitals, Mogappair West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Millennia Health Care Centre, Triplicane</text:p>
          </table:table-cell>
          <table:table-cell office:value-type="string" calcext:value-type="string">
            <text:p>Triplicane</text:p>
          </table:table-cell>
          <table:table-cell table:formula="of:=TRIM(MID([.B459];FIND(&quot;-&quot;;[.B459])+2;LEN([.B459])-FIND(&quot;-&quot;;[.B459])+2))" office:value-type="string" office:string-value="Millennia Health Care Centre, Triplicane" calcext:value-type="string">
            <text:p>Millennia Health Care Centre, Triplicane</text:p>
          </table:table-cell>
          <table:table-cell table:style-name="ce2" office:value-type="string" calcext:value-type="string">
            <text:p>The Scientific Fertiliser Company Pvt Ltd, 174, Mettupalayam Rd, Kuppakonam Pudur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MIOT HOSPITALS PRIVATE LIMTED</text:p>
          </table:table-cell>
          <table:table-cell office:value-type="string" calcext:value-type="string">
            <text:p>Manapakkam</text:p>
          </table:table-cell>
          <table:table-cell table:formula="of:=TRIM(MID([.B460];FIND(&quot;-&quot;;[.B460])+2;LEN([.B460])-FIND(&quot;-&quot;;[.B460])+2))" office:value-type="string" office:string-value="MIOT HOSPITALS PRIVATE LIMTED" calcext:value-type="string">
            <text:p>MIOT HOSPITALS PRIVATE LIMTED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Hospitals, Mogappair East</text:p>
          </table:table-cell>
          <table:table-cell office:value-type="string" calcext:value-type="string">
            <text:p>Mogappair</text:p>
          </table:table-cell>
          <table:table-cell table:formula="of:=TRIM(MID([.B461];FIND(&quot;-&quot;;[.B461])+2;LEN([.B461])-FIND(&quot;-&quot;;[.B461])+2))" office:value-type="string" office:string-value="New Life Hospitals, Mogappair East" calcext:value-type="string">
            <text:p>New Life Hospitals, Mogappair East</text:p>
          </table:table-cell>
          <table:table-cell table:style-name="ce2" office:value-type="string" calcext:value-type="string">
            <text:p>Panapatti Rd, Chandrapuram, Tamil Nadu 6416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ew Life Teja Hospital, Ambattur*</text:p>
          </table:table-cell>
          <table:table-cell office:value-type="string" calcext:value-type="string">
            <text:p>Ambattur</text:p>
          </table:table-cell>
          <table:table-cell table:formula="of:=TRIM(MID([.B462];FIND(&quot;-&quot;;[.B462])+2;LEN([.B462])-FIND(&quot;-&quot;;[.B462])+2))" office:value-type="string" office:string-value="New Life Teja Hospital, Ambattur*" calcext:value-type="string">
            <text:p>New Life Teja Hospital, Ambattur*</text:p>
          </table:table-cell>
          <table:table-cell table:style-name="ce2" office:value-type="string" calcext:value-type="string">
            <text:p>Nehru Nagar West, Coimbatore, Tamil Nadu 6410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Noble Hospital</text:p>
          </table:table-cell>
          <table:table-cell office:value-type="string" calcext:value-type="string">
            <text:p>Purasaiwakkam</text:p>
          </table:table-cell>
          <table:table-cell table:formula="of:=TRIM(MID([.B463];FIND(&quot;-&quot;;[.B463])+2;LEN([.B463])-FIND(&quot;-&quot;;[.B463])+2))" office:value-type="string" office:string-value="Noble Hospital" calcext:value-type="string">
            <text:p>Noble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OMANDURAR <text:s/>MEDICAL COLLEGE</text:p>
          </table:table-cell>
          <table:table-cell office:value-type="string" calcext:value-type="string">
            <text:p>Triplicane</text:p>
          </table:table-cell>
          <table:table-cell table:formula="of:=TRIM(MID([.B464];FIND(&quot;-&quot;;[.B464])+2;LEN([.B464])-FIND(&quot;-&quot;;[.B464])+2))" office:value-type="string" office:string-value="OMANDURAR MEDICAL COLLEGE" calcext:value-type="string">
            <text:p>OMANDURAR MEDICAL COLLEGE</text:p>
          </table:table-cell>
          <table:table-cell table:style-name="ce2" office:value-type="string" calcext:value-type="string">
            <text:p>Nagapattinam - Coimbatore - Gundlupet Hwy, Rajiv Gandhi Nagar, Uppilipalayam, Tamil Nadu 6410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&amp; G NURSING HOME</text:p>
          </table:table-cell>
          <table:table-cell office:value-type="string" calcext:value-type="string">
            <text:p>Vadapalani</text:p>
          </table:table-cell>
          <table:table-cell table:formula="of:=TRIM(MID([.B465];FIND(&quot;-&quot;;[.B465])+2;LEN([.B465])-FIND(&quot;-&quot;;[.B465])+2))" office:value-type="string" office:string-value="P &amp; G NURSING HOME" calcext:value-type="string">
            <text:p>P &amp; G NURSING HOME</text:p>
          </table:table-cell>
          <table:table-cell table:style-name="ce2" office:value-type="string" calcext:value-type="string">
            <text:p>Bharathiyar University, Coimbatore, Tamil Nadu 6410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 AND G NURSING HOME</text:p>
          </table:table-cell>
          <table:table-cell office:value-type="string" calcext:value-type="string">
            <text:p>Vadapalani</text:p>
          </table:table-cell>
          <table:table-cell table:formula="of:=TRIM(MID([.B466];FIND(&quot;-&quot;;[.B466])+2;LEN([.B466])-FIND(&quot;-&quot;;[.B466])+2))" office:value-type="string" office:string-value="P AND G NURSING HOME" calcext:value-type="string">
            <text:p>P AND G NURSING HOME</text:p>
          </table:table-cell>
          <table:table-cell table:style-name="ce2" office:value-type="string" calcext:value-type="string">
            <text:p>No.1619 A, Trichy Rd, Coimbatore, Tamil Nadu 6410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dhuvai hospital </text:p>
          </table:table-cell>
          <table:table-cell office:value-type="string" calcext:value-type="string">
            <text:p>Madipakkam</text:p>
          </table:table-cell>
          <table:table-cell table:formula="of:=TRIM(MID([.B467];FIND(&quot;-&quot;;[.B467])+2;LEN([.B467])-FIND(&quot;-&quot;;[.B467])+2))" office:value-type="string" office:string-value="Padhuvai hospital" calcext:value-type="string">
            <text:p>Padhuvai hospital</text:p>
          </table:table-cell>
          <table:table-cell table:style-name="ce2" office:value-type="string" calcext:value-type="string">
            <text:p>6/226-SRI SENTHUR, NGR St, Pogalur, Tamil Nadu 6416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Padhuvai hospital, Madipakkam</text:p>
          </table:table-cell>
          <table:table-cell office:value-type="string" calcext:value-type="string">
            <text:p>Madipakkam</text:p>
          </table:table-cell>
          <table:table-cell table:formula="of:=TRIM(MID([.B468];FIND(&quot;-&quot;;[.B468])+2;LEN([.B468])-FIND(&quot;-&quot;;[.B468])+2))" office:value-type="string" office:string-value="Padhuvai hospital, Madipakkam" calcext:value-type="string">
            <text:p>Padhuvai hospital, Madipakkam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allava Hospital (P) Ltd, Ashok Nagar</text:p>
          </table:table-cell>
          <table:table-cell office:value-type="string" calcext:value-type="string">
            <text:p>Ashok Nagar</text:p>
          </table:table-cell>
          <table:table-cell table:formula="of:=TRIM(MID([.B469];FIND(&quot;-&quot;;[.B469])+2;LEN([.B469])-FIND(&quot;-&quot;;[.B469])+2))" office:value-type="string" office:string-value="Pallava Hospital (P) Ltd, Ashok Nagar" calcext:value-type="string">
            <text:p>Pallava Hospital (P) Ltd, Ashok Nagar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Prakar Medical Centre, K.K.Nagar*</text:p>
          </table:table-cell>
          <table:table-cell office:value-type="string" calcext:value-type="string">
            <text:p>K. K. Nagar</text:p>
          </table:table-cell>
          <table:table-cell table:formula="of:=TRIM(MID([.B470];FIND(&quot;-&quot;;[.B470])+2;LEN([.B470])-FIND(&quot;-&quot;;[.B470])+2))" office:value-type="string" office:string-value="Prakar Medical Centre, K.K.Nagar*" calcext:value-type="string">
            <text:p>Prakar Medical Centre, K.K.Nagar*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anjith Hospital, Kellys</text:p>
          </table:table-cell>
          <table:table-cell office:value-type="string" calcext:value-type="string">
            <text:p>Kilpauk</text:p>
          </table:table-cell>
          <table:table-cell table:formula="of:=TRIM(MID([.B471];FIND(&quot;-&quot;;[.B471])+2;LEN([.B471])-FIND(&quot;-&quot;;[.B471])+2))" office:value-type="string" office:string-value="Ranjith Hospital, Kellys" calcext:value-type="string">
            <text:p>Ranjith Hospital, Kellys</text:p>
          </table:table-cell>
          <table:table-cell table:style-name="ce2" office:value-type="string" calcext:value-type="string">
            <text:p>Balaji Complex, 270/19, 7th St Ext, Gandhipuram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Right Hospitals Pvt Ltd</text:p>
          </table:table-cell>
          <table:table-cell office:value-type="string" calcext:value-type="string">
            <text:p>Kilpauk</text:p>
          </table:table-cell>
          <table:table-cell table:formula="of:=TRIM(MID([.B472];FIND(&quot;-&quot;;[.B472])+2;LEN([.B472])-FIND(&quot;-&quot;;[.B472])+2))" office:value-type="string" office:string-value="Right Hospitals Pvt Ltd" calcext:value-type="string">
            <text:p>Right Hospitals Pvt Ltd</text:p>
          </table:table-cell>
          <table:table-cell table:style-name="ce2" office:value-type="string" calcext:value-type="string">
            <text:p>Athipalayam Rd, Ramakrishnapuram, Chinnavedampatti, Coimbatore, Tamil Nadu 6410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.P. Hospital, Adambakkam</text:p>
          </table:table-cell>
          <table:table-cell office:value-type="string" calcext:value-type="string">
            <text:p>Adambakkam</text:p>
          </table:table-cell>
          <table:table-cell table:formula="of:=TRIM(MID([.B473];FIND(&quot;-&quot;;[.B473])+2;LEN([.B473])-FIND(&quot;-&quot;;[.B473])+2))" office:value-type="string" office:string-value="S.P. Hospital, Adambakkam" calcext:value-type="string">
            <text:p>S.P. Hospital, Adambakkam</text:p>
          </table:table-cell>
          <table:table-cell table:style-name="ce2" office:value-type="string" calcext:value-type="string">
            <text:p>Kuppakonam Pudur, Coimbatore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njana Speciality Hospital, Tondiarpet*</text:p>
          </table:table-cell>
          <table:table-cell office:value-type="string" calcext:value-type="string">
            <text:p>Tondiarpet</text:p>
          </table:table-cell>
          <table:table-cell table:formula="of:=TRIM(MID([.B474];FIND(&quot;-&quot;;[.B474])+2;LEN([.B474])-FIND(&quot;-&quot;;[.B474])+2))" office:value-type="string" office:string-value="Sanjana Speciality Hospital, Tondiarpet*" calcext:value-type="string">
            <text:p>Sanjana Speciality Hospital, Tondiarpet*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athiya Hospital, Kolathur,</text:p>
          </table:table-cell>
          <table:table-cell office:value-type="string" calcext:value-type="string">
            <text:p>Kolathur</text:p>
          </table:table-cell>
          <table:table-cell table:formula="of:=TRIM(MID([.B475];FIND(&quot;-&quot;;[.B475])+2;LEN([.B475])-FIND(&quot;-&quot;;[.B475])+2))" office:value-type="string" office:string-value="Sathiya Hospital, Kolathur," calcext:value-type="string">
            <text:p>Sathiya Hospital, Kolathur,</text:p>
          </table:table-cell>
          <table:table-cell table:style-name="ce2" office:value-type="string" calcext:value-type="string">
            <text:p>701, Periyanaicken Palayam Road, Periyanaicken Palayam Road, Near Mahalakshmi Temple, Kasthurinaicken Palayam, Coimbatore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ims (Srm Institutes For Medical Science Hospital) Nungumbakkam</text:p>
          </table:table-cell>
          <table:table-cell office:value-type="string" calcext:value-type="string">
            <text:p>Nungambakkam</text:p>
          </table:table-cell>
          <table:table-cell table:formula="of:=TRIM(MID([.B476];FIND(&quot;-&quot;;[.B476])+2;LEN([.B476])-FIND(&quot;-&quot;;[.B476])+2))" office:value-type="string" office:string-value="Sims (Srm Institutes For Medical Science Hospital) Nungumbakkam" calcext:value-type="string">
            <text:p>Sims (Srm Institutes For Medical Science Hospital) Nungumbakkam</text:p>
          </table:table-cell>
          <table:table-cell table:style-name="ce2" office:value-type="string" calcext:value-type="string">
            <text:p>Sundharapuram, Coimbatore, Tamil Nadu 64102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Sri Meenakshi nursing Home Pvt Ltd, West Mambalam</text:p>
          </table:table-cell>
          <table:table-cell office:value-type="string" calcext:value-type="string">
            <text:p>Mambalam</text:p>
          </table:table-cell>
          <table:table-cell table:formula="of:=TRIM(MID([.B477];FIND(&quot;-&quot;;[.B477])+2;LEN([.B477])-FIND(&quot;-&quot;;[.B477])+2))" office:value-type="string" office:string-value="Sri Meenakshi nursing Home Pvt Ltd, West Mambalam" calcext:value-type="string">
            <text:p>Sri Meenakshi nursing Home Pvt Ltd, West Mambalam</text:p>
          </table:table-cell>
          <table:table-cell table:style-name="ce2" office:value-type="string" calcext:value-type="string">
            <text:p>Kallimadai, Coimbatore, Tamil Nadu 6410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. Thomas Hospital</text:p>
          </table:table-cell>
          <table:table-cell office:value-type="string" calcext:value-type="string">
            <text:p>St.Thomas Mount</text:p>
          </table:table-cell>
          <table:table-cell table:formula="of:=TRIM(MID([.B478];FIND(&quot;-&quot;;[.B478])+2;LEN([.B478])-FIND(&quot;-&quot;;[.B478])+2))" office:value-type="string" office:string-value="St. Thomas Hospital" calcext:value-type="string">
            <text:p>St. Thomas Hospital</text:p>
          </table:table-cell>
          <table:table-cell table:style-name="ce2" office:value-type="string" calcext:value-type="string">
            <text:p>Nallappa St, Mahalingapuram, Tamil Nadu 6420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TANLEY <text:s/>MEDICAL COLLEGE</text:p>
          </table:table-cell>
          <table:table-cell office:value-type="string" calcext:value-type="string">
            <text:p>George Town</text:p>
          </table:table-cell>
          <table:table-cell table:formula="of:=TRIM(MID([.B479];FIND(&quot;-&quot;;[.B479])+2;LEN([.B479])-FIND(&quot;-&quot;;[.B479])+2))" office:value-type="string" office:string-value="STANLEY MEDICAL COLLEGE" calcext:value-type="string">
            <text:p>STANLEY MEDICAL COLLEG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table:style-name="Default" office:value-type="string" calcext:value-type="string">
            <text:p>CHO - Starlight hospital, Tiruvanmiyur</text:p>
          </table:table-cell>
          <table:table-cell office:value-type="string" calcext:value-type="string">
            <text:p>Thiruvanmiyur</text:p>
          </table:table-cell>
          <table:table-cell table:formula="of:=TRIM(MID([.B480];FIND(&quot;-&quot;;[.B480])+2;LEN([.B480])-FIND(&quot;-&quot;;[.B480])+2))" office:value-type="string" office:string-value="Starlight hospital, Tiruvanmiyur" calcext:value-type="string">
            <text:p>Starlight hospital, Tiruvanmiyur</text:p>
          </table:table-cell>
          <table:table-cell table:style-name="ce2" office:value-type="string" calcext:value-type="string">
            <text:p>Tatabad, Coimbatore, Tamil Nadu 6410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dar Hospitals chromepet</text:p>
          </table:table-cell>
          <table:table-cell office:value-type="string" calcext:value-type="string">
            <text:p>Chromepet</text:p>
          </table:table-cell>
          <table:table-cell table:formula="of:=TRIM(MID([.B481];FIND(&quot;-&quot;;[.B481])+2;LEN([.B481])-FIND(&quot;-&quot;;[.B481])+2))" office:value-type="string" office:string-value="Sudar Hospitals chromepet" calcext:value-type="string">
            <text:p>Sudar Hospitals chromepet</text:p>
          </table:table-cell>
          <table:table-cell table:style-name="ce2" office:value-type="string" calcext:value-type="string">
            <text:p>Palaniappa Nagar, Sowripalayam Pirivu, Coimbatore, Tamil Nadu 6410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ndaram Medical Foundation</text:p>
          </table:table-cell>
          <table:table-cell office:value-type="string" calcext:value-type="string">
            <text:p>Anna Nagar</text:p>
          </table:table-cell>
          <table:table-cell table:formula="of:=TRIM(MID([.B482];FIND(&quot;-&quot;;[.B482])+2;LEN([.B482])-FIND(&quot;-&quot;;[.B482])+2))" office:value-type="string" office:string-value="Sundaram Medical Foundation" calcext:value-type="string">
            <text:p>Sundaram Medical Foundation</text:p>
          </table:table-cell>
          <table:table-cell table:style-name="ce2" office:value-type="string" calcext:value-type="string">
            <text:p>Dhanalakshmi Illam, 40/5, NH948, Annur, Tamil Nadu 6416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rya Hospital, Maraimalai Nagar</text:p>
          </table:table-cell>
          <table:table-cell office:value-type="string" calcext:value-type="string">
            <text:p>Maraimalai Nagar</text:p>
          </table:table-cell>
          <table:table-cell table:formula="of:=TRIM(MID([.B483];FIND(&quot;-&quot;;[.B483])+2;LEN([.B483])-FIND(&quot;-&quot;;[.B483])+2))" office:value-type="string" office:string-value="Surya Hospital, Maraimalai Nagar" calcext:value-type="string">
            <text:p>Surya Hospital, Maraimalai Nagar</text:p>
          </table:table-cell>
          <table:table-cell table:style-name="ce2" office:value-type="string" calcext:value-type="string">
            <text:p>Kinathukadavu, Tamil Nadu 642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Susi Hospital, Thiruvottiyur</text:p>
          </table:table-cell>
          <table:table-cell office:value-type="string" calcext:value-type="string">
            <text:p>Thiruvottiyur</text:p>
          </table:table-cell>
          <table:table-cell table:formula="of:=TRIM(MID([.B484];FIND(&quot;-&quot;;[.B484])+2;LEN([.B484])-FIND(&quot;-&quot;;[.B484])+2))" office:value-type="string" office:string-value="Susi Hospital, Thiruvottiyur" calcext:value-type="string">
            <text:p>Susi Hospital, Thiruvottiyur</text:p>
          </table:table-cell>
          <table:table-cell table:style-name="ce2" office:value-type="string" calcext:value-type="string">
            <text:p>Kolarpatti, Tamil Nadu 642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Trust Hospital,Kundrathur Road, Porur</text:p>
          </table:table-cell>
          <table:table-cell office:value-type="string" calcext:value-type="string">
            <text:p>Porur</text:p>
          </table:table-cell>
          <table:table-cell table:formula="of:=TRIM(MID([.B485];FIND(&quot;-&quot;;[.B485])+2;LEN([.B485])-FIND(&quot;-&quot;;[.B485])+2))" office:value-type="string" office:string-value="Trust Hospital,Kundrathur Road, Porur" calcext:value-type="string">
            <text:p>Trust Hospital,Kundrathur Road, Porur</text:p>
          </table:table-cell>
          <table:table-cell table:style-name="ce2" office:value-type="string" calcext:value-type="string">
            <text:p>Kottur, Tamil Nadu 6420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 thiruvottiyur branch</text:p>
          </table:table-cell>
          <table:table-cell office:value-type="string" calcext:value-type="string">
            <text:p>Thiruvottiyur</text:p>
          </table:table-cell>
          <table:table-cell table:formula="of:=TRIM(MID([.B486];FIND(&quot;-&quot;;[.B486])+2;LEN([.B486])-FIND(&quot;-&quot;;[.B486])+2))" office:value-type="string" office:string-value="Vasantha hospital thiruvottiyur branch" calcext:value-type="string">
            <text:p>Vasantha hospital thiruvottiyur branch</text:p>
          </table:table-cell>
          <table:table-cell table:style-name="ce2" office:value-type="string" calcext:value-type="string">
            <text:p>Madukkarai, Tamil Nadu 64110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Vasantha Hospital, Old Washermenpet</text:p>
          </table:table-cell>
          <table:table-cell office:value-type="string" calcext:value-type="string">
            <text:p>Old Washermanpet</text:p>
          </table:table-cell>
          <table:table-cell table:formula="of:=TRIM(MID([.B487];FIND(&quot;-&quot;;[.B487])+2;LEN([.B487])-FIND(&quot;-&quot;;[.B487])+2))" office:value-type="string" office:string-value="Vasantha Hospital, Old Washermenpet" calcext:value-type="string">
            <text:p>Vasantha Hospital, Old Washermenpet</text:p>
          </table:table-cell>
          <table:table-cell table:style-name="ce2" office:value-type="string" calcext:value-type="string">
            <text:p>Periyanaickenpalayam - Keeranatham Rd, Periyanaickenpalayam, Tamil Nadu 6410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ennai</text:p>
          </table:table-cell>
          <table:table-cell office:value-type="string" calcext:value-type="string">
            <text:p>CHO - Yazhini Nursing Home, Agaram</text:p>
          </table:table-cell>
          <table:table-cell office:value-type="string" calcext:value-type="string">
            <text:p>Perambur</text:p>
          </table:table-cell>
          <table:table-cell table:formula="of:=TRIM(MID([.B488];FIND(&quot;-&quot;;[.B488])+2;LEN([.B488])-FIND(&quot;-&quot;;[.B488])+2))" office:value-type="string" office:string-value="Yazhini Nursing Home, Agaram" calcext:value-type="string">
            <text:p>Yazhini Nursing Home, Agaram</text:p>
          </table:table-cell>
          <table:table-cell table:style-name="ce2" office:value-type="string" calcext:value-type="string">
            <text:p>Government Hospital, Sulur, Tamil Nadu 6414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489];FIND(&quot;-&quot;;[.B489])+2;LEN([.B489])-FIND(&quot;-&quot;;[.B489])+2))" office:value-type="string" office:string-value="Anna University - UIT Educational Trust" calcext:value-type="string">
            <text:p>Anna University - UIT Educational Trust</text:p>
          </table:table-cell>
          <table:table-cell table:style-name="ce2" office:value-type="string" calcext:value-type="string">
            <text:p>Government Hospital, Narasipuram Rd, Thondamuthur, Tamil Nadu 641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Codissia Siddha CCC</text:p>
          </table:table-cell>
          <table:table-cell table:style-name="Default" office:value-type="string" calcext:value-type="string">
            <text:p>Nehru Nagar</text:p>
          </table:table-cell>
          <table:table-cell table:formula="of:=TRIM(MID([.B490];FIND(&quot;-&quot;;[.B490])+2;LEN([.B490])-FIND(&quot;-&quot;;[.B490])+2))" office:value-type="string" office:string-value="Codissia Siddha CCC" calcext:value-type="string">
            <text:p>Codissia Siddha CCC</text:p>
          </table:table-cell>
          <table:table-cell table:style-name="ce2" office:value-type="string" calcext:value-type="string">
            <text:p>9WXW+62 Iyerpadi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KUMARAGURU CCC</text:p>
          </table:table-cell>
          <table:table-cell office:value-type="string" calcext:value-type="string">
            <text:p>Chinnavedampatti</text:p>
          </table:table-cell>
          <table:table-cell table:formula="of:=TRIM(MID([.B491];FIND(&quot;-&quot;;[.B491])+2;LEN([.B491])-FIND(&quot;-&quot;;[.B491])+2))" office:value-type="string" office:string-value="KUMARAGURU CCC" calcext:value-type="string">
            <text:p>KUMARAGURU CCC</text:p>
          </table:table-cell>
          <table:table-cell table:style-name="ce2" office:value-type="string" calcext:value-type="string">
            <text:p>Hospital, 486, Kamarajar Rd, opp. varadarajapuram, ESI, Uppilipalayam, Tamil Nadu 6410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eriapodu</text:p>
          </table:table-cell>
          <table:table-cell office:value-type="string" calcext:value-type="string">
            <text:p>Periapodu</text:p>
          </table:table-cell>
          <table:table-cell table:formula="of:=TRIM(MID([.B492];FIND(&quot;-&quot;;[.B492])+2;LEN([.B492])-FIND(&quot;-&quot;;[.B492])+2))" office:value-type="string" office:string-value="Periapodu" calcext:value-type="string">
            <text:p>Periapodu</text:p>
          </table:table-cell>
          <table:table-cell table:style-name="ce2" office:value-type="string" calcext:value-type="string">
            <text:p>Velandipalayam, Tamil Nadu 6410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Puluvapatti</text:p>
          </table:table-cell>
          <table:table-cell office:value-type="string" calcext:value-type="string">
            <text:p>Pooluvapatti</text:p>
          </table:table-cell>
          <table:table-cell table:formula="of:=TRIM(MID([.B493];FIND(&quot;-&quot;;[.B493])+2;LEN([.B493])-FIND(&quot;-&quot;;[.B493])+2))" office:value-type="string" office:string-value="Puluvapatti" calcext:value-type="string">
            <text:p>Puluvapatti</text:p>
          </table:table-cell>
          <table:table-cell table:style-name="ce2" office:value-type="string" calcext:value-type="string">
            <text:p>358-360, Nehru St, Ram Nagar, Coimbatore, Tamil Nadu 6410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RADISON BLU HOTEL (NG HOSPITAL)</text:p>
          </table:table-cell>
          <table:table-cell office:value-type="string" calcext:value-type="string">
            <text:p>Masakalipalayam</text:p>
          </table:table-cell>
          <table:table-cell table:formula="of:=TRIM(MID([.B494];FIND(&quot;-&quot;;[.B494])+2;LEN([.B494])-FIND(&quot;-&quot;;[.B494])+2))" office:value-type="string" office:string-value="RADISON BLU HOTEL (NG HOSPITAL)" calcext:value-type="string">
            <text:p>RADISON BLU HOTEL (NG HOSPITAL)</text:p>
          </table:table-cell>
          <table:table-cell table:style-name="ce2" office:value-type="string" calcext:value-type="string">
            <text:p>1st St, Sivananda Colony, Tatabad, Coimbatore, Tamil Nadu 6410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CC - THE HOTEL ARCADIA (KOVAI MEDICAL CENTRE &amp; HOSPITAL)</text:p>
          </table:table-cell>
          <table:table-cell office:value-type="string" calcext:value-type="string">
            <text:p>Civil Aerodrome Post</text:p>
          </table:table-cell>
          <table:table-cell table:formula="of:=TRIM(MID([.B495];FIND(&quot;-&quot;;[.B495])+2;LEN([.B495])-FIND(&quot;-&quot;;[.B495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style-name="ce2" office:value-type="string" calcext:value-type="string">
            <text:p>Goldwins, Civil Aerodrome Post, Tamil Nadu 6410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496];FIND(&quot;-&quot;;[.B496])+2;LEN([.B496])-FIND(&quot;-&quot;;[.B496])+2))" office:value-type="string" office:string-value="ASD NURSING HOME" calcext:value-type="string">
            <text:p>ASD NURSING HOME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497];FIND(&quot;-&quot;;[.B497])+2;LEN([.B497])-FIND(&quot;-&quot;;[.B497])+2))" office:value-type="string" office:string-value="BALA MEDICAL CENTRE AND HOSPITAL" calcext:value-type="string">
            <text:p>BALA MEDICAL CENTRE AND HOSPITAL</text:p>
          </table:table-cell>
          <table:table-cell table:style-name="ce2" office:value-type="string" calcext:value-type="string">
            <text:p>Venkatasa Colony, Tamil Nadu 6420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BRJ Ortho Centre &amp; MAK Hospital, Mettupalayam Road</text:p>
          </table:table-cell>
          <table:table-cell table:style-name="Default" office:value-type="string" calcext:value-type="string">
            <text:p>K.K.Pudur</text:p>
          </table:table-cell>
          <table:table-cell table:formula="of:=TRIM(MID([.B498];FIND(&quot;-&quot;;[.B498])+2;LEN([.B498])-FIND(&quot;-&quot;;[.B498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Dr.Sengaliappan Nursing Home, Saibabacolony,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499];FIND(&quot;-&quot;;[.B499])+2;LEN([.B499])-FIND(&quot;-&quot;;[.B499])+2))" office:value-type="string" office:string-value="Dr.Sengaliappan Nursing Home, Saibabacolony," calcext:value-type="string">
            <text:p>Dr.Sengaliappan Nursing Home, Saibabacolony,</text:p>
          </table:table-cell>
          <table:table-cell table:style-name="ce2" office:value-type="string" calcext:value-type="string">
            <text:p>Gandhi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oushikha Hospital, Sundarapuram</text:p>
          </table:table-cell>
          <table:table-cell office:value-type="string" calcext:value-type="string">
            <text:p>Podanur</text:p>
          </table:table-cell>
          <table:table-cell table:formula="of:=TRIM(MID([.B500];FIND(&quot;-&quot;;[.B500])+2;LEN([.B500])-FIND(&quot;-&quot;;[.B500])+2))" office:value-type="string" office:string-value="Koushikha Hospital, Sundarapuram" calcext:value-type="string">
            <text:p>Koushikha Hospital, Sundarapuram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KPS Hospitals (P) Ltd., Annur Road, Mettupalayam</text:p>
          </table:table-cell>
          <table:table-cell office:value-type="string" calcext:value-type="string">
            <text:p>Mettupalayam</text:p>
          </table:table-cell>
          <table:table-cell table:formula="of:=TRIM(MID([.B501];FIND(&quot;-&quot;;[.B501])+2;LEN([.B501])-FIND(&quot;-&quot;;[.B501])+2))" office:value-type="string" office:string-value="KPS Hospitals (P) Ltd., Annur Road, Mettupalayam" calcext:value-type="string">
            <text:p>KPS Hospitals (P) Ltd., Annur Road, Mettupalayam</text:p>
          </table:table-cell>
          <table:table-cell table:style-name="ce2" office:value-type="string" calcext:value-type="string">
            <text:p>Jayanthi Nagar, Koundampalayam, Coimbatore, Tamil Nadu 6410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L&amp;L POLYCLINIC-MALUMICHAMPATTI</text:p>
          </table:table-cell>
          <table:table-cell office:value-type="string" calcext:value-type="string">
            <text:p>Malumichampatti</text:p>
          </table:table-cell>
          <table:table-cell table:formula="of:=TRIM(MID([.B502];FIND(&quot;-&quot;;[.B502])+2;LEN([.B502])-FIND(&quot;-&quot;;[.B502])+2))" office:value-type="string" office:string-value="L&amp;L POLYCLINIC-MALUMICHAMPATTI" calcext:value-type="string">
            <text:p>L&amp;L POLYCLINIC-MALUMICHAMPATTI</text:p>
          </table:table-cell>
          <table:table-cell table:style-name="ce2"/>
          <table:table-cell table:number-columns-repeated="59"/>
        </table:table-row>
        <table:table-row table:style-name="ro2">
          <table:table-cell office:value-type="string" calcext:value-type="string">
            <text:p>Coimbatore</text:p>
          </table:table-cell>
          <table:table-cell office:value-type="string" calcext:value-type="string">
            <text:p><text:span text:style-name="T1"> CHC - MASONIC MEDICAL CENTRE FOR CHILDREN (ADMISSION ONLY FOR CHILDREN BELOW 18 YEARS </text:span><text:span text:style-name="T2">குழந்தைகளுக்கு  மட்டும்</text:span><text:span text:style-name="T3">)</text:span></text:p>
          </table:table-cell>
          <table:table-cell office:value-type="string" calcext:value-type="string">
            <text:p>Gopalapuram</text:p>
          </table:table-cell>
          <table:table-cell table:formula="of:=TRIM(MID([.B503];FIND(&quot;-&quot;;[.B503])+2;LEN([.B503])-FIND(&quot;-&quot;;[.B503])+2))" office:value-type="string" office:string-value="MASONIC MEDICAL CENTRE FOR CHILDREN (ADMISSION ONLY FOR CHILDREN BELOW 18 YEARS குழந்தைகளுக்கு மட்டும்)" calcext:value-type="string">
            <text:p>MASONIC MEDICAL CENTRE FOR CHILDREN (ADMISSION ONLY FOR CHILDREN BELOW 18 YEARS குழந்தைகளுக்கு மட்டும்)</text:p>
          </table:table-cell>
          <table:table-cell table:style-name="ce2" office:value-type="string" calcext:value-type="string">
            <text:p>5-6,E.B காலனி, காரமடை, Mettupalayam, Tamil Nadu 641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MRS HOSPITAL</text:p>
          </table:table-cell>
          <table:table-cell office:value-type="string" calcext:value-type="string">
            <text:p>Pollachi</text:p>
          </table:table-cell>
          <table:table-cell table:formula="of:=TRIM(MID([.B504];FIND(&quot;-&quot;;[.B504])+2;LEN([.B504])-FIND(&quot;-&quot;;[.B504])+2))" office:value-type="string" office:string-value="MRS HOSPITAL" calcext:value-type="string">
            <text:p>MRS HOSPITAL</text:p>
          </table:table-cell>
          <table:table-cell table:style-name="ce2" office:value-type="string" calcext:value-type="string">
            <text:p>V2M4+MW Othakalmandapam, Tamil Nadu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NG HOSPITAL (P) LTD AND RESEARCH CENTRE</text:p>
          </table:table-cell>
          <table:table-cell office:value-type="string" calcext:value-type="string">
            <text:p>Singanallur</text:p>
          </table:table-cell>
          <table:table-cell table:formula="of:=TRIM(MID([.B505];FIND(&quot;-&quot;;[.B505])+2;LEN([.B505])-FIND(&quot;-&quot;;[.B505])+2))" office:value-type="string" office:string-value="NG HOSPITAL (P) LTD AND RESEARCH CENTRE" calcext:value-type="string">
            <text:p>NG HOSPITAL (P) LTD AND RESEARCH CENTRE</text:p>
          </table:table-cell>
          <table:table-cell table:style-name="ce2" office:value-type="string" calcext:value-type="string">
            <text:p>4/422-2, Post, Saravana Nagar, Chinnamathampalayam, Bilichi, Tamil Nadu 6410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PILLS HOSPITAL</text:p>
          </table:table-cell>
          <table:table-cell office:value-type="string" calcext:value-type="string">
            <text:p>Mahalingapuram</text:p>
          </table:table-cell>
          <table:table-cell table:formula="of:=TRIM(MID([.B506];FIND(&quot;-&quot;;[.B506])+2;LEN([.B506])-FIND(&quot;-&quot;;[.B506])+2))" office:value-type="string" office:string-value="PILLS HOSPITAL" calcext:value-type="string">
            <text:p>PILLS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RICHMOND HOSPITAL</text:p>
          </table:table-cell>
          <table:table-cell office:value-type="string" calcext:value-type="string">
            <text:p>Coimbatore</text:p>
          </table:table-cell>
          <table:table-cell table:formula="of:=TRIM(MID([.B507];FIND(&quot;-&quot;;[.B507])+2;LEN([.B507])-FIND(&quot;-&quot;;[.B507])+2))" office:value-type="string" office:string-value="RICHMOND HOSPITAL" calcext:value-type="string">
            <text:p>RICHMOND HOSPITAL</text:p>
          </table:table-cell>
          <table:table-cell table:style-name="ce2"/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ENTHIL HOSPITAL LLP</text:p>
          </table:table-cell>
          <table:table-cell office:value-type="string" calcext:value-type="string">
            <text:p>R.S.Puram</text:p>
          </table:table-cell>
          <table:table-cell table:formula="of:=TRIM(MID([.B508];FIND(&quot;-&quot;;[.B508])+2;LEN([.B508])-FIND(&quot;-&quot;;[.B508])+2))" office:value-type="string" office:string-value="SENTHIL HOSPITAL LLP" calcext:value-type="string">
            <text:p>SENTHIL HOSPITAL LLP</text:p>
          </table:table-cell>
          <table:table-cell table:style-name="ce2" office:value-type="string" calcext:value-type="string">
            <text:p>Mahatma Gandhi Rd, Kovaipudur, Tamil Nadu 6410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</text:p>
          </table:table-cell>
          <table:table-cell office:value-type="string" calcext:value-type="string">
            <text:p>Mettupalayam</text:p>
          </table:table-cell>
          <table:table-cell table:formula="of:=TRIM(MID([.B509];FIND(&quot;-&quot;;[.B509])+2;LEN([.B509])-FIND(&quot;-&quot;;[.B509])+2))" office:value-type="string" office:string-value="SUPA HOSPITAL" calcext:value-type="string">
            <text:p>SUP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C - Supa Hospital, Mettupalayam</text:p>
          </table:table-cell>
          <table:table-cell office:value-type="string" calcext:value-type="string">
            <text:p>Mettupalayam</text:p>
          </table:table-cell>
          <table:table-cell table:formula="of:=TRIM(MID([.B510];FIND(&quot;-&quot;;[.B510])+2;LEN([.B510])-FIND(&quot;-&quot;;[.B510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CSR NURSING HOME RAMANATHAPURAM BRANCH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511];FIND(&quot;-&quot;;[.B511])+2;LEN([.B511])-FIND(&quot;-&quot;;[.B511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G.S.CHILD CARE CENTRE</text:p>
          </table:table-cell>
          <table:table-cell table:style-name="Default" office:value-type="string" calcext:value-type="string">
            <text:p>Mahalingapuram</text:p>
          </table:table-cell>
          <table:table-cell table:formula="of:=TRIM(MID([.B512];FIND(&quot;-&quot;;[.B512])+2;LEN([.B512])-FIND(&quot;-&quot;;[.B512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KJ HOSPITAL</text:p>
          </table:table-cell>
          <table:table-cell table:style-name="Default" office:value-type="string" calcext:value-type="string">
            <text:p>Kovaipudur</text:p>
          </table:table-cell>
          <table:table-cell table:formula="of:=TRIM(MID([.B513];FIND(&quot;-&quot;;[.B513])+2;LEN([.B513])-FIND(&quot;-&quot;;[.B513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MOWTHI NURSING HOME P LTD </text:p>
          </table:table-cell>
          <table:table-cell office:value-type="string" calcext:value-type="string">
            <text:p>Vadavalli</text:p>
          </table:table-cell>
          <table:table-cell table:formula="of:=TRIM(MID([.B514];FIND(&quot;-&quot;;[.B514])+2;LEN([.B514])-FIND(&quot;-&quot;;[.B514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SRI LAKSHM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515];FIND(&quot;-&quot;;[.B515])+2;LEN([.B515])-FIND(&quot;-&quot;;[.B515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<text:s/>CHO - VENKATESWARA HOSPITAL</text:p>
          </table:table-cell>
          <table:table-cell office:value-type="string" calcext:value-type="string">
            <text:p>Chinniyampalayam</text:p>
          </table:table-cell>
          <table:table-cell table:formula="of:=TRIM(MID([.B516];FIND(&quot;-&quot;;[.B516])+2;LEN([.B516])-FIND(&quot;-&quot;;[.B516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nna University - UIT Educational Trust</text:p>
          </table:table-cell>
          <table:table-cell office:value-type="string" calcext:value-type="string">
            <text:p>Navavoor</text:p>
          </table:table-cell>
          <table:table-cell table:formula="of:=TRIM(MID([.B517];FIND(&quot;-&quot;;[.B517])+2;LEN([.B517])-FIND(&quot;-&quot;;[.B517])+2))" office:value-type="string" office:string-value="Anna University - UIT Educational Trust" calcext:value-type="string">
            <text:p>Anna University - UIT Educational Trus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Atlas Covid Care</text:p>
          </table:table-cell>
          <table:table-cell office:value-type="string" calcext:value-type="string">
            <text:p>Upplipalayam</text:p>
          </table:table-cell>
          <table:table-cell table:formula="of:=TRIM(MID([.B518];FIND(&quot;-&quot;;[.B518])+2;LEN([.B518])-FIND(&quot;-&quot;;[.B518])+2))" office:value-type="string" office:string-value="Atlas Covid Care" calcext:value-type="string">
            <text:p>Atlas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harathiar University Coimbatore</text:p>
          </table:table-cell>
          <table:table-cell table:style-name="Default" office:value-type="string" calcext:value-type="string">
            <text:p>Bharathiyar University</text:p>
          </table:table-cell>
          <table:table-cell table:formula="of:=TRIM(MID([.B519];FIND(&quot;-&quot;;[.B519])+2;LEN([.B519])-FIND(&quot;-&quot;;[.B519])+2))" office:value-type="string" office:string-value="Bharathiar University Coimbatore" calcext:value-type="string">
            <text:p>Bharathiar University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BRAGATHI HOSPITAL (FOREST TRANSIT HOTEL)</text:p>
          </table:table-cell>
          <table:table-cell office:value-type="string" calcext:value-type="string">
            <text:p>New Siddhapudur</text:p>
          </table:table-cell>
          <table:table-cell table:formula="of:=TRIM(MID([.B520];FIND(&quot;-&quot;;[.B520])+2;LEN([.B520])-FIND(&quot;-&quot;;[.B520])+2))" office:value-type="string" office:string-value="BRAGATHI HOSPITAL (FOREST TRANSIT HOTEL)" calcext:value-type="string">
            <text:p>BRAGATHI HOSPITAL (FOREST TRANSIT HO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odissia CCC</text:p>
          </table:table-cell>
          <table:table-cell table:style-name="Default" office:value-type="string" calcext:value-type="string">
            <text:p>Nehru Nagar</text:p>
          </table:table-cell>
          <table:table-cell table:formula="of:=TRIM(MID([.B521];FIND(&quot;-&quot;;[.B521])+2;LEN([.B521])-FIND(&quot;-&quot;;[.B521])+2))" office:value-type="string" office:string-value="Codissia CCC" calcext:value-type="string">
            <text:p>Codissia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Hospital</text:p>
          </table:table-cell>
          <table:table-cell table:style-name="Default" office:value-type="string" calcext:value-type="string">
            <text:p>Gandhipuram</text:p>
          </table:table-cell>
          <table:table-cell table:formula="of:=TRIM(MID([.B522];FIND(&quot;-&quot;;[.B522])+2;LEN([.B522])-FIND(&quot;-&quot;;[.B522])+2))" office:value-type="string" office:string-value="CSR Hospital" calcext:value-type="string">
            <text:p>CS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CSR NURSING HOME COIMBATORE</text:p>
          </table:table-cell>
          <table:table-cell office:value-type="string" calcext:value-type="string">
            <text:p>Coimbatore</text:p>
          </table:table-cell>
          <table:table-cell table:formula="of:=TRIM(MID([.B523];FIND(&quot;-&quot;;[.B523])+2;LEN([.B523])-FIND(&quot;-&quot;;[.B523])+2))" office:value-type="string" office:string-value="CSR NURSING HOME COIMBATORE" calcext:value-type="string">
            <text:p>CSR NURSING HOME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Dr.SK's Covid Care Centre ( Jump In &amp; Out Hotel )</text:p>
          </table:table-cell>
          <table:table-cell office:value-type="string" calcext:value-type="string">
            <text:p>Civil Aerodrome Post</text:p>
          </table:table-cell>
          <table:table-cell table:formula="of:=TRIM(MID([.B524];FIND(&quot;-&quot;;[.B524])+2;LEN([.B524])-FIND(&quot;-&quot;;[.B524])+2))" office:value-type="string" office:string-value="Dr.SK's Covid Care Centre ( Jump In &amp; Out Hotel )" calcext:value-type="string">
            <text:p>Dr.SK's Covid Care Centre ( Jump In &amp; Out Hotel 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GCT CCC</text:p>
          </table:table-cell>
          <table:table-cell office:value-type="string" calcext:value-type="string">
            <text:p>P.N.Pudur</text:p>
          </table:table-cell>
          <table:table-cell table:formula="of:=TRIM(MID([.B525];FIND(&quot;-&quot;;[.B525])+2;LEN([.B525])-FIND(&quot;-&quot;;[.B525])+2))" office:value-type="string" office:string-value="GCT CCC" calcext:value-type="string">
            <text:p>GCT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GH VETTAIKARANPUTHUR</text:p>
          </table:table-cell>
          <table:table-cell office:value-type="string" calcext:value-type="string">
            <text:p>VETTAIKARANPUTHUR</text:p>
          </table:table-cell>
          <table:table-cell table:formula="of:=TRIM(MID([.B526];FIND(&quot;-&quot;;[.B526])+2;LEN([.B526])-FIND(&quot;-&quot;;[.B526])+2))" office:value-type="string" office:string-value="GH VETTAIKARANPUTHUR" calcext:value-type="string">
            <text:p>GH VETTAIKARANP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ESS GRANDE (SPT HOSPITAL)</text:p>
          </table:table-cell>
          <table:table-cell table:style-name="Default" office:value-type="string" calcext:value-type="string">
            <text:p>Ram Nagar</text:p>
          </table:table-cell>
          <table:table-cell table:formula="of:=TRIM(MID([.B527];FIND(&quot;-&quot;;[.B527])+2;LEN([.B527])-FIND(&quot;-&quot;;[.B527])+2))" office:value-type="string" office:string-value="HOTEL ESS GRANDE (SPT HOSPITAL)" calcext:value-type="string">
            <text:p>HOTEL ESS GRANDE (SPT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Kiscol Grand </text:p>
          </table:table-cell>
          <table:table-cell table:style-name="Default" office:value-type="string" calcext:value-type="string">
            <text:p>Tatabad</text:p>
          </table:table-cell>
          <table:table-cell table:formula="of:=TRIM(MID([.B528];FIND(&quot;-&quot;;[.B528])+2;LEN([.B528])-FIND(&quot;-&quot;;[.B528])+2))" office:value-type="string" office:string-value="Hotel Kiscol Grand" calcext:value-type="string">
            <text:p>Hotel Kiscol Gran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MAHI'S GATEWAY(VENKATESHWARA HOSPITAL)</text:p>
          </table:table-cell>
          <table:table-cell table:style-name="Default" office:value-type="string" calcext:value-type="string">
            <text:p>Civil Aerodrome Post</text:p>
          </table:table-cell>
          <table:table-cell table:formula="of:=TRIM(MID([.B529];FIND(&quot;-&quot;;[.B529])+2;LEN([.B529])-FIND(&quot;-&quot;;[.B529])+2))" office:value-type="string" office:string-value="HOTEL MAHI'S GATEWAY(VENKATESHWARA HOSPITAL)" calcext:value-type="string">
            <text:p>HOTEL MAHI'S GATEWAY(VENKATESHWAR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 office:value-type="string" calcext:value-type="string">
            <text:p>Pollachi</text:p>
          </table:table-cell>
          <table:table-cell table:formula="of:=TRIM(MID([.B530];FIND(&quot;-&quot;;[.B530])+2;LEN([.B530])-FIND(&quot;-&quot;;[.B530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HOTEL SHAKTHI , POLLACHI</text:p>
          </table:table-cell>
          <table:table-cell table:style-name="Default" office:value-type="string" calcext:value-type="string">
            <text:p>Pollachi</text:p>
          </table:table-cell>
          <table:table-cell table:formula="of:=TRIM(MID([.B531];FIND(&quot;-&quot;;[.B531])+2;LEN([.B531])-FIND(&quot;-&quot;;[.B531])+2))" office:value-type="string" office:string-value="HOTEL SHAKTHI , POLLACHI" calcext:value-type="string">
            <text:p>HOTEL SHAKTHI 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arunya College Mathampalayam</text:p>
          </table:table-cell>
          <table:table-cell table:style-name="Default" office:value-type="string" calcext:value-type="string">
            <text:p>Bilichi</text:p>
          </table:table-cell>
          <table:table-cell table:formula="of:=TRIM(MID([.B532];FIND(&quot;-&quot;;[.B532])+2;LEN([.B532])-FIND(&quot;-&quot;;[.B532])+2))" office:value-type="string" office:string-value="Karunya College Mathampalayam" calcext:value-type="string">
            <text:p>Karunya College Matham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J HOSPITAL (FOREST TRANSIT HOTEL)</text:p>
          </table:table-cell>
          <table:table-cell office:value-type="string" calcext:value-type="string">
            <text:p>New Siddhapudur</text:p>
          </table:table-cell>
          <table:table-cell table:formula="of:=TRIM(MID([.B533];FIND(&quot;-&quot;;[.B533])+2;LEN([.B533])-FIND(&quot;-&quot;;[.B533])+2))" office:value-type="string" office:string-value="KJ HOSPITAL (FOREST TRANSIT HOTEL)" calcext:value-type="string">
            <text:p>KJ HOSPITAL (FOREST TRANSIT HO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KOVAI COVID CARE</text:p>
          </table:table-cell>
          <table:table-cell office:value-type="string" calcext:value-type="string">
            <text:p>Saravanampatti</text:p>
          </table:table-cell>
          <table:table-cell table:formula="of:=TRIM(MID([.B534];FIND(&quot;-&quot;;[.B534])+2;LEN([.B534])-FIND(&quot;-&quot;;[.B534])+2))" office:value-type="string" office:string-value="KOVAI COVID CARE" calcext:value-type="string">
            <text:p>KOVAI COVID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MUTHUS HOSPITAL (HOTEL RAKSHA GRAND)</text:p>
          </table:table-cell>
          <table:table-cell office:value-type="string" calcext:value-type="string">
            <text:p>Saravanampatti</text:p>
          </table:table-cell>
          <table:table-cell table:formula="of:=TRIM(MID([.B535];FIND(&quot;-&quot;;[.B535])+2;LEN([.B535])-FIND(&quot;-&quot;;[.B535])+2))" office:value-type="string" office:string-value="MUTHUS HOSPITAL (HOTEL RAKSHA GRAND)" calcext:value-type="string">
            <text:p>MUTHUS HOSPITAL (HOTEL RAKSHA GRAND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A College, Pollachi</text:p>
          </table:table-cell>
          <table:table-cell office:value-type="string" calcext:value-type="string">
            <text:p>Pollachi</text:p>
          </table:table-cell>
          <table:table-cell table:formula="of:=TRIM(MID([.B536];FIND(&quot;-&quot;;[.B536])+2;LEN([.B536])-FIND(&quot;-&quot;;[.B536])+2))" office:value-type="string" office:string-value="PA College, Pollachi" calcext:value-type="string">
            <text:p>PA College, Pollach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</text:p>
          </table:table-cell>
          <table:table-cell office:value-type="string" calcext:value-type="string">
            <text:p>Peelamedu</text:p>
          </table:table-cell>
          <table:table-cell table:formula="of:=TRIM(MID([.B537];FIND(&quot;-&quot;;[.B537])+2;LEN([.B537])-FIND(&quot;-&quot;;[.B537])+2))" office:value-type="string" office:string-value="PIONEER HOTEL" calcext:value-type="string">
            <text:p>PIONEER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PIONEER HOTEL -Nalam Covid Care Center</text:p>
          </table:table-cell>
          <table:table-cell office:value-type="string" calcext:value-type="string">
            <text:p>Peelamedu</text:p>
          </table:table-cell>
          <table:table-cell table:formula="of:=TRIM(MID([.B538];FIND(&quot;-&quot;;[.B538])+2;LEN([.B538])-FIND(&quot;-&quot;;[.B538])+2))" office:value-type="string" office:string-value="PIONEER HOTEL -Nalam Covid Care Center" calcext:value-type="string">
            <text:p>PIONEER HOTEL -Nalam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RADISON BLU HOTEL (NG HOSPITAL)</text:p>
          </table:table-cell>
          <table:table-cell office:value-type="string" calcext:value-type="string">
            <text:p>Masakalipalayam</text:p>
          </table:table-cell>
          <table:table-cell table:formula="of:=TRIM(MID([.B539];FIND(&quot;-&quot;;[.B539])+2;LEN([.B539])-FIND(&quot;-&quot;;[.B539])+2))" office:value-type="string" office:string-value="RADISON BLU HOTEL (NG HOSPITAL)" calcext:value-type="string">
            <text:p>RADISON BLU HOTEL (NG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rinivasa Kalayana Mandapam</text:p>
          </table:table-cell>
          <table:table-cell office:value-type="string" calcext:value-type="string">
            <text:p>Periyanaickenpalayam</text:p>
          </table:table-cell>
          <table:table-cell table:formula="of:=TRIM(MID([.B540];FIND(&quot;-&quot;;[.B540])+2;LEN([.B540])-FIND(&quot;-&quot;;[.B540])+2))" office:value-type="string" office:string-value="Srinivasa Kalayana Mandapam" calcext:value-type="string">
            <text:p>Srinivasa Kalayana Mandap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Swasam covid specialty centre-hotel annamalai(sowmiya hospital)</text:p>
          </table:table-cell>
          <table:table-cell office:value-type="string" calcext:value-type="string">
            <text:p>Coimbatore</text:p>
          </table:table-cell>
          <table:table-cell table:formula="of:=TRIM(MID([.B541];FIND(&quot;-&quot;;[.B541])+2;LEN([.B541])-FIND(&quot;-&quot;;[.B541])+2))" office:value-type="string" office:string-value="Swasam covid specialty centre-hotel annamalai(sowmiya hospital)" calcext:value-type="string">
            <text:p>Swasam covid specialty centre-hotel annamalai(sowmiya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THE HOTEL ARCADIA (KOVAI MEDICAL CENTRE &amp; HOSPITAL)</text:p>
          </table:table-cell>
          <table:table-cell office:value-type="string" calcext:value-type="string">
            <text:p>Civil Aerodrome Post</text:p>
          </table:table-cell>
          <table:table-cell table:formula="of:=TRIM(MID([.B542];FIND(&quot;-&quot;;[.B542])+2;LEN([.B542])-FIND(&quot;-&quot;;[.B542])+2))" office:value-type="string" office:string-value="THE HOTEL ARCADIA (KOVAI MEDICAL CENTRE &amp; HOSPITAL)" calcext:value-type="string">
            <text:p>THE HOTEL ARCADIA (KOVAI MEDICAL CENTRE &amp;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ALPARAI COVID CARE CENTER</text:p>
          </table:table-cell>
          <table:table-cell office:value-type="string" calcext:value-type="string">
            <text:p>Valparai</text:p>
          </table:table-cell>
          <table:table-cell table:formula="of:=TRIM(MID([.B543];FIND(&quot;-&quot;;[.B543])+2;LEN([.B543])-FIND(&quot;-&quot;;[.B543])+2))" office:value-type="string" office:string-value="VALPARAI COVID CARE CENTER" calcext:value-type="string">
            <text:p>VALPARAI COVID CARE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Vidya Vikas CCC</text:p>
          </table:table-cell>
          <table:table-cell office:value-type="string" calcext:value-type="string">
            <text:p>Karamadai</text:p>
          </table:table-cell>
          <table:table-cell table:formula="of:=TRIM(MID([.B544];FIND(&quot;-&quot;;[.B544])+2;LEN([.B544])-FIND(&quot;-&quot;;[.B544])+2))" office:value-type="string" office:string-value="Vidya Vikas CCC" calcext:value-type="string">
            <text:p>Vidya Vikas CC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WELCOM HOTEL-ITC (GKNM)</text:p>
          </table:table-cell>
          <table:table-cell office:value-type="string" calcext:value-type="string">
            <text:p>P.N.Palayam</text:p>
          </table:table-cell>
          <table:table-cell table:formula="of:=TRIM(MID([.B545];FIND(&quot;-&quot;;[.B545])+2;LEN([.B545])-FIND(&quot;-&quot;;[.B545])+2))" office:value-type="string" office:string-value="WELCOM HOTEL-ITC (GKNM)" calcext:value-type="string">
            <text:p>WELCOM HOTEL-ITC (GKN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WELLCARE COVID CARE (HOTEL NAVARATHNA, R.S.Puram)</text:p>
          </table:table-cell>
          <table:table-cell office:value-type="string" calcext:value-type="string">
            <text:p>R.S.Puram</text:p>
          </table:table-cell>
          <table:table-cell table:formula="of:=TRIM(MID([.B546];FIND(&quot;-&quot;;[.B546])+2;LEN([.B546])-FIND(&quot;-&quot;;[.B546])+2))" office:value-type="string" office:string-value="WELLCARE COVID CARE (HOTEL NAVARATHNA, R.S.Puram)" calcext:value-type="string">
            <text:p>WELLCARE COVID CARE (HOTEL NAVARATHNA, R.S.Pu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CC - WELLCARE COVID CARE (HOTEL NAVARATNA, R.S.Puram)</text:p>
          </table:table-cell>
          <table:table-cell office:value-type="string" calcext:value-type="string">
            <text:p>R.S.Puram</text:p>
          </table:table-cell>
          <table:table-cell table:formula="of:=TRIM(MID([.B547];FIND(&quot;-&quot;;[.B547])+2;LEN([.B547])-FIND(&quot;-&quot;;[.B547])+2))" office:value-type="string" office:string-value="WELLCARE COVID CARE (HOTEL NAVARATNA, R.S.Puram)" calcext:value-type="string">
            <text:p>WELLCARE COVID CARE (HOTEL NAVARATNA, R.S.Puram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binand Hospital,Coimbatore TN.</text:p>
          </table:table-cell>
          <table:table-cell office:value-type="string" calcext:value-type="string">
            <text:p>Sundarapuram</text:p>
          </table:table-cell>
          <table:table-cell table:formula="of:=TRIM(MID([.B548];FIND(&quot;-&quot;;[.B548])+2;LEN([.B548])-FIND(&quot;-&quot;;[.B548])+2))" office:value-type="string" office:string-value="Abinand Hospital,Coimbatore TN." calcext:value-type="string">
            <text:p>Abin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NP NURSING HOME, POOCHIYUR</text:p>
          </table:table-cell>
          <table:table-cell office:value-type="string" calcext:value-type="string">
            <text:p>Poochiyur</text:p>
          </table:table-cell>
          <table:table-cell table:formula="of:=TRIM(MID([.B549];FIND(&quot;-&quot;;[.B549])+2;LEN([.B549])-FIND(&quot;-&quot;;[.B549])+2))" office:value-type="string" office:string-value="ANP NURSING HOME, POOCHIYUR" calcext:value-type="string">
            <text:p>ANP NURSING HOME, POOCHIY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nurag Hospital</text:p>
          </table:table-cell>
          <table:table-cell office:value-type="string" calcext:value-type="string">
            <text:p>Sowri Palayam</text:p>
          </table:table-cell>
          <table:table-cell table:formula="of:=TRIM(MID([.B550];FIND(&quot;-&quot;;[.B550])+2;LEN([.B550])-FIND(&quot;-&quot;;[.B550])+2))" office:value-type="string" office:string-value="Anurag Hospital" calcext:value-type="string">
            <text:p>Anurag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ASD NURSING HOME</text:p>
          </table:table-cell>
          <table:table-cell office:value-type="string" calcext:value-type="string">
            <text:p>Mahalingapuram</text:p>
          </table:table-cell>
          <table:table-cell table:formula="of:=TRIM(MID([.B551];FIND(&quot;-&quot;;[.B551])+2;LEN([.B551])-FIND(&quot;-&quot;;[.B551])+2))" office:value-type="string" office:string-value="ASD NURSING HOME" calcext:value-type="string">
            <text:p>ASD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ALA MEDICAL CENTRE AND HOSPITAL</text:p>
          </table:table-cell>
          <table:table-cell office:value-type="string" calcext:value-type="string">
            <text:p>Ramanathapuram</text:p>
          </table:table-cell>
          <table:table-cell table:formula="of:=TRIM(MID([.B552];FIND(&quot;-&quot;;[.B552])+2;LEN([.B552])-FIND(&quot;-&quot;;[.B552])+2))" office:value-type="string" office:string-value="BALA MEDICAL CENTRE AND HOSPITAL" calcext:value-type="string">
            <text:p>BALA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AGATHI HOSPITAL</text:p>
          </table:table-cell>
          <table:table-cell office:value-type="string" calcext:value-type="string">
            <text:p>New Siddhapudur</text:p>
          </table:table-cell>
          <table:table-cell table:formula="of:=TRIM(MID([.B553];FIND(&quot;-&quot;;[.B553])+2;LEN([.B553])-FIND(&quot;-&quot;;[.B553])+2))" office:value-type="string" office:string-value="BRAGATHI HOSPITAL" calcext:value-type="string">
            <text:p>BRAGATH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BRJ Ortho Centre &amp; MAK Hospital, Mettupalayam Road</text:p>
          </table:table-cell>
          <table:table-cell table:style-name="Default" office:value-type="string" calcext:value-type="string">
            <text:p>K.K.Pudur</text:p>
          </table:table-cell>
          <table:table-cell table:formula="of:=TRIM(MID([.B554];FIND(&quot;-&quot;;[.B554])+2;LEN([.B554])-FIND(&quot;-&quot;;[.B554])+2))" office:value-type="string" office:string-value="BRJ Ortho Centre &amp; MAK Hospital, Mettupalayam Road" calcext:value-type="string">
            <text:p>BRJ Ortho Centre &amp; MAK Hospital, Mettupalayam Roa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.R.I. HOSPITAL</text:p>
          </table:table-cell>
          <table:table-cell office:value-type="string" calcext:value-type="string">
            <text:p>Saravanampatti</text:p>
          </table:table-cell>
          <table:table-cell table:formula="of:=TRIM(MID([.B555];FIND(&quot;-&quot;;[.B555])+2;LEN([.B555])-FIND(&quot;-&quot;;[.B555])+2))" office:value-type="string" office:string-value="C.R.I. HOSPITAL" calcext:value-type="string">
            <text:p>C.R.I.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ardio Diabetic Centre</text:p>
          </table:table-cell>
          <table:table-cell office:value-type="string" calcext:value-type="string">
            <text:p>Ramanathapuram</text:p>
          </table:table-cell>
          <table:table-cell table:formula="of:=TRIM(MID([.B556];FIND(&quot;-&quot;;[.B556])+2;LEN([.B556])-FIND(&quot;-&quot;;[.B556])+2))" office:value-type="string" office:string-value="Cardio Diabetic Centre" calcext:value-type="string">
            <text:p>Cardio Diabetic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CHILD TRUST HOSPITAL</text:p>
          </table:table-cell>
          <table:table-cell table:style-name="Default" office:value-type="string" calcext:value-type="string">
            <text:p>Singanallur</text:p>
          </table:table-cell>
          <table:table-cell table:formula="of:=TRIM(MID([.B557];FIND(&quot;-&quot;;[.B557])+2;LEN([.B557])-FIND(&quot;-&quot;;[.B557])+2))" office:value-type="string" office:string-value="COIMBATORE CHILD TRUST HOSPITAL" calcext:value-type="string">
            <text:p>COIMBATORE CHILD TRUST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oimbatore Diabetes Foundation Hospital Pvt Ltd</text:p>
          </table:table-cell>
          <table:table-cell table:style-name="Default" office:value-type="string" calcext:value-type="string">
            <text:p>Marudhamalai Adivaram</text:p>
          </table:table-cell>
          <table:table-cell table:formula="of:=TRIM(MID([.B558];FIND(&quot;-&quot;;[.B558])+2;LEN([.B558])-FIND(&quot;-&quot;;[.B558])+2))" office:value-type="string" office:string-value="Coimbatore Diabetes Foundation Hospital Pvt Ltd" calcext:value-type="string">
            <text:p>Coimbatore Diabetes Foundation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CSR Nursing Home, Coimbatore TN.</text:p>
          </table:table-cell>
          <table:table-cell table:style-name="Default" office:value-type="string" calcext:value-type="string">
            <text:p>Gandhipuram</text:p>
          </table:table-cell>
          <table:table-cell table:formula="of:=TRIM(MID([.B559];FIND(&quot;-&quot;;[.B559])+2;LEN([.B559])-FIND(&quot;-&quot;;[.B559])+2))" office:value-type="string" office:string-value="CSR Nursing Home, Coimbatore TN." calcext:value-type="string">
            <text:p>CSR Nursing Hom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Muthus Hospital, Saravanampatti,Coimbatore TN.</text:p>
          </table:table-cell>
          <table:table-cell table:style-name="Default" office:value-type="string" calcext:value-type="string">
            <text:p>Saravanampatti</text:p>
          </table:table-cell>
          <table:table-cell table:formula="of:=TRIM(MID([.B560];FIND(&quot;-&quot;;[.B560])+2;LEN([.B560])-FIND(&quot;-&quot;;[.B560])+2))" office:value-type="string" office:string-value="Dr.Muthus Hospital, Saravanampatti,Coimbatore TN." calcext:value-type="string">
            <text:p>Dr.Muthus Hospital, Saravanampatti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Dr.Sengaliappan Nursing Home, Saibabacolony,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561];FIND(&quot;-&quot;;[.B561])+2;LEN([.B561])-FIND(&quot;-&quot;;[.B561])+2))" office:value-type="string" office:string-value="Dr.Sengaliappan Nursing Home, Saibabacolony," calcext:value-type="string">
            <text:p>Dr.Sengaliappan Nursing Home, Saibabacolony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ATHIMA HOSPITALS</text:p>
          </table:table-cell>
          <table:table-cell table:style-name="Default" office:value-type="string" calcext:value-type="string">
            <text:p>Podanur</text:p>
          </table:table-cell>
          <table:table-cell table:formula="of:=TRIM(MID([.B562];FIND(&quot;-&quot;;[.B562])+2;LEN([.B562])-FIND(&quot;-&quot;;[.B562])+2))" office:value-type="string" office:string-value="FATHIMA HOSPITALS" calcext:value-type="string">
            <text:p>FATHIMA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FIMS HOSPITAL INCLUDING NACHAS HOTEL</text:p>
          </table:table-cell>
          <table:table-cell table:style-name="Default" office:value-type="string" calcext:value-type="string">
            <text:p>Sundarapuram</text:p>
          </table:table-cell>
          <table:table-cell table:formula="of:=TRIM(MID([.B563];FIND(&quot;-&quot;;[.B563])+2;LEN([.B563])-FIND(&quot;-&quot;;[.B563])+2))" office:value-type="string" office:string-value="FIMS HOSPITAL INCLUDING NACHAS HOTEL" calcext:value-type="string">
            <text:p>FIMS HOSPITAL INCLUDING NACHAS HO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ANDHI MEDICAL CENTER</text:p>
          </table:table-cell>
          <table:table-cell office:value-type="string" calcext:value-type="string">
            <text:p>Koundampalayam</text:p>
          </table:table-cell>
          <table:table-cell table:formula="of:=TRIM(MID([.B564];FIND(&quot;-&quot;;[.B564])+2;LEN([.B564])-FIND(&quot;-&quot;;[.B564])+2))" office:value-type="string" office:string-value="GANDHI MEDICAL CENTER" calcext:value-type="string">
            <text:p>GANDHI MEDICAL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ETHASREE HOSPITAL</text:p>
          </table:table-cell>
          <table:table-cell office:value-type="string" calcext:value-type="string">
            <text:p>Saravanampatti</text:p>
          </table:table-cell>
          <table:table-cell table:formula="of:=TRIM(MID([.B565];FIND(&quot;-&quot;;[.B565])+2;LEN([.B565])-FIND(&quot;-&quot;;[.B565])+2))" office:value-type="string" office:string-value="GEETHASREE HOSPITAL" calcext:value-type="string">
            <text:p>GEETHASRE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em Hospital And Research Center,Coimbatore TN.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566];FIND(&quot;-&quot;;[.B566])+2;LEN([.B566])-FIND(&quot;-&quot;;[.B566])+2))" office:value-type="string" office:string-value="Gem Hospital And Research Center,Coimbatore TN." calcext:value-type="string">
            <text:p>Gem Hospital And Research Center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Annur</text:p>
          </table:table-cell>
          <table:table-cell table:style-name="Default" office:value-type="string" calcext:value-type="string">
            <text:p>Annur</text:p>
          </table:table-cell>
          <table:table-cell table:formula="of:=TRIM(MID([.B567];FIND(&quot;-&quot;;[.B567])+2;LEN([.B567])-FIND(&quot;-&quot;;[.B567])+2))" office:value-type="string" office:string-value="GH Annur" calcext:value-type="string">
            <text:p>GH 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inathukadavu</text:p>
          </table:table-cell>
          <table:table-cell table:style-name="Default" office:value-type="string" calcext:value-type="string">
            <text:p>Kinathukadavu</text:p>
          </table:table-cell>
          <table:table-cell table:formula="of:=TRIM(MID([.B568];FIND(&quot;-&quot;;[.B568])+2;LEN([.B568])-FIND(&quot;-&quot;;[.B568])+2))" office:value-type="string" office:string-value="GH Kinathukadavu" calcext:value-type="string">
            <text:p>GH Kinathukadav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larpatti</text:p>
          </table:table-cell>
          <table:table-cell office:value-type="string" calcext:value-type="string">
            <text:p>Kolarpatti</text:p>
          </table:table-cell>
          <table:table-cell table:formula="of:=TRIM(MID([.B569];FIND(&quot;-&quot;;[.B569])+2;LEN([.B569])-FIND(&quot;-&quot;;[.B569])+2))" office:value-type="string" office:string-value="GH Kolarpatti" calcext:value-type="string">
            <text:p>GH Kolar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Kottur</text:p>
          </table:table-cell>
          <table:table-cell office:value-type="string" calcext:value-type="string">
            <text:p>Kottur</text:p>
          </table:table-cell>
          <table:table-cell table:formula="of:=TRIM(MID([.B570];FIND(&quot;-&quot;;[.B570])+2;LEN([.B570])-FIND(&quot;-&quot;;[.B570])+2))" office:value-type="string" office:string-value="GH Kottur" calcext:value-type="string">
            <text:p>GH Kott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adukkarai</text:p>
          </table:table-cell>
          <table:table-cell office:value-type="string" calcext:value-type="string">
            <text:p>Madukkarai</text:p>
          </table:table-cell>
          <table:table-cell table:formula="of:=TRIM(MID([.B571];FIND(&quot;-&quot;;[.B571])+2;LEN([.B571])-FIND(&quot;-&quot;;[.B571])+2))" office:value-type="string" office:string-value="GH Madukkarai" calcext:value-type="string">
            <text:p>GH Madukk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Mettupalayam</text:p>
          </table:table-cell>
          <table:table-cell office:value-type="string" calcext:value-type="string">
            <text:p>Mettupalayam</text:p>
          </table:table-cell>
          <table:table-cell table:formula="of:=TRIM(MID([.B572];FIND(&quot;-&quot;;[.B572])+2;LEN([.B572])-FIND(&quot;-&quot;;[.B572])+2))" office:value-type="string" office:string-value="GH Mettupalayam" calcext:value-type="string">
            <text:p>GH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Perinaicken Palayam</text:p>
          </table:table-cell>
          <table:table-cell office:value-type="string" calcext:value-type="string">
            <text:p>Periyanaickenpalayam</text:p>
          </table:table-cell>
          <table:table-cell table:formula="of:=TRIM(MID([.B573];FIND(&quot;-&quot;;[.B573])+2;LEN([.B573])-FIND(&quot;-&quot;;[.B573])+2))" office:value-type="string" office:string-value="GH Perinaicken Palayam" calcext:value-type="string">
            <text:p>GH Perinaicken 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Sulur</text:p>
          </table:table-cell>
          <table:table-cell office:value-type="string" calcext:value-type="string">
            <text:p>Sulur</text:p>
          </table:table-cell>
          <table:table-cell table:formula="of:=TRIM(MID([.B574];FIND(&quot;-&quot;;[.B574])+2;LEN([.B574])-FIND(&quot;-&quot;;[.B574])+2))" office:value-type="string" office:string-value="GH Sulur" calcext:value-type="string">
            <text:p>GH Su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Thondamuthur</text:p>
          </table:table-cell>
          <table:table-cell office:value-type="string" calcext:value-type="string">
            <text:p>Thondamuthur</text:p>
          </table:table-cell>
          <table:table-cell table:formula="of:=TRIM(MID([.B575];FIND(&quot;-&quot;;[.B575])+2;LEN([.B575])-FIND(&quot;-&quot;;[.B575])+2))" office:value-type="string" office:string-value="GH Thondamuthur" calcext:value-type="string">
            <text:p>GH Thondamuth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GH Valparai</text:p>
          </table:table-cell>
          <table:table-cell table:style-name="Default" office:value-type="string" calcext:value-type="string">
            <text:p>Valparai</text:p>
          </table:table-cell>
          <table:table-cell table:formula="of:=TRIM(MID([.B576];FIND(&quot;-&quot;;[.B576])+2;LEN([.B576])-FIND(&quot;-&quot;;[.B576])+2))" office:value-type="string" office:string-value="GH Valparai" calcext:value-type="string">
            <text:p>GH Valpar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dayapalayam Road,Coimbatore TN.</text:p>
          </table:table-cell>
          <table:table-cell office:value-type="string" calcext:value-type="string">
            <text:p>Velandipalayam</text:p>
          </table:table-cell>
          <table:table-cell table:formula="of:=TRIM(MID([.B577];FIND(&quot;-&quot;;[.B577])+2;LEN([.B577])-FIND(&quot;-&quot;;[.B577])+2))" office:value-type="string" office:string-value="Hindustan Hospital Udayapalayam Road,Coimbatore TN." calcext:value-type="string">
            <text:p>Hindustan Hospital Udayapalayam Road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industan Hospital undertaken by Mettupalayam GH</text:p>
          </table:table-cell>
          <table:table-cell office:value-type="string" calcext:value-type="string">
            <text:p>Mettupalayam</text:p>
          </table:table-cell>
          <table:table-cell table:formula="of:=TRIM(MID([.B578];FIND(&quot;-&quot;;[.B578])+2;LEN([.B578])-FIND(&quot;-&quot;;[.B578])+2))" office:value-type="string" office:string-value="Hindustan Hospital undertaken by Mettupalayam GH" calcext:value-type="string">
            <text:p>Hindustan Hospital undertaken by 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HOTEL NACHAS (FIMS HOSPITAL)</text:p>
          </table:table-cell>
          <table:table-cell table:style-name="Default" office:value-type="string" calcext:value-type="string">
            <text:p>Sundarapuram</text:p>
          </table:table-cell>
          <table:table-cell table:formula="of:=TRIM(MID([.B579];FIND(&quot;-&quot;;[.B579])+2;LEN([.B579])-FIND(&quot;-&quot;;[.B579])+2))" office:value-type="string" office:string-value="HOTEL NACHAS (FIMS HOSPITAL)" calcext:value-type="string">
            <text:p>HOTEL NACHAS (FIMS HOSPITA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lpana Medical Ctr Kavundampalayam,Coimbatore TN.</text:p>
          </table:table-cell>
          <table:table-cell office:value-type="string" calcext:value-type="string">
            <text:p>Koundampalayam</text:p>
          </table:table-cell>
          <table:table-cell table:formula="of:=TRIM(MID([.B580];FIND(&quot;-&quot;;[.B580])+2;LEN([.B580])-FIND(&quot;-&quot;;[.B580])+2))" office:value-type="string" office:string-value="Kalpana Medical Ctr Kavundampalayam,Coimbatore TN." calcext:value-type="string">
            <text:p>Kalpana Medical Ctr Kavundampala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arpagam Hospital Mandapam,Coimbatore TN.</text:p>
          </table:table-cell>
          <table:table-cell office:value-type="string" calcext:value-type="string">
            <text:p>Othakalmandapam</text:p>
          </table:table-cell>
          <table:table-cell table:formula="of:=TRIM(MID([.B581];FIND(&quot;-&quot;;[.B581])+2;LEN([.B581])-FIND(&quot;-&quot;;[.B581])+2))" office:value-type="string" office:string-value="Karpagam Hospital Mandapam,Coimbatore TN." calcext:value-type="string">
            <text:p>Karpagam Hospital Mandap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Hospital,Coimbatore TN.</text:p>
          </table:table-cell>
          <table:table-cell table:style-name="Default" office:value-type="string" calcext:value-type="string">
            <text:p>Coimbatore</text:p>
          </table:table-cell>
          <table:table-cell table:formula="of:=TRIM(MID([.B582];FIND(&quot;-&quot;;[.B582])+2;LEN([.B582])-FIND(&quot;-&quot;;[.B582])+2))" office:value-type="string" office:string-value="KG Hospital,Coimbatore TN." calcext:value-type="string">
            <text:p>KG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G Speciality Hospital, (K.Govindhasamy Naidu Annex Hospital) Coimbatore TN.</text:p>
          </table:table-cell>
          <table:table-cell table:style-name="Default" office:value-type="string" calcext:value-type="string">
            <text:p>Saravanampatty</text:p>
          </table:table-cell>
          <table:table-cell table:formula="of:=TRIM(MID([.B583];FIND(&quot;-&quot;;[.B583])+2;LEN([.B583])-FIND(&quot;-&quot;;[.B583])+2))" office:value-type="string" office:string-value="KG Speciality Hospital, (K.Govindhasamy Naidu Annex Hospital) Coimbatore TN." calcext:value-type="string">
            <text:p>KG Speciality Hospital, (K.Govindhasamy Naidu Annex Hospital)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MCH Kovilampalayam Hospital, Sathy Road TN.</text:p>
          </table:table-cell>
          <table:table-cell office:value-type="string" calcext:value-type="string">
            <text:p>Kovilpalayam</text:p>
          </table:table-cell>
          <table:table-cell table:formula="of:=TRIM(MID([.B584];FIND(&quot;-&quot;;[.B584])+2;LEN([.B584])-FIND(&quot;-&quot;;[.B584])+2))" office:value-type="string" office:string-value="KMCH Kovilampalayam Hospital, Sathy Road TN." calcext:value-type="string">
            <text:p>KMCH Kovilampalayam Hospital, Sathy Road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ngunad Hospital,Coimbatore TN.</text:p>
          </table:table-cell>
          <table:table-cell office:value-type="string" calcext:value-type="string">
            <text:p>Tatabad</text:p>
          </table:table-cell>
          <table:table-cell table:formula="of:=TRIM(MID([.B585];FIND(&quot;-&quot;;[.B585])+2;LEN([.B585])-FIND(&quot;-&quot;;[.B585])+2))" office:value-type="string" office:string-value="Kongunad Hospital,Coimbatore TN." calcext:value-type="string">
            <text:p>Konguna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ovai Medical Center and Hospital,Coimbatore TN.</text:p>
          </table:table-cell>
          <table:table-cell office:value-type="string" calcext:value-type="string">
            <text:p>Civil Aerodrome Post</text:p>
          </table:table-cell>
          <table:table-cell table:formula="of:=TRIM(MID([.B586];FIND(&quot;-&quot;;[.B586])+2;LEN([.B586])-FIND(&quot;-&quot;;[.B586])+2))" office:value-type="string" office:string-value="Kovai Medical Center and Hospital,Coimbatore TN." calcext:value-type="string">
            <text:p>Kovai Medical Center and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PS Hospitals (P) Ltd., Annur Road, Mettupalayam</text:p>
          </table:table-cell>
          <table:table-cell office:value-type="string" calcext:value-type="string">
            <text:p>Mettupalayam</text:p>
          </table:table-cell>
          <table:table-cell table:formula="of:=TRIM(MID([.B587];FIND(&quot;-&quot;;[.B587])+2;LEN([.B587])-FIND(&quot;-&quot;;[.B587])+2))" office:value-type="string" office:string-value="KPS Hospitals (P) Ltd., Annur Road, Mettupalayam" calcext:value-type="string">
            <text:p>KPS Hospitals (P) Ltd., Annur Road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TVR GROUP HOSPITAL</text:p>
          </table:table-cell>
          <table:table-cell office:value-type="string" calcext:value-type="string">
            <text:p>Saibaba Colony</text:p>
          </table:table-cell>
          <table:table-cell table:formula="of:=TRIM(MID([.B588];FIND(&quot;-&quot;;[.B588])+2;LEN([.B588])-FIND(&quot;-&quot;;[.B588])+2))" office:value-type="string" office:string-value="KTVR GROUP HOSPITAL" calcext:value-type="string">
            <text:p>KTVR GROUP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Kumaran MedicalCentre,Kurumbapalyam,Coimbatore TN.</text:p>
          </table:table-cell>
          <table:table-cell office:value-type="string" calcext:value-type="string">
            <text:p>Ganapathy</text:p>
          </table:table-cell>
          <table:table-cell table:formula="of:=TRIM(MID([.B589];FIND(&quot;-&quot;;[.B589])+2;LEN([.B589])-FIND(&quot;-&quot;;[.B589])+2))" office:value-type="string" office:string-value="Kumaran MedicalCentre,Kurumbapalyam,Coimbatore TN." calcext:value-type="string">
            <text:p>Kumaran MedicalCentre,Kurumbapalyam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&amp;L POLYCLINIC-MALUMICHAMPATTI</text:p>
          </table:table-cell>
          <table:table-cell office:value-type="string" calcext:value-type="string">
            <text:p>Malumichampatti</text:p>
          </table:table-cell>
          <table:table-cell table:formula="of:=TRIM(MID([.B590];FIND(&quot;-&quot;;[.B590])+2;LEN([.B590])-FIND(&quot;-&quot;;[.B590])+2))" office:value-type="string" office:string-value="L&amp;L POLYCLINIC-MALUMICHAMPATTI" calcext:value-type="string">
            <text:p>L&amp;L POLYCLINIC-MALUMI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LEO ORTHO CARE HOSPITEL</text:p>
          </table:table-cell>
          <table:table-cell office:value-type="string" calcext:value-type="string">
            <text:p>Ramanathapuram</text:p>
          </table:table-cell>
          <table:table-cell table:formula="of:=TRIM(MID([.B591];FIND(&quot;-&quot;;[.B591])+2;LEN([.B591])-FIND(&quot;-&quot;;[.B591])+2))" office:value-type="string" office:string-value="LEO ORTHO CARE HOSPITEL" calcext:value-type="string">
            <text:p>LEO ORTHO CARE HOSPITE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nu Hospital</text:p>
          </table:table-cell>
          <table:table-cell office:value-type="string" calcext:value-type="string">
            <text:p>Sungam</text:p>
          </table:table-cell>
          <table:table-cell table:formula="of:=TRIM(MID([.B592];FIND(&quot;-&quot;;[.B592])+2;LEN([.B592])-FIND(&quot;-&quot;;[.B592])+2))" office:value-type="string" office:string-value="Manu Hospital" calcext:value-type="string">
            <text:p>Man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sonic Medical Centre for Children</text:p>
          </table:table-cell>
          <table:table-cell office:value-type="string" calcext:value-type="string">
            <text:p>Gopalapuram</text:p>
          </table:table-cell>
          <table:table-cell table:formula="of:=TRIM(MID([.B593];FIND(&quot;-&quot;;[.B593])+2;LEN([.B593])-FIND(&quot;-&quot;;[.B593])+2))" office:value-type="string" office:string-value="Masonic Medical Centre for Children" calcext:value-type="string">
            <text:p>Masonic Medical Centre for Children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athi Hospital Pvt Ltd</text:p>
          </table:table-cell>
          <table:table-cell office:value-type="string" calcext:value-type="string">
            <text:p>Ganapathy</text:p>
          </table:table-cell>
          <table:table-cell table:formula="of:=TRIM(MID([.B594];FIND(&quot;-&quot;;[.B594])+2;LEN([.B594])-FIND(&quot;-&quot;;[.B594])+2))" office:value-type="string" office:string-value="Mathi Hospital Pvt Ltd" calcext:value-type="string">
            <text:p>Mathi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DWIN HOSPITAL</text:p>
          </table:table-cell>
          <table:table-cell office:value-type="string" calcext:value-type="string">
            <text:p>Kallimadai</text:p>
          </table:table-cell>
          <table:table-cell table:formula="of:=TRIM(MID([.B595];FIND(&quot;-&quot;;[.B595])+2;LEN([.B595])-FIND(&quot;-&quot;;[.B595])+2))" office:value-type="string" office:string-value="MEDWIN HOSPITAL" calcext:value-type="string">
            <text:p>MEDWI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ettupalayam GH</text:p>
          </table:table-cell>
          <table:table-cell office:value-type="string" calcext:value-type="string">
            <text:p>Mettupalayam</text:p>
          </table:table-cell>
          <table:table-cell table:formula="of:=TRIM(MID([.B596];FIND(&quot;-&quot;;[.B596])+2;LEN([.B596])-FIND(&quot;-&quot;;[.B596])+2))" office:value-type="string" office:string-value="Mettupalayam GH" calcext:value-type="string">
            <text:p>Mettupalayam G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 office:value-type="string" calcext:value-type="string">
            <text:p>Pollachi</text:p>
          </table:table-cell>
          <table:table-cell table:formula="of:=TRIM(MID([.B597];FIND(&quot;-&quot;;[.B597])+2;LEN([.B597])-FIND(&quot;-&quot;;[.B597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MRS HOSPITAL</text:p>
          </table:table-cell>
          <table:table-cell office:value-type="string" calcext:value-type="string">
            <text:p>Pollachi</text:p>
          </table:table-cell>
          <table:table-cell table:formula="of:=TRIM(MID([.B598];FIND(&quot;-&quot;;[.B598])+2;LEN([.B598])-FIND(&quot;-&quot;;[.B598])+2))" office:value-type="string" office:string-value="MRS HOSPITAL" calcext:value-type="string">
            <text:p>M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.M.Hospital, Coimbatore TN.</text:p>
          </table:table-cell>
          <table:table-cell office:value-type="string" calcext:value-type="string">
            <text:p>Annur</text:p>
          </table:table-cell>
          <table:table-cell table:formula="of:=TRIM(MID([.B599];FIND(&quot;-&quot;;[.B599])+2;LEN([.B599])-FIND(&quot;-&quot;;[.B599])+2))" office:value-type="string" office:string-value="N.M.Hospital, Coimbatore TN." calcext:value-type="string">
            <text:p>N.M.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G HOSPITAL (P) LTD AND RESEARCH CENTRE</text:p>
          </table:table-cell>
          <table:table-cell office:value-type="string" calcext:value-type="string">
            <text:p>Singanallur</text:p>
          </table:table-cell>
          <table:table-cell table:formula="of:=TRIM(MID([.B600];FIND(&quot;-&quot;;[.B600])+2;LEN([.B600])-FIND(&quot;-&quot;;[.B600])+2))" office:value-type="string" office:string-value="NG HOSPITAL (P) LTD AND RESEARCH CENTRE" calcext:value-type="string">
            <text:p>NG HOSPITAL (P) LTD AND RESEARCH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NRP Hospitals,</text:p>
          </table:table-cell>
          <table:table-cell office:value-type="string" calcext:value-type="string">
            <text:p>Sundarapuram</text:p>
          </table:table-cell>
          <table:table-cell table:formula="of:=TRIM(MID([.B601];FIND(&quot;-&quot;;[.B601])+2;LEN([.B601])-FIND(&quot;-&quot;;[.B601])+2))" office:value-type="string" office:string-value="NRP Hospitals," calcext:value-type="string">
            <text:p>NRP Hospitals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One Care Medical Centre, Coimbatore TN.</text:p>
          </table:table-cell>
          <table:table-cell office:value-type="string" calcext:value-type="string">
            <text:p>Saibaba Colony</text:p>
          </table:table-cell>
          <table:table-cell table:formula="of:=TRIM(MID([.B602];FIND(&quot;-&quot;;[.B602])+2;LEN([.B602])-FIND(&quot;-&quot;;[.B602])+2))" office:value-type="string" office:string-value="One Care Medical Centre, Coimbatore TN." calcext:value-type="string">
            <text:p>One Care Medical Centre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ILLS HOSPITAL</text:p>
          </table:table-cell>
          <table:table-cell office:value-type="string" calcext:value-type="string">
            <text:p>Mahalingapuram</text:p>
          </table:table-cell>
          <table:table-cell table:formula="of:=TRIM(MID([.B603];FIND(&quot;-&quot;;[.B603])+2;LEN([.B603])-FIND(&quot;-&quot;;[.B603])+2))" office:value-type="string" office:string-value="PILLS HOSPITAL" calcext:value-type="string">
            <text:p>PILL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rema Hospital</text:p>
          </table:table-cell>
          <table:table-cell office:value-type="string" calcext:value-type="string">
            <text:p>Karumathampatti</text:p>
          </table:table-cell>
          <table:table-cell table:formula="of:=TRIM(MID([.B604];FIND(&quot;-&quot;;[.B604])+2;LEN([.B604])-FIND(&quot;-&quot;;[.B604])+2))" office:value-type="string" office:string-value="Prema Hospital" calcext:value-type="string">
            <text:p>Prem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PSG Hospitals,Coimbatore TN.</text:p>
          </table:table-cell>
          <table:table-cell office:value-type="string" calcext:value-type="string">
            <text:p>Peelamedu</text:p>
          </table:table-cell>
          <table:table-cell table:formula="of:=TRIM(MID([.B605];FIND(&quot;-&quot;;[.B605])+2;LEN([.B605])-FIND(&quot;-&quot;;[.B605])+2))" office:value-type="string" office:string-value="PSG Hospitals,Coimbatore TN." calcext:value-type="string">
            <text:p>PSG Hospitals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anjan Medical Centre Pvt Ltd</text:p>
          </table:table-cell>
          <table:table-cell office:value-type="string" calcext:value-type="string">
            <text:p>Arasur</text:p>
          </table:table-cell>
          <table:table-cell table:formula="of:=TRIM(MID([.B606];FIND(&quot;-&quot;;[.B606])+2;LEN([.B606])-FIND(&quot;-&quot;;[.B606])+2))" office:value-type="string" office:string-value="Ranjan Medical Centre Pvt Ltd" calcext:value-type="string">
            <text:p>Ranjan Medical Centre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ENI KIDNEY CARE</text:p>
          </table:table-cell>
          <table:table-cell office:value-type="string" calcext:value-type="string">
            <text:p>Pollachi</text:p>
          </table:table-cell>
          <table:table-cell table:formula="of:=TRIM(MID([.B607];FIND(&quot;-&quot;;[.B607])+2;LEN([.B607])-FIND(&quot;-&quot;;[.B607])+2))" office:value-type="string" office:string-value="RENI KIDNEY CARE" calcext:value-type="string">
            <text:p>RENI KIDNEY CA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ICHMOND HOSPITAL</text:p>
          </table:table-cell>
          <table:table-cell office:value-type="string" calcext:value-type="string">
            <text:p>Coimbatore</text:p>
          </table:table-cell>
          <table:table-cell table:formula="of:=TRIM(MID([.B608];FIND(&quot;-&quot;;[.B608])+2;LEN([.B608])-FIND(&quot;-&quot;;[.B608])+2))" office:value-type="string" office:string-value="RICHMOND HOSPITAL" calcext:value-type="string">
            <text:p>RICHMO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Hospitals CITY UNIT</text:p>
          </table:table-cell>
          <table:table-cell office:value-type="string" calcext:value-type="string">
            <text:p>Ram Nagar</text:p>
          </table:table-cell>
          <table:table-cell table:formula="of:=TRIM(MID([.B609];FIND(&quot;-&quot;;[.B609])+2;LEN([.B609])-FIND(&quot;-&quot;;[.B609])+2))" office:value-type="string" office:string-value="Royal Care Hospitals CITY UNIT" calcext:value-type="string">
            <text:p>Royal Care Hospitals CITY UNIT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oyal Care Super Specialty Hospital,Coimbatore TN.</text:p>
          </table:table-cell>
          <table:table-cell office:value-type="string" calcext:value-type="string">
            <text:p>Neelambur</text:p>
          </table:table-cell>
          <table:table-cell table:formula="of:=TRIM(MID([.B610];FIND(&quot;-&quot;;[.B610])+2;LEN([.B610])-FIND(&quot;-&quot;;[.B610])+2))" office:value-type="string" office:string-value="Royal Care Super Specialty Hospital,Coimbatore TN." calcext:value-type="string">
            <text:p>Royal Care Super Specialty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R HOSPITAL</text:p>
          </table:table-cell>
          <table:table-cell office:value-type="string" calcext:value-type="string">
            <text:p>Selvapuram</text:p>
          </table:table-cell>
          <table:table-cell table:formula="of:=TRIM(MID([.B611];FIND(&quot;-&quot;;[.B611])+2;LEN([.B611])-FIND(&quot;-&quot;;[.B611])+2))" office:value-type="string" office:string-value="RR HOSPITAL" calcext:value-type="string">
            <text:p>R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RUBHA MEDICAL CENTRE &amp; HOSPITAL</text:p>
          </table:table-cell>
          <table:table-cell office:value-type="string" calcext:value-type="string">
            <text:p>Selvapuram</text:p>
          </table:table-cell>
          <table:table-cell table:formula="of:=TRIM(MID([.B612];FIND(&quot;-&quot;;[.B612])+2;LEN([.B612])-FIND(&quot;-&quot;;[.B612])+2))" office:value-type="string" office:string-value="RUBHA MEDICAL CENTRE &amp; HOSPITAL" calcext:value-type="string">
            <text:p>RUBHA MEDICAL CENTRE &amp;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athya Medical Center, Coimbatore TN.</text:p>
          </table:table-cell>
          <table:table-cell office:value-type="string" calcext:value-type="string">
            <text:p>Tatabad</text:p>
          </table:table-cell>
          <table:table-cell table:formula="of:=TRIM(MID([.B613];FIND(&quot;-&quot;;[.B613])+2;LEN([.B613])-FIND(&quot;-&quot;;[.B613])+2))" office:value-type="string" office:string-value="Sathya Medical Center, Coimbatore TN." calcext:value-type="string">
            <text:p>Sathya Medical Center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ENTHIL HOSPITAL LLP</text:p>
          </table:table-cell>
          <table:table-cell office:value-type="string" calcext:value-type="string">
            <text:p>R.S.Puram</text:p>
          </table:table-cell>
          <table:table-cell table:formula="of:=TRIM(MID([.B614];FIND(&quot;-&quot;;[.B614])+2;LEN([.B614])-FIND(&quot;-&quot;;[.B614])+2))" office:value-type="string" office:string-value="SENTHIL HOSPITAL LLP" calcext:value-type="string">
            <text:p>SENTHIL HOSPITAL LLP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GK Hospital</text:p>
          </table:table-cell>
          <table:table-cell office:value-type="string" calcext:value-type="string">
            <text:p>Mettupalayam</text:p>
          </table:table-cell>
          <table:table-cell table:formula="of:=TRIM(MID([.B615];FIND(&quot;-&quot;;[.B615])+2;LEN([.B615])-FIND(&quot;-&quot;;[.B615])+2))" office:value-type="string" office:string-value="SGK Hospital" calcext:value-type="string">
            <text:p>SGK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HREE SIVA COVID CARE CENTRE (THAIMOOKAMBIKAA LADIES HOSTEL)</text:p>
          </table:table-cell>
          <table:table-cell office:value-type="string" calcext:value-type="string">
            <text:p>Saravanampatti</text:p>
          </table:table-cell>
          <table:table-cell table:formula="of:=TRIM(MID([.B616];FIND(&quot;-&quot;;[.B616])+2;LEN([.B616])-FIND(&quot;-&quot;;[.B616])+2))" office:value-type="string" office:string-value="SHREE SIVA COVID CARE CENTRE (THAIMOOKAMBIKAA LADIES HOSTEL)" calcext:value-type="string">
            <text:p>SHREE SIVA COVID CARE CENTRE (THAIMOOKAMBIKAA LADIES HOSTEL)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MF Hospital-Annur</text:p>
          </table:table-cell>
          <table:table-cell office:value-type="string" calcext:value-type="string">
            <text:p>Annur</text:p>
          </table:table-cell>
          <table:table-cell table:formula="of:=TRIM(MID([.B617];FIND(&quot;-&quot;;[.B617])+2;LEN([.B617])-FIND(&quot;-&quot;;[.B617])+2))" office:value-type="string" office:string-value="SMF Hospital-Annur" calcext:value-type="string">
            <text:p>SMF Hospital-An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 ISHWARRYA HOSPITAL</text:p>
          </table:table-cell>
          <table:table-cell office:value-type="string" calcext:value-type="string">
            <text:p>R.S.Puram</text:p>
          </table:table-cell>
          <table:table-cell table:formula="of:=TRIM(MID([.B618];FIND(&quot;-&quot;;[.B618])+2;LEN([.B618])-FIND(&quot;-&quot;;[.B618])+2))" office:value-type="string" office:string-value="SRE ISHWARRYA HOSPITAL" calcext:value-type="string">
            <text:p>SRE ISHWAR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ee Abirami Hospital, Coimbatore TN.</text:p>
          </table:table-cell>
          <table:table-cell office:value-type="string" calcext:value-type="string">
            <text:p>Sundarapuram</text:p>
          </table:table-cell>
          <table:table-cell table:formula="of:=TRIM(MID([.B619];FIND(&quot;-&quot;;[.B619])+2;LEN([.B619])-FIND(&quot;-&quot;;[.B619])+2))" office:value-type="string" office:string-value="Sree Abirami Hospital, Coimbatore TN." calcext:value-type="string">
            <text:p>Sree Abirami Hospital, 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Balaji Hospital, Sundarapuram</text:p>
          </table:table-cell>
          <table:table-cell office:value-type="string" calcext:value-type="string">
            <text:p>Sundarapuram</text:p>
          </table:table-cell>
          <table:table-cell table:formula="of:=TRIM(MID([.B620];FIND(&quot;-&quot;;[.B620])+2;LEN([.B620])-FIND(&quot;-&quot;;[.B620])+2))" office:value-type="string" office:string-value="Sri Balaji Hospital, Sundarapuram" calcext:value-type="string">
            <text:p>Sri Balaji Hospital, Sunda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ri Ramakrishna Hospital,Coimbatore TN.</text:p>
          </table:table-cell>
          <table:table-cell office:value-type="string" calcext:value-type="string">
            <text:p>Siddhapudur</text:p>
          </table:table-cell>
          <table:table-cell table:formula="of:=TRIM(MID([.B621];FIND(&quot;-&quot;;[.B621])+2;LEN([.B621])-FIND(&quot;-&quot;;[.B621])+2))" office:value-type="string" office:string-value="Sri Ramakrishna Hospital,Coimbatore TN." calcext:value-type="string">
            <text:p>Sri Ramakrishna Hospital,Coimbatore TN.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pa Hospital, Mettupalayam</text:p>
          </table:table-cell>
          <table:table-cell office:value-type="string" calcext:value-type="string">
            <text:p>Mettupalayam</text:p>
          </table:table-cell>
          <table:table-cell table:formula="of:=TRIM(MID([.B622];FIND(&quot;-&quot;;[.B622])+2;LEN([.B622])-FIND(&quot;-&quot;;[.B622])+2))" office:value-type="string" office:string-value="Supa Hospital, Mettupalayam" calcext:value-type="string">
            <text:p>Supa Hospital, Mettu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SURYA HOSPITAL</text:p>
          </table:table-cell>
          <table:table-cell office:value-type="string" calcext:value-type="string">
            <text:p>Unknown</text:p>
          </table:table-cell>
          <table:table-cell table:formula="of:=TRIM(MID([.B623];FIND(&quot;-&quot;;[.B623])+2;LEN([.B623])-FIND(&quot;-&quot;;[.B623])+2))" office:value-type="string" office:string-value="SURYA HOSPITAL" calcext:value-type="string">
            <text:p>SUR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T.D. NAIR HOSPITAL</text:p>
          </table:table-cell>
          <table:table-cell office:value-type="string" calcext:value-type="string">
            <text:p>Anaimalai</text:p>
          </table:table-cell>
          <table:table-cell table:formula="of:=TRIM(MID([.B624];FIND(&quot;-&quot;;[.B624])+2;LEN([.B624])-FIND(&quot;-&quot;;[.B624])+2))" office:value-type="string" office:string-value="T.D. NAIR HOSPITAL" calcext:value-type="string">
            <text:p>T.D. NAIR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eeku Hospital</text:p>
          </table:table-cell>
          <table:table-cell office:value-type="string" calcext:value-type="string">
            <text:p>R.S.Puram</text:p>
          </table:table-cell>
          <table:table-cell table:formula="of:=TRIM(MID([.B625];FIND(&quot;-&quot;;[.B625])+2;LEN([.B625])-FIND(&quot;-&quot;;[.B625])+2))" office:value-type="string" office:string-value="Veeku Hospital" calcext:value-type="string">
            <text:p>Veeku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G HOSPITALS</text:p>
          </table:table-cell>
          <table:table-cell office:value-type="string" calcext:value-type="string">
            <text:p>Thudiyalur</text:p>
          </table:table-cell>
          <table:table-cell table:formula="of:=TRIM(MID([.B626];FIND(&quot;-&quot;;[.B626])+2;LEN([.B626])-FIND(&quot;-&quot;;[.B626])+2))" office:value-type="string" office:string-value="VG HOSPITALS" calcext:value-type="string">
            <text:p>VG HOSPITAL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KRAM ENT HOSPITAL RESEARCH INSTITUTE</text:p>
          </table:table-cell>
          <table:table-cell office:value-type="string" calcext:value-type="string">
            <text:p>R.S.Puram</text:p>
          </table:table-cell>
          <table:table-cell table:formula="of:=TRIM(MID([.B627];FIND(&quot;-&quot;;[.B627])+2;LEN([.B627])-FIND(&quot;-&quot;;[.B627])+2))" office:value-type="string" office:string-value="VIKRAM ENT HOSPITAL RESEARCH INSTITUTE" calcext:value-type="string">
            <text:p>VIKRAM ENT HOSPITAL RESEARCH INSTITUT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C - Vimal Jyothi Hospital, Saravanampatty</text:p>
          </table:table-cell>
          <table:table-cell office:value-type="string" calcext:value-type="string">
            <text:p>Saravanampatti</text:p>
          </table:table-cell>
          <table:table-cell table:formula="of:=TRIM(MID([.B628];FIND(&quot;-&quot;;[.B628])+2;LEN([.B628])-FIND(&quot;-&quot;;[.B628])+2))" office:value-type="string" office:string-value="Vimal Jyothi Hospital, Saravanampatty" calcext:value-type="string">
            <text:p>Vimal Jyothi Hospital, Saravanampatt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ATHANA HOSPITAL</text:p>
          </table:table-cell>
          <table:table-cell office:value-type="string" calcext:value-type="string">
            <text:p>Pollachi</text:p>
          </table:table-cell>
          <table:table-cell table:formula="of:=TRIM(MID([.B629];FIND(&quot;-&quot;;[.B629])+2;LEN([.B629])-FIND(&quot;-&quot;;[.B629])+2))" office:value-type="string" office:string-value="ARATHANA HOSPITAL" calcext:value-type="string">
            <text:p>ARATHAN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UN HOSPITAL</text:p>
          </table:table-cell>
          <table:table-cell office:value-type="string" calcext:value-type="string">
            <text:p>Pollachi</text:p>
          </table:table-cell>
          <table:table-cell table:formula="of:=TRIM(MID([.B630];FIND(&quot;-&quot;;[.B630])+2;LEN([.B630])-FIND(&quot;-&quot;;[.B630])+2))" office:value-type="string" office:string-value="ARUN HOSPITAL" calcext:value-type="string">
            <text:p>ARU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RVINDKUMAR. R</text:p>
          </table:table-cell>
          <table:table-cell office:value-type="string" calcext:value-type="string">
            <text:p>Unknown</text:p>
          </table:table-cell>
          <table:table-cell table:formula="of:=TRIM(MID([.B631];FIND(&quot;-&quot;;[.B631])+2;LEN([.B631])-FIND(&quot;-&quot;;[.B631])+2))" office:value-type="string" office:string-value="ARVINDKUMAR. R" calcext:value-type="string">
            <text:p>ARVINDKUMAR. 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ASHWIN HOSPITAL</text:p>
          </table:table-cell>
          <table:table-cell office:value-type="string" calcext:value-type="string">
            <text:p>Gandhipuram</text:p>
          </table:table-cell>
          <table:table-cell table:formula="of:=TRIM(MID([.B632];FIND(&quot;-&quot;;[.B632])+2;LEN([.B632])-FIND(&quot;-&quot;;[.B632])+2))" office:value-type="string" office:string-value="ASHWIN HOSPITAL" calcext:value-type="string">
            <text:p>ASHWIN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BHAGIRATH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633];FIND(&quot;-&quot;;[.B633])+2;LEN([.B633])-FIND(&quot;-&quot;;[.B633])+2))" office:value-type="string" office:string-value="BHAGIRATHI MEDICAL CENTRE AND HOSPITAL" calcext:value-type="string">
            <text:p>BHAGIRATH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oimbatore Medical College Hospital</text:p>
          </table:table-cell>
          <table:table-cell table:style-name="Default" office:value-type="string" calcext:value-type="string">
            <text:p>Coimbatore</text:p>
          </table:table-cell>
          <table:table-cell table:formula="of:=TRIM(MID([.B634];FIND(&quot;-&quot;;[.B634])+2;LEN([.B634])-FIND(&quot;-&quot;;[.B634])+2))" office:value-type="string" office:string-value="Coimbatore Medical College Hospital" calcext:value-type="string">
            <text:p>Coimbatore Medical College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CSR NURSING HOME RAMANATHAPURAM BRANCH</text:p>
          </table:table-cell>
          <table:table-cell table:style-name="Default" office:value-type="string" calcext:value-type="string">
            <text:p>Ramanathapuram</text:p>
          </table:table-cell>
          <table:table-cell table:formula="of:=TRIM(MID([.B635];FIND(&quot;-&quot;;[.B635])+2;LEN([.B635])-FIND(&quot;-&quot;;[.B635])+2))" office:value-type="string" office:string-value="CSR NURSING HOME RAMANATHAPURAM BRANCH" calcext:value-type="string">
            <text:p>CSR NURSING HOME RAMANATHAPURAM BRANCH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DEEPAM HOSPITAL</text:p>
          </table:table-cell>
          <table:table-cell office:value-type="string" calcext:value-type="string">
            <text:p>Ramanathapuram</text:p>
          </table:table-cell>
          <table:table-cell table:formula="of:=TRIM(MID([.B636];FIND(&quot;-&quot;;[.B636])+2;LEN([.B636])-FIND(&quot;-&quot;;[.B636])+2))" office:value-type="string" office:string-value="DEEPAM HOSPITAL" calcext:value-type="string">
            <text:p>DEEP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kuppuswamy Naidu memorial hospital</text:p>
          </table:table-cell>
          <table:table-cell table:style-name="Default" office:value-type="string" calcext:value-type="string">
            <text:p>P.N.Palayam</text:p>
          </table:table-cell>
          <table:table-cell table:formula="of:=TRIM(MID([.B637];FIND(&quot;-&quot;;[.B637])+2;LEN([.B637])-FIND(&quot;-&quot;;[.B637])+2))" office:value-type="string" office:string-value="G.kuppuswamy Naidu memorial hospital" calcext:value-type="string">
            <text:p>G.kuppuswamy Naidu memorial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.S.CHILD CARE CENTRE</text:p>
          </table:table-cell>
          <table:table-cell table:style-name="Default" office:value-type="string" calcext:value-type="string">
            <text:p>Mahalingapuram</text:p>
          </table:table-cell>
          <table:table-cell table:formula="of:=TRIM(MID([.B638];FIND(&quot;-&quot;;[.B638])+2;LEN([.B638])-FIND(&quot;-&quot;;[.B638])+2))" office:value-type="string" office:string-value="G.S.CHILD CARE CENTRE" calcext:value-type="string">
            <text:p>G.S.CHILD CARE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apathy Polyclinic</text:p>
          </table:table-cell>
          <table:table-cell office:value-type="string" calcext:value-type="string">
            <text:p>Sundarapuram</text:p>
          </table:table-cell>
          <table:table-cell table:formula="of:=TRIM(MID([.B639];FIND(&quot;-&quot;;[.B639])+2;LEN([.B639])-FIND(&quot;-&quot;;[.B639])+2))" office:value-type="string" office:string-value="Ganapathy Polyclinic" calcext:value-type="string">
            <text:p>Ganapathy Polyclinic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ANGA HOSPITAL</text:p>
          </table:table-cell>
          <table:table-cell table:style-name="Default" office:value-type="string" calcext:value-type="string">
            <text:p>Saibaba Colony</text:p>
          </table:table-cell>
          <table:table-cell table:formula="of:=TRIM(MID([.B640];FIND(&quot;-&quot;;[.B640])+2;LEN([.B640])-FIND(&quot;-&quot;;[.B640])+2))" office:value-type="string" office:string-value="GANGA HOSPITAL" calcext:value-type="string">
            <text:p>GANG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Govt ESI Medical College and Hospital</text:p>
          </table:table-cell>
          <table:table-cell table:style-name="Default" office:value-type="string" calcext:value-type="string">
            <text:p>Varadharajapuram</text:p>
          </table:table-cell>
          <table:table-cell table:formula="of:=TRIM(MID([.B641];FIND(&quot;-&quot;;[.B641])+2;LEN([.B641])-FIND(&quot;-&quot;;[.B641])+2))" office:value-type="string" office:string-value="Govt ESI Medical College and Hospital" calcext:value-type="string">
            <text:p>Govt ESI Medical Colleg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HS Hospital</text:p>
          </table:table-cell>
          <table:table-cell table:style-name="Default" office:value-type="string" calcext:value-type="string">
            <text:p>Koundampalayam</text:p>
          </table:table-cell>
          <table:table-cell table:formula="of:=TRIM(MID([.B642];FIND(&quot;-&quot;;[.B642])+2;LEN([.B642])-FIND(&quot;-&quot;;[.B642])+2))" office:value-type="string" office:string-value="HS Hospital" calcext:value-type="string">
            <text:p>H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.G.M HOSPITAL PVT LTD</text:p>
          </table:table-cell>
          <table:table-cell table:style-name="Default" office:value-type="string" calcext:value-type="string">
            <text:p>Chinniyampalayam</text:p>
          </table:table-cell>
          <table:table-cell table:formula="of:=TRIM(MID([.B643];FIND(&quot;-&quot;;[.B643])+2;LEN([.B643])-FIND(&quot;-&quot;;[.B643])+2))" office:value-type="string" office:string-value="K.G.M HOSPITAL PVT LTD" calcext:value-type="string">
            <text:p>K.G.M HOSPITAL PVT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J HOSPITAL</text:p>
          </table:table-cell>
          <table:table-cell table:style-name="Default" office:value-type="string" calcext:value-type="string">
            <text:p>Kovaipudur</text:p>
          </table:table-cell>
          <table:table-cell table:formula="of:=TRIM(MID([.B644];FIND(&quot;-&quot;;[.B644])+2;LEN([.B644])-FIND(&quot;-&quot;;[.B644])+2))" office:value-type="string" office:string-value="KJ HOSPITAL" calcext:value-type="string">
            <text:p>KJ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ngunad Kidney centre, Coimbatore </text:p>
          </table:table-cell>
          <table:table-cell office:value-type="string" calcext:value-type="string">
            <text:p>Tatabad</text:p>
          </table:table-cell>
          <table:table-cell table:formula="of:=TRIM(MID([.B645];FIND(&quot;-&quot;;[.B645])+2;LEN([.B645])-FIND(&quot;-&quot;;[.B645])+2))" office:value-type="string" office:string-value="Kongunad Kidney centre, Coimbatore" calcext:value-type="string">
            <text:p>Kongunad Kidney centre, Coimbato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USHIKHA HOSPITAL</text:p>
          </table:table-cell>
          <table:table-cell office:value-type="string" calcext:value-type="string">
            <text:p>Podanur</text:p>
          </table:table-cell>
          <table:table-cell table:formula="of:=TRIM(MID([.B646];FIND(&quot;-&quot;;[.B646])+2;LEN([.B646])-FIND(&quot;-&quot;;[.B646])+2))" office:value-type="string" office:string-value="KOUSHIKHA HOSPITAL" calcext:value-type="string">
            <text:p>KOUSHIKH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ovai Diabetes Speciality Centre and Hospital</text:p>
          </table:table-cell>
          <table:table-cell office:value-type="string" calcext:value-type="string">
            <text:p>Ram Nagar</text:p>
          </table:table-cell>
          <table:table-cell table:formula="of:=TRIM(MID([.B647];FIND(&quot;-&quot;;[.B647])+2;LEN([.B647])-FIND(&quot;-&quot;;[.B647])+2))" office:value-type="string" office:string-value="Kovai Diabetes Speciality Centre and Hospital" calcext:value-type="string">
            <text:p>Kovai Diabetes Speciality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KR Hospital, Periyanaickenpalayam</text:p>
          </table:table-cell>
          <table:table-cell office:value-type="string" calcext:value-type="string">
            <text:p>Periyanaickenpalayam</text:p>
          </table:table-cell>
          <table:table-cell table:formula="of:=TRIM(MID([.B648];FIND(&quot;-&quot;;[.B648])+2;LEN([.B648])-FIND(&quot;-&quot;;[.B648])+2))" office:value-type="string" office:string-value="KR Hospital, Periyanaickenpalayam" calcext:value-type="string">
            <text:p>KR Hospital, Periyanaicken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MOWTHI NURSING HOME P LTD </text:p>
          </table:table-cell>
          <table:table-cell office:value-type="string" calcext:value-type="string">
            <text:p>Vadavalli</text:p>
          </table:table-cell>
          <table:table-cell table:formula="of:=TRIM(MID([.B649];FIND(&quot;-&quot;;[.B649])+2;LEN([.B649])-FIND(&quot;-&quot;;[.B649])+2))" office:value-type="string" office:string-value="MOWTHI NURSING HOME P LTD" calcext:value-type="string">
            <text:p>MOWTHI NURSING HOME P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NATRAJ MEDICAL CENTRE (P) LTD</text:p>
          </table:table-cell>
          <table:table-cell office:value-type="string" calcext:value-type="string">
            <text:p>Unknown</text:p>
          </table:table-cell>
          <table:table-cell table:formula="of:=TRIM(MID([.B650];FIND(&quot;-&quot;;[.B650])+2;LEN([.B650])-FIND(&quot;-&quot;;[.B650])+2))" office:value-type="string" office:string-value="NATRAJ MEDICAL CENTRE (P) LTD" calcext:value-type="string">
            <text:p>NATRAJ MEDICAL CENTRE (P) LTD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AVITHRA MEDICAL CENTRE</text:p>
          </table:table-cell>
          <table:table-cell office:value-type="string" calcext:value-type="string">
            <text:p>Chinnathadagam</text:p>
          </table:table-cell>
          <table:table-cell table:formula="of:=TRIM(MID([.B651];FIND(&quot;-&quot;;[.B651])+2;LEN([.B651])-FIND(&quot;-&quot;;[.B651])+2))" office:value-type="string" office:string-value="PAVITHRA MEDICAL CENTRE" calcext:value-type="string">
            <text:p>PAVITHRA MEDICAL CENTR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ollachi District Headquarters Hospital</text:p>
          </table:table-cell>
          <table:table-cell office:value-type="string" calcext:value-type="string">
            <text:p>Pollachi</text:p>
          </table:table-cell>
          <table:table-cell table:formula="of:=TRIM(MID([.B652];FIND(&quot;-&quot;;[.B652])+2;LEN([.B652])-FIND(&quot;-&quot;;[.B652])+2))" office:value-type="string" office:string-value="Pollachi District Headquarters Hospital" calcext:value-type="string">
            <text:p>Pollachi District Headquarter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PREETHI MEDICAL CENTRE AND HOSPITAL</text:p>
          </table:table-cell>
          <table:table-cell office:value-type="string" calcext:value-type="string">
            <text:p>Gandhipuram</text:p>
          </table:table-cell>
          <table:table-cell table:formula="of:=TRIM(MID([.B653];FIND(&quot;-&quot;;[.B653])+2;LEN([.B653])-FIND(&quot;-&quot;;[.B653])+2))" office:value-type="string" office:string-value="PREETHI MEDICAL CENTRE AND HOSPITAL" calcext:value-type="string">
            <text:p>PREETH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RAJA HOSPITAL</text:p>
          </table:table-cell>
          <table:table-cell office:value-type="string" calcext:value-type="string">
            <text:p>Unknown</text:p>
          </table:table-cell>
          <table:table-cell table:formula="of:=TRIM(MID([.B654];FIND(&quot;-&quot;;[.B654])+2;LEN([.B654])-FIND(&quot;-&quot;;[.B654])+2))" office:value-type="string" office:string-value="RAJA HOSPITAL" calcext:value-type="string">
            <text:p>RAJ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araswathi Hospital, Chinthamanipudur</text:p>
          </table:table-cell>
          <table:table-cell office:value-type="string" calcext:value-type="string">
            <text:p>Chinthamanipudur</text:p>
          </table:table-cell>
          <table:table-cell table:formula="of:=TRIM(MID([.B655];FIND(&quot;-&quot;;[.B655])+2;LEN([.B655])-FIND(&quot;-&quot;;[.B655])+2))" office:value-type="string" office:string-value="Saraswathi Hospital, Chinthamanipudur" calcext:value-type="string">
            <text:p>Saraswathi Hospital, Chinthamanipud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eesha Karunya Community Hospital, Karunya Nagar</text:p>
          </table:table-cell>
          <table:table-cell office:value-type="string" calcext:value-type="string">
            <text:p>Booluvampatti</text:p>
          </table:table-cell>
          <table:table-cell table:formula="of:=TRIM(MID([.B656];FIND(&quot;-&quot;;[.B656])+2;LEN([.B656])-FIND(&quot;-&quot;;[.B656])+2))" office:value-type="string" office:string-value="Seesha Karunya Community Hospital, Karunya Nagar" calcext:value-type="string">
            <text:p>Seesha Karunya Community Hospital, Karunya Naga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ee Sivaa Hospital Pvt. Ltd,</text:p>
          </table:table-cell>
          <table:table-cell office:value-type="string" calcext:value-type="string">
            <text:p>Ganapathy</text:p>
          </table:table-cell>
          <table:table-cell table:formula="of:=TRIM(MID([.B657];FIND(&quot;-&quot;;[.B657])+2;LEN([.B657])-FIND(&quot;-&quot;;[.B657])+2))" office:value-type="string" office:string-value="Shree Sivaa Hospital Pvt. Ltd," calcext:value-type="string">
            <text:p>Shree Sivaa Hospital Pvt. Ltd,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hri Sakthi Nursing Home</text:p>
          </table:table-cell>
          <table:table-cell office:value-type="string" calcext:value-type="string">
            <text:p>Veerapandi Pirivu</text:p>
          </table:table-cell>
          <table:table-cell table:formula="of:=TRIM(MID([.B658];FIND(&quot;-&quot;;[.B658])+2;LEN([.B658])-FIND(&quot;-&quot;;[.B658])+2))" office:value-type="string" office:string-value="Shri Sakthi Nursing Home" calcext:value-type="string">
            <text:p>Shri Sakthi Nursing Home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LV HOSPITAL &amp; CANCER CENTER</text:p>
          </table:table-cell>
          <table:table-cell office:value-type="string" calcext:value-type="string">
            <text:p>Ramanathapuram</text:p>
          </table:table-cell>
          <table:table-cell table:formula="of:=TRIM(MID([.B659];FIND(&quot;-&quot;;[.B659])+2;LEN([.B659])-FIND(&quot;-&quot;;[.B659])+2))" office:value-type="string" office:string-value="SLV HOSPITAL &amp; CANCER CENTER" calcext:value-type="string">
            <text:p>SLV HOSPITAL &amp; CANCER CENTE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NEKARAM HOSPITAL</text:p>
          </table:table-cell>
          <table:table-cell office:value-type="string" calcext:value-type="string">
            <text:p>Selvapuram</text:p>
          </table:table-cell>
          <table:table-cell table:formula="of:=TRIM(MID([.B660];FIND(&quot;-&quot;;[.B660])+2;LEN([.B660])-FIND(&quot;-&quot;;[.B660])+2))" office:value-type="string" office:string-value="SNEKARAM HOSPITAL" calcext:value-type="string">
            <text:p>SNEKARA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owmiya hospital</text:p>
          </table:table-cell>
          <table:table-cell office:value-type="string" calcext:value-type="string">
            <text:p>Karamadai</text:p>
          </table:table-cell>
          <table:table-cell table:formula="of:=TRIM(MID([.B661];FIND(&quot;-&quot;;[.B661])+2;LEN([.B661])-FIND(&quot;-&quot;;[.B661])+2))" office:value-type="string" office:string-value="Sowmiya hospital" calcext:value-type="string">
            <text:p>Sowmiy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RI LAKSHMI MEDICAL CENTRE AND HOSPITAL</text:p>
          </table:table-cell>
          <table:table-cell office:value-type="string" calcext:value-type="string">
            <text:p>Thudiyalur</text:p>
          </table:table-cell>
          <table:table-cell table:formula="of:=TRIM(MID([.B662];FIND(&quot;-&quot;;[.B662])+2;LEN([.B662])-FIND(&quot;-&quot;;[.B662])+2))" office:value-type="string" office:string-value="SRI LAKSHMI MEDICAL CENTRE AND HOSPITAL" calcext:value-type="string">
            <text:p>SRI LAKSHMI MEDICAL CENTRE AND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ST.MARY'S HOSPITAL</text:p>
          </table:table-cell>
          <table:table-cell office:value-type="string" calcext:value-type="string">
            <text:p>Podanur</text:p>
          </table:table-cell>
          <table:table-cell table:formula="of:=TRIM(MID([.B663];FIND(&quot;-&quot;;[.B663])+2;LEN([.B663])-FIND(&quot;-&quot;;[.B663])+2))" office:value-type="string" office:string-value="ST.MARY'S HOSPITAL" calcext:value-type="string">
            <text:p>ST.MARY'S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UMADEVI HOSPITAL</text:p>
          </table:table-cell>
          <table:table-cell office:value-type="string" calcext:value-type="string">
            <text:p>Thudiyalur</text:p>
          </table:table-cell>
          <table:table-cell table:formula="of:=TRIM(MID([.B664];FIND(&quot;-&quot;;[.B664])+2;LEN([.B664])-FIND(&quot;-&quot;;[.B664])+2))" office:value-type="string" office:string-value="UMADEVI HOSPITAL" calcext:value-type="string">
            <text:p>UMADEVI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ENKATESWARA HOSPITAL</text:p>
          </table:table-cell>
          <table:table-cell office:value-type="string" calcext:value-type="string">
            <text:p>Chinniyampalayam</text:p>
          </table:table-cell>
          <table:table-cell table:formula="of:=TRIM(MID([.B665];FIND(&quot;-&quot;;[.B665])+2;LEN([.B665])-FIND(&quot;-&quot;;[.B665])+2))" office:value-type="string" office:string-value="VENKATESWARA HOSPITAL" calcext:value-type="string">
            <text:p>VENKATESWARA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CHO - VGM HOSPITAL</text:p>
          </table:table-cell>
          <table:table-cell office:value-type="string" calcext:value-type="string">
            <text:p>Singanallur</text:p>
          </table:table-cell>
          <table:table-cell table:formula="of:=TRIM(MID([.B666];FIND(&quot;-&quot;;[.B666])+2;LEN([.B666])-FIND(&quot;-&quot;;[.B666])+2))" office:value-type="string" office:string-value="VGM HOSPITAL" calcext:value-type="string">
            <text:p>VGM HOSPITAL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Arisipalayam</text:p>
          </table:table-cell>
          <table:table-cell office:value-type="string" calcext:value-type="string">
            <text:p>Arisipalayam</text:p>
          </table:table-cell>
          <table:table-cell table:formula="of:=TRIM(MID([.B667];FIND(&quot;-&quot;;[.B667])+2;LEN([.B667])-FIND(&quot;-&quot;;[.B667])+2))" office:value-type="string" office:string-value="Arisipalayam" calcext:value-type="string">
            <text:p>Aris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handrapuram</text:p>
          </table:table-cell>
          <table:table-cell table:style-name="Default" office:value-type="string" calcext:value-type="string">
            <text:p>Chandrapuram</text:p>
          </table:table-cell>
          <table:table-cell table:formula="of:=TRIM(MID([.B668];FIND(&quot;-&quot;;[.B668])+2;LEN([.B668])-FIND(&quot;-&quot;;[.B668])+2))" office:value-type="string" office:string-value="Chandrapuram" calcext:value-type="string">
            <text:p>Chandrapur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ITIVE COVID CARE CENTRE-POGALUR</text:p>
          </table:table-cell>
          <table:table-cell table:style-name="Default" office:value-type="string" calcext:value-type="string">
            <text:p>Pogalur</text:p>
          </table:table-cell>
          <table:table-cell table:formula="of:=TRIM(MID([.B669];FIND(&quot;-&quot;;[.B669])+2;LEN([.B669])-FIND(&quot;-&quot;;[.B669])+2))" office:value-type="string" office:string-value="COVID MOTHER POSITIVE COVID CARE CENTRE-POGALUR" calcext:value-type="string">
            <text:p>COVID MOTHER PO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COVID MOTHER POSSITIVE COVID CARE CENTRE-POGALUR</text:p>
          </table:table-cell>
          <table:table-cell table:style-name="Default" office:value-type="string" calcext:value-type="string">
            <text:p>Pogalur</text:p>
          </table:table-cell>
          <table:table-cell table:formula="of:=TRIM(MID([.B670];FIND(&quot;-&quot;;[.B670])+2;LEN([.B670])-FIND(&quot;-&quot;;[.B670])+2))" office:value-type="string" office:string-value="COVID MOTHER POSSITIVE COVID CARE CENTRE-POGALUR" calcext:value-type="string">
            <text:p>COVID MOTHER POSSITIVE COVID CARE CENTRE-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champatti</text:p>
          </table:table-cell>
          <table:table-cell table:style-name="Default" office:value-type="string" calcext:value-type="string">
            <text:p>Kanchampatti</text:p>
          </table:table-cell>
          <table:table-cell table:formula="of:=TRIM(MID([.B671];FIND(&quot;-&quot;;[.B671])+2;LEN([.B671])-FIND(&quot;-&quot;;[.B671])+2))" office:value-type="string" office:string-value="Kanchampatti" calcext:value-type="string">
            <text:p>Kanch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njampatti</text:p>
          </table:table-cell>
          <table:table-cell office:value-type="string" calcext:value-type="string">
            <text:p>Kanjampatti</text:p>
          </table:table-cell>
          <table:table-cell table:formula="of:=TRIM(MID([.B672];FIND(&quot;-&quot;;[.B672])+2;LEN([.B672])-FIND(&quot;-&quot;;[.B672])+2))" office:value-type="string" office:string-value="Kanjampatti" calcext:value-type="string">
            <text:p>Kanjam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Karamadai</text:p>
          </table:table-cell>
          <table:table-cell table:style-name="Default" office:value-type="string" calcext:value-type="string">
            <text:p>Karamadai</text:p>
          </table:table-cell>
          <table:table-cell table:formula="of:=TRIM(MID([.B673];FIND(&quot;-&quot;;[.B673])+2;LEN([.B673])-FIND(&quot;-&quot;;[.B673])+2))" office:value-type="string" office:string-value="Karamadai" calcext:value-type="string">
            <text:p>Karamada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allatipalayam</text:p>
          </table:table-cell>
          <table:table-cell office:value-type="string" calcext:value-type="string">
            <text:p>Thamaraikulam</text:p>
          </table:table-cell>
          <table:table-cell table:formula="of:=TRIM(MID([.B674];FIND(&quot;-&quot;;[.B674])+2;LEN([.B674])-FIND(&quot;-&quot;;[.B674])+2))" office:value-type="string" office:string-value="Nallatipalayam" calcext:value-type="string">
            <text:p>Nallatipalay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Negamum</text:p>
          </table:table-cell>
          <table:table-cell office:value-type="string" calcext:value-type="string">
            <text:p>Periya Negamam</text:p>
          </table:table-cell>
          <table:table-cell table:formula="of:=TRIM(MID([.B675];FIND(&quot;-&quot;;[.B675])+2;LEN([.B675])-FIND(&quot;-&quot;;[.B675])+2))" office:value-type="string" office:string-value="Negamum" calcext:value-type="string">
            <text:p>Negamu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eriapodu</text:p>
          </table:table-cell>
          <table:table-cell office:value-type="string" calcext:value-type="string">
            <text:p>Periapodu</text:p>
          </table:table-cell>
          <table:table-cell table:formula="of:=TRIM(MID([.B676];FIND(&quot;-&quot;;[.B676])+2;LEN([.B676])-FIND(&quot;-&quot;;[.B676])+2))" office:value-type="string" office:string-value="Periapodu" calcext:value-type="string">
            <text:p>Periapodu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ogalur</text:p>
          </table:table-cell>
          <table:table-cell office:value-type="string" calcext:value-type="string">
            <text:p>Pogalur</text:p>
          </table:table-cell>
          <table:table-cell table:formula="of:=TRIM(MID([.B677];FIND(&quot;-&quot;;[.B677])+2;LEN([.B677])-FIND(&quot;-&quot;;[.B677])+2))" office:value-type="string" office:string-value="Pogalur" calcext:value-type="string">
            <text:p>Pogal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Puluvapatti</text:p>
          </table:table-cell>
          <table:table-cell office:value-type="string" calcext:value-type="string">
            <text:p>Pooluvapatti</text:p>
          </table:table-cell>
          <table:table-cell table:formula="of:=TRIM(MID([.B678];FIND(&quot;-&quot;;[.B678])+2;LEN([.B678])-FIND(&quot;-&quot;;[.B678])+2))" office:value-type="string" office:string-value="Puluvapatti" calcext:value-type="string">
            <text:p>Puluvapatti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.S.Kulam</text:p>
          </table:table-cell>
          <table:table-cell office:value-type="string" calcext:value-type="string">
            <text:p>Kovilpalayam</text:p>
          </table:table-cell>
          <table:table-cell table:formula="of:=TRIM(MID([.B679];FIND(&quot;-&quot;;[.B679])+2;LEN([.B679])-FIND(&quot;-&quot;;[.B679])+2))" office:value-type="string" office:string-value="S.S.Kulam" calcext:value-type="string">
            <text:p>S.S.Kulam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Somanur</text:p>
          </table:table-cell>
          <table:table-cell office:value-type="string" calcext:value-type="string">
            <text:p>Somanur</text:p>
          </table:table-cell>
          <table:table-cell table:formula="of:=TRIM(MID([.B680];FIND(&quot;-&quot;;[.B680])+2;LEN([.B680])-FIND(&quot;-&quot;;[.B680])+2))" office:value-type="string" office:string-value="Somanur" calcext:value-type="string">
            <text:p>Somanur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imbatore</text:p>
          </table:table-cell>
          <table:table-cell office:value-type="string" calcext:value-type="string">
            <text:p>ICCC - Thaliyur</text:p>
          </table:table-cell>
          <table:table-cell office:value-type="string" calcext:value-type="string">
            <text:p>Dhaliyur</text:p>
          </table:table-cell>
          <table:table-cell table:formula="of:=TRIM(MID([.B681];FIND(&quot;-&quot;;[.B681])+2;LEN([.B681])-FIND(&quot;-&quot;;[.B681])+2))" office:value-type="string" office:string-value="Thaliyur" calcext:value-type="string">
            <text:p>Thaliyur</text:p>
          </table:table-cell>
          <table:table-cell table:number-columns-repeated="60"/>
        </table:table-row>
        <table:table-row table:style-name="ro1" table:number-rows-repeated="1047894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_xlnm._FilterDatabase" table:base-cell-address="$TN_CovidHospitals.$A$1" table:cell-range-address="$TN_CovidHospitals.$A$1:.$D$2497"/>
        </table:named-expressions>
      </table:table>
      <table:table table:name="Sheet2" table:style-name="ta2">
        <office:forms form:automatic-focus="false" form:apply-design-mode="false"/>
        <table:table-column table:style-name="co7" table:number-columns-repeated="4" table:default-cell-style-name="Default"/>
        <table:table-column table:style-name="co8" table:default-cell-style-name="Default"/>
        <table:table-row table:style-name="ro1" table:number-rows-repeated="5"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CHO - SNEKARAM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SURY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T.D. NAIR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VALPARAI COVID CARE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WELLCARE COVID CARE (HOTEL NAVARATHNA, R.S.Puram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ARATHAN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BHAGIRATHI MEDICAL CENTRE AND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BRAGATHI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CSR NURSING HOME COIMBATO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DEEPAM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GANDHI MEDICAL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GCT CC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GEETHASREE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CC - Kanjampatti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MUTHUS HOSPITAL (HOTEL RAKSHA GRAND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PAVITHRA MEDICAL CENT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PREETHI MEDICAL CENTRE AND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ENI KIDNEY CA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SLV HOSPITAL &amp; CANCER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ST.MARY'S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WELLCARE COVID CARE (HOTEL NAVARATNA, R.S.Puram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C.R.I.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Dr.SK's Covid Care Centre ( Jump In &amp; Out Hotel 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KJ HOSPITAL (FOREST TRANSIT HOT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NATRAJ MEDICAL CENTRE (P) L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RAJ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CCC - COVID MOTHER POSITIVE COVID CARE CENTRE-POGAL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Hindustan Hospital undertaken by Mettupalayam GH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PIONEER HOTEL -Nalam Covid Care Cente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ASHWIN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GH Mettupalayam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WELCOM HOTEL-ITC (GKNM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ANP NURSING HOME, POOCHIY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Prema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SGK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Veeku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BRAGATHI HOSPITAL (FOREST TRANSIT HOT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Cardio Diabetic Centr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Ganapathy Polyclinic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Kovai Diabetes Speciality Centre and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LEO ORTHO CARE HOSPITE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MEDWIN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R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anjan Medical Centre Pvt L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SHREE SIVA COVID CARE CENTRE (THAIMOOKAMBIKAA LADIES HOSTEL)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Shri Sakthi Nursing Ho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O - VGM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VIKRAM ENT HOSPITAL RESEARCH INSTITUT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Anurag Hospital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CC - GH VETTAIKARANPUTHU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Mathi Hospital Pvt Ltd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HC - RUBHA MEDICAL CENTRE &amp; HOSPITAL</text:p>
          </table:table-cell>
        </table:table-row>
      </table:table>
      <table:named-expressions/>
      <table:database-ranges>
        <table:database-range table:name="__Anonymous_Sheet_DB__0" table:target-range-address="TN_CovidHospitals.A1:TN_CovidHospitals.D249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7">00/00/0000</text:date>, <text:time style:data-style-name="N2" text:time-value="23:18:29.01205832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N_5f_CovidHospitals" style:display-name="PageStyle_TN_CovidHospital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IN</dc:language>
    <dc:date>2021-06-07T01:24:50.626250356</dc:date>
    <meta:editing-cycles>40</meta:editing-cycles>
    <meta:editing-duration>PT6H46M32S</meta:editing-duration>
    <meta:generator>LibreOffice/6.4.7.2$Linux_X86_64 LibreOffice_project/40$Build-2</meta:generator>
    <meta:document-statistic meta:table-count="2" meta:cell-count="2814" meta:object-count="0"/>
  </office:meta>
</office:document-meta>
</file>